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53" style:family="table">
      <style:table-properties style:width="17cm" table:align="margins" style:writing-mode="lr-tb"/>
    </style:style>
    <style:style style:name="Tableau53.A" style:family="table-column">
      <style:table-column-properties style:column-width="4.249cm" style:rel-column-width="16383*"/>
    </style:style>
    <style:style style:name="Tableau53.D" style:family="table-column">
      <style:table-column-properties style:column-width="4.251cm" style:rel-column-width="16386*"/>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D2" style:family="table-cell">
      <style:table-cell-properties fo:padding="0.097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rsid="01b10b38" officeooo:paragraph-rsid="0011c116"/>
    </style:style>
    <style:style style:name="P2" style:family="paragraph" style:parent-style-name="Heading_20_1">
      <style:paragraph-properties fo:break-before="page"/>
      <style:text-properties officeooo:paragraph-rsid="0011c116"/>
    </style:style>
    <style:style style:name="P3"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4" style:family="paragraph" style:parent-style-name="No_20_Spacing">
      <style:paragraph-properties fo:text-align="justify" style:justify-single-word="false"/>
      <style:text-properties officeooo:paragraph-rsid="0011c116"/>
    </style:style>
    <style:style style:name="P5"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6"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7"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8"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9"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0" style:family="paragraph" style:parent-style-name="Standard">
      <style:paragraph-properties fo:text-align="center" style:justify-single-word="false"/>
      <style:text-properties fo:font-size="24pt" officeooo:paragraph-rsid="00117a17" style:font-size-asian="24pt" style:font-size-complex="24pt"/>
    </style:style>
    <style:style style:name="P11" style:family="paragraph" style:parent-style-name="Standard">
      <style:paragraph-properties fo:text-align="center" style:justify-single-word="false"/>
      <style:text-properties officeooo:paragraph-rsid="00117a17"/>
    </style:style>
    <style:style style:name="P12" style:family="paragraph" style:parent-style-name="Standard">
      <style:paragraph-properties fo:text-align="center" style:justify-single-word="false"/>
      <style:text-properties fo:font-size="20pt" officeooo:paragraph-rsid="00117a17" style:font-size-asian="20pt" style:font-size-complex="20pt"/>
    </style:style>
    <style:style style:name="P13" style:family="paragraph" style:parent-style-name="Standard">
      <style:paragraph-properties fo:text-align="center" style:justify-single-word="false"/>
      <style:text-properties fo:font-size="20pt" officeooo:rsid="00117a17" officeooo:paragraph-rsid="00117a17" style:font-size-asian="20pt" style:font-size-complex="20pt"/>
    </style:style>
    <style:style style:name="P14" style:family="paragraph" style:parent-style-name="Standard">
      <style:text-properties officeooo:paragraph-rsid="00117a17"/>
    </style:style>
    <style:style style:name="P15" style:family="paragraph" style:parent-style-name="Standard">
      <style:text-properties officeooo:rsid="0046b318" officeooo:paragraph-rsid="0011c116"/>
    </style:style>
    <style:style style:name="P16" style:family="paragraph" style:parent-style-name="Standard">
      <style:text-properties officeooo:rsid="01b10b38" officeooo:paragraph-rsid="0011c116"/>
    </style:style>
    <style:style style:name="P17" style:family="paragraph" style:parent-style-name="Standard">
      <style:paragraph-properties fo:orphans="2" fo:widows="2" fo:hyphenation-ladder-count="no-limit"/>
      <style:text-properties fo:font-style="italic" officeooo:rsid="00442e35" officeooo:paragraph-rsid="0011c116" style:font-style-asian="italic" style:font-style-complex="italic" fo:hyphenate="true" fo:hyphenation-remain-char-count="2" fo:hyphenation-push-char-count="2"/>
    </style:style>
    <style:style style:name="P18" style:family="paragraph" style:parent-style-name="Standard">
      <style:text-properties fo:font-style="italic" officeooo:rsid="008c12c6" officeooo:paragraph-rsid="0011c116" style:font-style-asian="italic" style:font-style-complex="italic"/>
    </style:style>
    <style:style style:name="P19" style:family="paragraph" style:parent-style-name="Standard">
      <style:text-properties fo:font-style="italic" officeooo:rsid="014f2dd4" officeooo:paragraph-rsid="0011c116" style:font-style-asian="italic" style:font-style-complex="italic"/>
    </style:style>
    <style:style style:name="P20" style:family="paragraph" style:parent-style-name="Standard">
      <style:text-properties fo:font-style="italic" officeooo:rsid="00946109" officeooo:paragraph-rsid="0011c116" style:font-style-asian="italic" style:font-style-complex="italic"/>
    </style:style>
    <style:style style:name="P21" style:family="paragraph" style:parent-style-name="Standard" style:list-style-name="WWNum1">
      <style:text-properties fo:font-style="italic" officeooo:paragraph-rsid="0011c116" style:font-style-asian="italic" style:font-style-complex="italic"/>
    </style:style>
    <style:style style:name="P22" style:family="paragraph" style:parent-style-name="Standard">
      <style:text-properties fo:font-style="italic" officeooo:paragraph-rsid="0011c116" style:font-style-asian="italic" style:font-style-complex="italic"/>
    </style:style>
    <style:style style:name="P23" style:family="paragraph" style:parent-style-name="Standard">
      <style:paragraph-properties fo:orphans="2" fo:widows="2" fo:hyphenation-ladder-count="no-limit"/>
      <style:text-properties officeooo:rsid="00442e35" officeooo:paragraph-rsid="0011c116" fo:hyphenate="true" fo:hyphenation-remain-char-count="2" fo:hyphenation-push-char-count="2"/>
    </style:style>
    <style:style style:name="P24" style:family="paragraph" style:parent-style-name="Standard">
      <style:paragraph-properties fo:orphans="2" fo:widows="2" fo:hyphenation-ladder-count="no-limit"/>
      <style:text-properties officeooo:rsid="005a2dd8" officeooo:paragraph-rsid="0011c116" fo:hyphenate="true" fo:hyphenation-remain-char-count="2" fo:hyphenation-push-char-count="2"/>
    </style:style>
    <style:style style:name="P25" style:family="paragraph" style:parent-style-name="Standard">
      <style:text-properties officeooo:rsid="005a2dd8" officeooo:paragraph-rsid="0011c116"/>
    </style:style>
    <style:style style:name="P26" style:family="paragraph" style:parent-style-name="Standard">
      <style:paragraph-properties fo:orphans="2" fo:widows="2" fo:hyphenation-ladder-count="no-limit"/>
      <style:text-properties fo:color="#ff3333" officeooo:rsid="00406063" officeooo:paragraph-rsid="0011c116" fo:hyphenate="true" fo:hyphenation-remain-char-count="2" fo:hyphenation-push-char-count="2"/>
    </style:style>
    <style:style style:name="P27" style:family="paragraph" style:parent-style-name="Standard">
      <style:paragraph-properties fo:orphans="2" fo:widows="2" fo:hyphenation-ladder-count="no-limit"/>
      <style:text-properties fo:color="#ff3333" officeooo:rsid="01349ccb" officeooo:paragraph-rsid="0011c116" fo:hyphenate="true" fo:hyphenation-remain-char-count="2" fo:hyphenation-push-char-count="2"/>
    </style:style>
    <style:style style:name="P28" style:family="paragraph" style:parent-style-name="Standard">
      <style:paragraph-properties fo:orphans="2" fo:widows="2" fo:hyphenation-ladder-count="no-limit"/>
      <style:text-properties fo:color="#ff3333" fo:font-style="italic" officeooo:rsid="00442e35" officeooo:paragraph-rsid="0011c116" style:font-style-asian="italic" style:font-style-complex="italic" fo:hyphenate="true" fo:hyphenation-remain-char-count="2" fo:hyphenation-push-char-count="2"/>
    </style:style>
    <style:style style:name="P29" style:family="paragraph" style:parent-style-name="Standard">
      <style:text-properties fo:color="#ff3333" fo:language="en" fo:country="US" officeooo:rsid="00383868" officeooo:paragraph-rsid="0011c116"/>
    </style:style>
    <style:style style:name="P30" style:family="paragraph" style:parent-style-name="Standard">
      <style:text-properties officeooo:rsid="0130706b" officeooo:paragraph-rsid="0011c116"/>
    </style:style>
    <style:style style:name="P31" style:family="paragraph" style:parent-style-name="Standard">
      <style:text-properties officeooo:rsid="01328ee4" officeooo:paragraph-rsid="0011c116"/>
    </style:style>
    <style:style style:name="P32" style:family="paragraph" style:parent-style-name="Standard">
      <style:text-properties officeooo:rsid="0130aa16" officeooo:paragraph-rsid="0011c116"/>
    </style:style>
    <style:style style:name="P33" style:family="paragraph" style:parent-style-name="Standard">
      <style:text-properties officeooo:rsid="014b51cb" officeooo:paragraph-rsid="0011c116"/>
    </style:style>
    <style:style style:name="P34" style:family="paragraph" style:parent-style-name="Standard">
      <style:text-properties officeooo:rsid="0079060c" officeooo:paragraph-rsid="0011c116"/>
    </style:style>
    <style:style style:name="P35" style:family="paragraph" style:parent-style-name="Standard">
      <style:text-properties officeooo:rsid="0149a68c" officeooo:paragraph-rsid="0011c116"/>
    </style:style>
    <style:style style:name="P36" style:family="paragraph" style:parent-style-name="Standard">
      <style:text-properties officeooo:rsid="00797e85" officeooo:paragraph-rsid="0011c116"/>
    </style:style>
    <style:style style:name="P37" style:family="paragraph" style:parent-style-name="Standard">
      <style:text-properties fo:font-style="normal" officeooo:rsid="01369472" officeooo:paragraph-rsid="0011c116" style:font-style-asian="normal" style:font-style-complex="normal"/>
    </style:style>
    <style:style style:name="P38" style:family="paragraph" style:parent-style-name="Standard">
      <style:text-properties fo:font-style="normal" officeooo:rsid="002485a0" officeooo:paragraph-rsid="0011c116" style:font-style-asian="normal" style:font-style-complex="normal"/>
    </style:style>
    <style:style style:name="P39" style:family="paragraph" style:parent-style-name="Standard">
      <style:text-properties fo:font-style="normal" officeooo:paragraph-rsid="0011c116" style:font-style-asian="normal" style:font-style-complex="normal"/>
    </style:style>
    <style:style style:name="P40" style:family="paragraph" style:parent-style-name="Standard">
      <style:text-properties fo:color="#000000" officeooo:rsid="00256583" officeooo:paragraph-rsid="0011c116"/>
    </style:style>
    <style:style style:name="P41" style:family="paragraph" style:parent-style-name="Standard">
      <style:text-properties fo:color="#000000" officeooo:rsid="0028868e" officeooo:paragraph-rsid="0011c116"/>
    </style:style>
    <style:style style:name="P42" style:family="paragraph" style:parent-style-name="Standard">
      <style:text-properties fo:color="#000000" officeooo:rsid="003114c3" officeooo:paragraph-rsid="0011c116"/>
    </style:style>
    <style:style style:name="P43" style:family="paragraph" style:parent-style-name="Standard">
      <style:text-properties fo:color="#000000" officeooo:rsid="002c4115" officeooo:paragraph-rsid="0011c116"/>
    </style:style>
    <style:style style:name="P44" style:family="paragraph" style:parent-style-name="Standard">
      <style:text-properties fo:color="#000000" officeooo:rsid="00946109" officeooo:paragraph-rsid="0011c116"/>
    </style:style>
    <style:style style:name="P45" style:family="paragraph" style:parent-style-name="Standard">
      <style:text-properties fo:color="#000000" officeooo:rsid="003009ed" officeooo:paragraph-rsid="0011c116"/>
    </style:style>
    <style:style style:name="P46" style:family="paragraph" style:parent-style-name="Standard">
      <style:text-properties fo:color="#000000" officeooo:rsid="00ab7aa8" officeooo:paragraph-rsid="0011c116"/>
    </style:style>
    <style:style style:name="P47" style:family="paragraph" style:parent-style-name="Standard">
      <style:text-properties fo:color="#000000" officeooo:rsid="01577de3" officeooo:paragraph-rsid="0011c116"/>
    </style:style>
    <style:style style:name="P48" style:family="paragraph" style:parent-style-name="Standard">
      <style:text-properties fo:color="#000000" fo:font-style="italic" officeooo:rsid="00256583" officeooo:paragraph-rsid="0011c116" style:font-style-asian="italic" style:font-style-complex="italic"/>
    </style:style>
    <style:style style:name="P49" style:family="paragraph" style:parent-style-name="Standard">
      <style:text-properties fo:color="#000000" officeooo:rsid="00c0aef1" officeooo:paragraph-rsid="0011c116"/>
    </style:style>
    <style:style style:name="P50" style:family="paragraph" style:parent-style-name="Standard">
      <style:text-properties fo:color="#000000" officeooo:rsid="00d538b7" officeooo:paragraph-rsid="0011c116"/>
    </style:style>
    <style:style style:name="P51" style:family="paragraph" style:parent-style-name="Standard">
      <style:text-properties fo:color="#000000" officeooo:rsid="01597a7f" officeooo:paragraph-rsid="0011c116"/>
    </style:style>
    <style:style style:name="P52" style:family="paragraph" style:parent-style-name="Standard">
      <style:text-properties fo:color="#000000" officeooo:rsid="00d7f622" officeooo:paragraph-rsid="0011c116"/>
    </style:style>
    <style:style style:name="P53" style:family="paragraph" style:parent-style-name="Standard">
      <style:text-properties fo:color="#000000" fo:font-style="normal" officeooo:rsid="015a41d6" officeooo:paragraph-rsid="0011c116" style:font-style-asian="normal" style:font-style-complex="normal"/>
    </style:style>
    <style:style style:name="P54" style:family="paragraph" style:parent-style-name="Standard">
      <style:text-properties fo:color="#000000" officeooo:paragraph-rsid="0011c116"/>
    </style:style>
    <style:style style:name="P55" style:family="paragraph" style:parent-style-name="Standard">
      <style:text-properties officeooo:rsid="0019b6ab" officeooo:paragraph-rsid="0011c116"/>
    </style:style>
    <style:style style:name="P56" style:family="paragraph" style:parent-style-name="Standard">
      <style:text-properties officeooo:rsid="00f30298" officeooo:paragraph-rsid="0011c116"/>
    </style:style>
    <style:style style:name="P57"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58" style:family="paragraph" style:parent-style-name="Standard">
      <style:paragraph-properties fo:text-align="justify" style:justify-single-word="false"/>
      <style:text-properties officeooo:rsid="007e590d" officeooo:paragraph-rsid="0011c116"/>
    </style:style>
    <style:style style:name="P59" style:family="paragraph" style:parent-style-name="Standard">
      <style:text-properties officeooo:rsid="008c12c6" officeooo:paragraph-rsid="0011c116"/>
    </style:style>
    <style:style style:name="P60" style:family="paragraph" style:parent-style-name="Standard" style:list-style-name="WWNum1">
      <style:text-properties officeooo:rsid="01397a9c" officeooo:paragraph-rsid="0011c116"/>
    </style:style>
    <style:style style:name="P61" style:family="paragraph" style:parent-style-name="Standard" style:list-style-name="WWNum1">
      <style:text-properties officeooo:rsid="0162521a" officeooo:paragraph-rsid="0011c116"/>
    </style:style>
    <style:style style:name="P62" style:family="paragraph" style:parent-style-name="Standard" style:list-style-name="WWNum1">
      <style:text-properties officeooo:paragraph-rsid="0011c116"/>
    </style:style>
    <style:style style:name="P63" style:family="paragraph" style:parent-style-name="Standard" style:list-style-name="WWNum1">
      <style:text-properties officeooo:rsid="0012789a" officeooo:paragraph-rsid="0011c116"/>
    </style:style>
    <style:style style:name="P64" style:family="paragraph" style:parent-style-name="Standard" style:list-style-name="WWNum1">
      <style:text-properties officeooo:rsid="0010c696" officeooo:paragraph-rsid="0011c116"/>
    </style:style>
    <style:style style:name="P65" style:family="paragraph" style:parent-style-name="Standard">
      <style:text-properties officeooo:rsid="00946109" officeooo:paragraph-rsid="0011c116"/>
    </style:style>
    <style:style style:name="P66" style:family="paragraph" style:parent-style-name="Standard" style:list-style-name="L1">
      <style:text-properties officeooo:paragraph-rsid="0011c116"/>
    </style:style>
    <style:style style:name="P67" style:family="paragraph" style:parent-style-name="Standard" style:list-style-name="L1">
      <style:text-properties officeooo:rsid="00798b8a" officeooo:paragraph-rsid="0011c116"/>
    </style:style>
    <style:style style:name="P68" style:family="paragraph" style:parent-style-name="Standard">
      <style:text-properties officeooo:rsid="014e122c" officeooo:paragraph-rsid="0011c116"/>
    </style:style>
    <style:style style:name="P69" style:family="paragraph" style:parent-style-name="Standard">
      <style:text-properties officeooo:rsid="000f23be" officeooo:paragraph-rsid="0011c116"/>
    </style:style>
    <style:style style:name="P70" style:family="paragraph" style:parent-style-name="Standard">
      <style:text-properties officeooo:rsid="001bba84" officeooo:paragraph-rsid="0011c116"/>
    </style:style>
    <style:style style:name="P71" style:family="paragraph" style:parent-style-name="Standard">
      <style:text-properties fo:language="en" fo:country="US" fo:font-style="normal" officeooo:rsid="016519b0" officeooo:paragraph-rsid="0011c116" style:font-style-asian="normal" style:font-style-complex="normal"/>
    </style:style>
    <style:style style:name="P72" style:family="paragraph" style:parent-style-name="Standard">
      <style:text-properties fo:language="en" fo:country="US" fo:font-style="normal" officeooo:paragraph-rsid="0011c116" style:font-style-asian="normal" style:font-style-complex="normal"/>
    </style:style>
    <style:style style:name="P73" style:family="paragraph" style:parent-style-name="Standard">
      <style:text-properties fo:language="en" fo:country="US" fo:font-style="italic" officeooo:rsid="0168f828" officeooo:paragraph-rsid="0011c116" style:font-style-asian="italic" style:font-style-complex="italic"/>
    </style:style>
    <style:style style:name="P74" style:family="paragraph" style:parent-style-name="Standard">
      <style:text-properties fo:language="en" fo:country="US" fo:font-style="italic" officeooo:paragraph-rsid="0011c116" style:font-style-asian="italic" style:font-style-complex="italic"/>
    </style:style>
    <style:style style:name="P75" style:family="paragraph" style:parent-style-name="Standard">
      <style:text-properties fo:language="en" fo:country="US" officeooo:paragraph-rsid="0011c116"/>
    </style:style>
    <style:style style:name="P76" style:family="paragraph" style:parent-style-name="Standard" style:list-style-name="L4">
      <style:text-properties officeooo:rsid="0139eaf7" officeooo:paragraph-rsid="0011c116"/>
    </style:style>
    <style:style style:name="P77" style:family="paragraph" style:parent-style-name="Standard">
      <style:text-properties officeooo:rsid="015efa84" officeooo:paragraph-rsid="0011c116"/>
    </style:style>
    <style:style style:name="P78" style:family="paragraph" style:parent-style-name="Standard" style:list-style-name="L4">
      <style:text-properties officeooo:rsid="015efa84" officeooo:paragraph-rsid="0011c116"/>
    </style:style>
    <style:style style:name="P79" style:family="paragraph" style:parent-style-name="Standard">
      <style:paragraph-properties fo:text-align="start" style:justify-single-word="false"/>
      <style:text-properties officeooo:rsid="016519b0" officeooo:paragraph-rsid="0011c116"/>
    </style:style>
    <style:style style:name="P80" style:family="paragraph" style:parent-style-name="Standard">
      <style:text-properties officeooo:rsid="016519b0" officeooo:paragraph-rsid="0011c116"/>
    </style:style>
    <style:style style:name="P81" style:family="paragraph" style:parent-style-name="Standard" style:list-style-name="L4">
      <style:text-properties officeooo:rsid="016519b0" officeooo:paragraph-rsid="0011c116"/>
    </style:style>
    <style:style style:name="P82" style:family="paragraph" style:parent-style-name="Standard" style:list-style-name="L4">
      <style:text-properties officeooo:rsid="013f9283" officeooo:paragraph-rsid="0011c116"/>
    </style:style>
    <style:style style:name="P83"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84" style:family="paragraph" style:parent-style-name="Standard">
      <style:text-properties officeooo:rsid="00dd46a8" officeooo:paragraph-rsid="0011c116"/>
    </style:style>
    <style:style style:name="P85" style:family="paragraph" style:parent-style-name="Standard">
      <style:text-properties officeooo:rsid="00e5c67e" officeooo:paragraph-rsid="0011c116"/>
    </style:style>
    <style:style style:name="P86" style:family="paragraph" style:parent-style-name="Standard">
      <style:text-properties officeooo:rsid="0094bf91" officeooo:paragraph-rsid="0011c116"/>
    </style:style>
    <style:style style:name="P87" style:family="paragraph" style:parent-style-name="Standard">
      <style:text-properties officeooo:paragraph-rsid="0011c116"/>
    </style:style>
    <style:style style:name="P88" style:family="paragraph" style:parent-style-name="Standard" style:list-style-name="L4">
      <style:text-properties officeooo:paragraph-rsid="0011c116"/>
    </style:style>
    <style:style style:name="P89" style:family="paragraph" style:parent-style-name="Standard">
      <style:paragraph-properties fo:orphans="2" fo:widows="2" fo:hyphenation-ladder-count="no-limit" fo:break-before="page"/>
      <style:text-properties officeooo:rsid="00442e35" officeooo:paragraph-rsid="0011c116" fo:hyphenate="true" fo:hyphenation-remain-char-count="2" fo:hyphenation-push-char-count="2"/>
    </style:style>
    <style:style style:name="P90"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91"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92"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93"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94" style:family="paragraph" style:parent-style-name="Standard">
      <style:paragraph-properties fo:margin-left="0cm" fo:margin-right="0cm" fo:text-indent="0cm" style:auto-text-indent="false"/>
      <style:text-properties fo:color="#000000" officeooo:rsid="00256583" officeooo:paragraph-rsid="0011c116"/>
    </style:style>
    <style:style style:name="P95"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96" style:family="paragraph" style:parent-style-name="Standard">
      <style:paragraph-properties fo:margin-left="0cm" fo:margin-right="0cm" fo:text-indent="0cm" style:auto-text-indent="false"/>
      <style:text-properties officeooo:paragraph-rsid="0011c116"/>
    </style:style>
    <style:style style:name="P97" style:family="paragraph" style:parent-style-name="Standard">
      <style:paragraph-properties fo:margin-left="1.251cm" fo:margin-right="0cm" fo:text-indent="0cm" style:auto-text-indent="false"/>
      <style:text-properties officeooo:paragraph-rsid="0011c116"/>
    </style:style>
    <style:style style:name="P98" style:family="paragraph" style:parent-style-name="Standard">
      <style:paragraph-properties fo:margin-left="1.905cm" fo:margin-right="0cm" fo:text-indent="0cm" style:auto-text-indent="false"/>
      <style:text-properties officeooo:paragraph-rsid="0011c116"/>
    </style:style>
    <style:style style:name="P99" style:family="paragraph" style:parent-style-name="Standard">
      <style:paragraph-properties fo:margin-left="1.27cm" fo:margin-right="0cm" fo:text-indent="0cm" style:auto-text-indent="false"/>
      <style:text-properties officeooo:paragraph-rsid="0011c116"/>
    </style:style>
    <style:style style:name="P100" style:family="paragraph" style:parent-style-name="Standard">
      <style:paragraph-properties fo:margin-left="2.54cm" fo:margin-right="0cm" fo:text-indent="0cm" style:auto-text-indent="false"/>
      <style:text-properties fo:color="#ff0000" officeooo:paragraph-rsid="0011c116"/>
    </style:style>
    <style:style style:name="P101" style:family="paragraph" style:parent-style-name="Standard">
      <style:paragraph-properties fo:margin-left="2.54cm" fo:margin-right="0cm" fo:text-indent="0cm" style:auto-text-indent="false"/>
      <style:text-properties officeooo:paragraph-rsid="0011c116"/>
    </style:style>
    <style:style style:name="P102" style:family="paragraph" style:parent-style-name="Standard">
      <style:paragraph-properties fo:margin-left="0.635cm" fo:margin-right="0cm" fo:text-indent="0cm" style:auto-text-indent="false"/>
      <style:text-properties officeooo:paragraph-rsid="0011c116"/>
    </style:style>
    <style:style style:name="P103" style:family="paragraph" style:parent-style-name="Heading_20_4">
      <style:text-properties fo:font-style="italic" officeooo:paragraph-rsid="0011c116" style:font-style-asian="italic" style:font-style-complex="italic"/>
    </style:style>
    <style:style style:name="P104" style:family="paragraph" style:parent-style-name="Heading_20_4">
      <style:text-properties fo:language="en" fo:country="US" fo:font-style="italic" officeooo:paragraph-rsid="0011c116" style:font-style-asian="italic" style:font-style-complex="italic"/>
    </style:style>
    <style:style style:name="P105" style:family="paragraph" style:parent-style-name="Heading_20_4">
      <style:text-properties fo:language="en" fo:country="US" officeooo:paragraph-rsid="0011c116"/>
    </style:style>
    <style:style style:name="P106" style:family="paragraph" style:parent-style-name="Heading_20_4">
      <style:text-properties officeooo:rsid="015efa84" officeooo:paragraph-rsid="0011c116"/>
    </style:style>
    <style:style style:name="P107" style:family="paragraph" style:parent-style-name="Heading_20_4">
      <style:text-properties officeooo:rsid="015a8eb9" officeooo:paragraph-rsid="0011c116"/>
    </style:style>
    <style:style style:name="P108" style:family="paragraph" style:parent-style-name="Heading_20_4">
      <style:text-properties officeooo:paragraph-rsid="0011c116"/>
    </style:style>
    <style:style style:name="P109"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10" style:family="paragraph" style:parent-style-name="Heading_20_3">
      <style:text-properties officeooo:rsid="014b51cb" officeooo:paragraph-rsid="0011c116"/>
    </style:style>
    <style:style style:name="P111" style:family="paragraph" style:parent-style-name="Heading_20_3">
      <style:paragraph-properties fo:orphans="2" fo:widows="2" fo:hyphenation-ladder-count="no-limit"/>
      <style:text-properties fo:font-style="italic" officeooo:paragraph-rsid="0011c116" style:font-style-asian="italic" style:font-style-complex="italic" fo:hyphenate="true" fo:hyphenation-remain-char-count="2" fo:hyphenation-push-char-count="2"/>
    </style:style>
    <style:style style:name="P112" style:family="paragraph" style:parent-style-name="Heading_20_3">
      <style:text-properties fo:language="en" fo:country="US" fo:font-style="normal" officeooo:paragraph-rsid="0011c116" style:font-style-asian="normal" style:font-style-complex="normal"/>
    </style:style>
    <style:style style:name="P113" style:family="paragraph" style:parent-style-name="Heading_20_3">
      <style:text-properties fo:language="en" fo:country="US" officeooo:paragraph-rsid="0011c116"/>
    </style:style>
    <style:style style:name="P114" style:family="paragraph" style:parent-style-name="Heading_20_3">
      <style:text-properties officeooo:paragraph-rsid="0011c116"/>
    </style:style>
    <style:style style:name="P115" style:family="paragraph" style:parent-style-name="Table_20_Contents">
      <style:text-properties officeooo:rsid="01b10b38" officeooo:paragraph-rsid="0011c116"/>
    </style:style>
    <style:style style:name="P116" style:family="paragraph" style:parent-style-name="Table_20_Contents">
      <style:text-properties officeooo:rsid="01b17b1b" officeooo:paragraph-rsid="0011c116"/>
    </style:style>
    <style:style style:name="P117" style:family="paragraph" style:parent-style-name="Table_20_Contents">
      <style:text-properties officeooo:rsid="0130aa16" officeooo:paragraph-rsid="0011c116"/>
    </style:style>
    <style:style style:name="P118" style:family="paragraph" style:parent-style-name="Table_20_Contents">
      <style:text-properties fo:color="#000000" style:text-underline-style="none" officeooo:paragraph-rsid="0011c116"/>
    </style:style>
    <style:style style:name="P119" style:family="paragraph" style:parent-style-name="Table_20_Contents" style:list-style-name="L1">
      <style:text-properties fo:color="#000000" officeooo:paragraph-rsid="0011c116"/>
    </style:style>
    <style:style style:name="P120" style:family="paragraph" style:parent-style-name="Table_20_Contents">
      <style:text-properties fo:color="#000000" officeooo:rsid="0028868e" officeooo:paragraph-rsid="0011c116"/>
    </style:style>
    <style:style style:name="P121" style:family="paragraph" style:parent-style-name="Table_20_Contents">
      <style:text-properties fo:color="#000000" officeooo:rsid="00aa494f" officeooo:paragraph-rsid="0011c116"/>
    </style:style>
    <style:style style:name="P122" style:family="paragraph" style:parent-style-name="Table_20_Contents">
      <style:text-properties fo:color="#000000" officeooo:rsid="00af8bea" officeooo:paragraph-rsid="0011c116"/>
    </style:style>
    <style:style style:name="P123" style:family="paragraph" style:parent-style-name="Table_20_Contents">
      <style:text-properties fo:color="#000000" fo:font-style="italic" officeooo:rsid="0157886f" officeooo:paragraph-rsid="0011c116" style:font-style-asian="italic" style:font-style-complex="italic"/>
    </style:style>
    <style:style style:name="P124" style:family="paragraph" style:parent-style-name="Table_20_Contents">
      <style:text-properties fo:color="#000000" fo:font-style="italic" officeooo:rsid="0028868e" officeooo:paragraph-rsid="0011c116" style:font-style-asian="italic" style:font-style-complex="italic"/>
    </style:style>
    <style:style style:name="P125" style:family="paragraph" style:parent-style-name="Table_20_Contents">
      <style:text-properties fo:color="#000000" fo:font-style="italic" officeooo:rsid="0034ac2e" officeooo:paragraph-rsid="0011c116" style:font-style-asian="italic" style:font-style-complex="italic"/>
    </style:style>
    <style:style style:name="P126" style:family="paragraph" style:parent-style-name="Table_20_Contents">
      <style:text-properties fo:color="#000000" fo:font-style="italic" officeooo:paragraph-rsid="0011c116" style:font-style-asian="italic" style:font-style-complex="italic"/>
    </style:style>
    <style:style style:name="P127" style:family="paragraph" style:parent-style-name="Table_20_Contents">
      <style:text-properties fo:color="#000000" officeooo:rsid="00b1a855" officeooo:paragraph-rsid="0011c116"/>
    </style:style>
    <style:style style:name="P128" style:family="paragraph" style:parent-style-name="Table_20_Contents">
      <style:text-properties fo:color="#000000" fo:font-style="normal" officeooo:rsid="002384e9" officeooo:paragraph-rsid="0011c116" style:font-style-asian="normal" style:font-style-complex="normal"/>
    </style:style>
    <style:style style:name="P129" style:family="paragraph" style:parent-style-name="Table_20_Contents">
      <style:text-properties fo:color="#000000" officeooo:paragraph-rsid="0011c116"/>
    </style:style>
    <style:style style:name="P130" style:family="paragraph" style:parent-style-name="Table_20_Contents">
      <style:paragraph-properties fo:text-align="center" style:justify-single-word="false"/>
      <style:text-properties officeooo:rsid="009fdbde" officeooo:paragraph-rsid="0011c116"/>
    </style:style>
    <style:style style:name="P131" style:family="paragraph" style:parent-style-name="Table_20_Contents">
      <style:text-properties officeooo:rsid="009fdbde" officeooo:paragraph-rsid="0011c116"/>
    </style:style>
    <style:style style:name="P132" style:family="paragraph" style:parent-style-name="Table_20_Contents">
      <style:text-properties officeooo:rsid="00cd528b" officeooo:paragraph-rsid="0011c116" style:font-name-complex="Mangal" style:font-size-complex="10.5pt"/>
    </style:style>
    <style:style style:name="P133" style:family="paragraph" style:parent-style-name="Table_20_Contents">
      <style:text-properties officeooo:rsid="00cf2b00" officeooo:paragraph-rsid="0011c116" style:font-name-complex="Mangal" style:font-size-complex="10.5pt"/>
    </style:style>
    <style:style style:name="P134" style:family="paragraph" style:parent-style-name="Table_20_Contents">
      <style:text-properties officeooo:paragraph-rsid="0011c116" style:font-name-complex="Mangal" style:font-size-complex="10.5pt"/>
    </style:style>
    <style:style style:name="P135" style:family="paragraph" style:parent-style-name="Table_20_Contents">
      <style:text-properties officeooo:rsid="0089202f" officeooo:paragraph-rsid="0011c116"/>
    </style:style>
    <style:style style:name="P136" style:family="paragraph" style:parent-style-name="Table_20_Contents">
      <style:text-properties fo:font-style="italic" officeooo:rsid="0089202f" officeooo:paragraph-rsid="0011c116" style:font-style-asian="italic" style:font-style-complex="italic"/>
    </style:style>
    <style:style style:name="P137" style:family="paragraph" style:parent-style-name="Table_20_Contents">
      <style:text-properties fo:font-style="italic" officeooo:rsid="008c12c6" officeooo:paragraph-rsid="0011c116" style:font-style-asian="italic" style:font-style-complex="italic"/>
    </style:style>
    <style:style style:name="P138" style:family="paragraph" style:parent-style-name="Table_20_Contents">
      <style:text-properties fo:font-style="italic" officeooo:rsid="00e80b50" officeooo:paragraph-rsid="0011c116" style:font-style-asian="italic" style:font-style-complex="italic"/>
    </style:style>
    <style:style style:name="P139" style:family="paragraph" style:parent-style-name="Table_20_Contents">
      <style:text-properties fo:font-style="italic" officeooo:rsid="014f2dd4" officeooo:paragraph-rsid="0011c116" style:font-style-asian="italic" style:font-style-complex="italic"/>
    </style:style>
    <style:style style:name="P140" style:family="paragraph" style:parent-style-name="Table_20_Contents">
      <style:text-properties fo:font-style="italic" officeooo:rsid="008d9b68" officeooo:paragraph-rsid="0011c116" style:font-style-asian="italic" style:font-style-complex="italic"/>
    </style:style>
    <style:style style:name="P141" style:family="paragraph" style:parent-style-name="Table_20_Contents">
      <style:text-properties fo:font-style="italic" officeooo:rsid="00be67de" officeooo:paragraph-rsid="0011c116" style:font-style-asian="italic" style:font-style-complex="italic"/>
    </style:style>
    <style:style style:name="P142" style:family="paragraph" style:parent-style-name="Table_20_Contents">
      <style:text-properties fo:font-style="italic" officeooo:rsid="001bba84" officeooo:paragraph-rsid="0011c116" style:font-style-asian="italic" style:font-style-complex="italic"/>
    </style:style>
    <style:style style:name="P143" style:family="paragraph" style:parent-style-name="Table_20_Contents" style:list-style-name="WWNum1">
      <style:text-properties fo:font-style="italic" officeooo:paragraph-rsid="0011c116" style:font-style-asian="italic" style:font-style-complex="italic"/>
    </style:style>
    <style:style style:name="P144" style:family="paragraph" style:parent-style-name="Table_20_Contents">
      <style:text-properties fo:font-style="italic" officeooo:paragraph-rsid="0011c116" style:font-style-asian="italic" style:font-style-complex="italic"/>
    </style:style>
    <style:style style:name="P145" style:family="paragraph" style:parent-style-name="Table_20_Contents">
      <style:text-properties fo:font-style="italic" style:text-underline-style="none" officeooo:rsid="001bba84" officeooo:paragraph-rsid="0011c116" style:font-style-asian="italic" style:font-style-complex="italic"/>
    </style:style>
    <style:style style:name="P146" style:family="paragraph" style:parent-style-name="Table_20_Contents">
      <style:text-properties officeooo:rsid="01b48e60" officeooo:paragraph-rsid="0011c116"/>
    </style:style>
    <style:style style:name="P147" style:family="paragraph" style:parent-style-name="Table_20_Contents">
      <style:text-properties officeooo:rsid="00894703" officeooo:paragraph-rsid="0011c116"/>
    </style:style>
    <style:style style:name="P148" style:family="paragraph" style:parent-style-name="Table_20_Contents">
      <style:text-properties officeooo:rsid="00dafe6c" officeooo:paragraph-rsid="0011c116"/>
    </style:style>
    <style:style style:name="P149" style:family="paragraph" style:parent-style-name="Table_20_Contents">
      <style:text-properties officeooo:rsid="008c12c6" officeooo:paragraph-rsid="0011c116"/>
    </style:style>
    <style:style style:name="P150" style:family="paragraph" style:parent-style-name="Table_20_Contents">
      <style:text-properties officeooo:rsid="00e76aef" officeooo:paragraph-rsid="0011c116"/>
    </style:style>
    <style:style style:name="P151" style:family="paragraph" style:parent-style-name="Table_20_Contents">
      <style:text-properties officeooo:rsid="0098dece" officeooo:paragraph-rsid="0011c116"/>
    </style:style>
    <style:style style:name="P152" style:family="paragraph" style:parent-style-name="Table_20_Contents">
      <style:text-properties fo:font-style="normal" officeooo:rsid="01671dc8" officeooo:paragraph-rsid="0011c116" style:font-style-asian="normal" style:font-style-complex="normal"/>
    </style:style>
    <style:style style:name="P153" style:family="paragraph" style:parent-style-name="Table_20_Contents">
      <style:text-properties fo:font-style="normal" officeooo:rsid="002384e9" officeooo:paragraph-rsid="0011c116" style:font-style-asian="normal" style:font-style-complex="normal"/>
    </style:style>
    <style:style style:name="P154" style:family="paragraph" style:parent-style-name="Table_20_Contents">
      <style:text-properties fo:font-style="normal" officeooo:rsid="001b5d3e" officeooo:paragraph-rsid="0011c116" style:font-style-asian="normal" style:font-style-complex="normal"/>
    </style:style>
    <style:style style:name="P155" style:family="paragraph" style:parent-style-name="Table_20_Contents">
      <style:text-properties fo:font-style="normal" officeooo:rsid="00d032e1" officeooo:paragraph-rsid="0011c116" style:font-style-asian="normal" style:font-style-complex="normal"/>
    </style:style>
    <style:style style:name="P156" style:family="paragraph" style:parent-style-name="Table_20_Contents">
      <style:text-properties fo:font-style="normal" officeooo:paragraph-rsid="0011c116" style:font-style-asian="normal" style:font-style-complex="normal"/>
    </style:style>
    <style:style style:name="P157" style:family="paragraph" style:parent-style-name="Table_20_Contents">
      <style:text-properties officeooo:rsid="010161b6" officeooo:paragraph-rsid="0011c116"/>
    </style:style>
    <style:style style:name="P158" style:family="paragraph" style:parent-style-name="Table_20_Contents">
      <style:text-properties officeooo:rsid="00fc8066" officeooo:paragraph-rsid="0011c116"/>
    </style:style>
    <style:style style:name="P159" style:family="paragraph" style:parent-style-name="Table_20_Contents">
      <style:text-properties officeooo:rsid="00f48947" officeooo:paragraph-rsid="0011c116"/>
    </style:style>
    <style:style style:name="P160" style:family="paragraph" style:parent-style-name="Table_20_Contents">
      <style:text-properties officeooo:rsid="010ce9db" officeooo:paragraph-rsid="0011c116"/>
    </style:style>
    <style:style style:name="P161" style:family="paragraph" style:parent-style-name="Table_20_Contents">
      <style:text-properties officeooo:rsid="010b39c2" officeooo:paragraph-rsid="0011c116"/>
    </style:style>
    <style:style style:name="P162" style:family="paragraph" style:parent-style-name="Table_20_Contents">
      <style:text-properties officeooo:rsid="00901535" officeooo:paragraph-rsid="0011c116"/>
    </style:style>
    <style:style style:name="P163" style:family="paragraph" style:parent-style-name="Table_20_Contents">
      <style:text-properties officeooo:rsid="008d9b68" officeooo:paragraph-rsid="0011c116"/>
    </style:style>
    <style:style style:name="P164" style:family="paragraph" style:parent-style-name="Table_20_Contents">
      <style:text-properties officeooo:rsid="00e80b50" officeooo:paragraph-rsid="0011c116"/>
    </style:style>
    <style:style style:name="P165" style:family="paragraph" style:parent-style-name="Table_20_Contents">
      <style:text-properties officeooo:rsid="00e55040" officeooo:paragraph-rsid="0011c116"/>
    </style:style>
    <style:style style:name="P166" style:family="paragraph" style:parent-style-name="Table_20_Contents">
      <style:text-properties officeooo:rsid="00924d00" officeooo:paragraph-rsid="0011c116"/>
    </style:style>
    <style:style style:name="P167" style:family="paragraph" style:parent-style-name="Table_20_Contents">
      <style:text-properties officeooo:rsid="01182d97" officeooo:paragraph-rsid="0011c116"/>
    </style:style>
    <style:style style:name="P168" style:family="paragraph" style:parent-style-name="Table_20_Contents">
      <style:text-properties style:text-underline-style="none" officeooo:paragraph-rsid="0011c116"/>
    </style:style>
    <style:style style:name="P169" style:family="paragraph" style:parent-style-name="Table_20_Contents">
      <style:text-properties officeooo:rsid="00be67de" officeooo:paragraph-rsid="0011c116"/>
    </style:style>
    <style:style style:name="P170" style:family="paragraph" style:parent-style-name="Table_20_Contents">
      <style:text-properties officeooo:rsid="001bba84" officeooo:paragraph-rsid="0011c116"/>
    </style:style>
    <style:style style:name="P171" style:family="paragraph" style:parent-style-name="Table_20_Contents">
      <style:text-properties fo:language="en" fo:country="US" officeooo:paragraph-rsid="0011c116"/>
    </style:style>
    <style:style style:name="P172" style:family="paragraph" style:parent-style-name="Table_20_Contents">
      <style:text-properties officeooo:rsid="00d61ca5" officeooo:paragraph-rsid="0011c116"/>
    </style:style>
    <style:style style:name="P173" style:family="paragraph" style:parent-style-name="Table_20_Contents">
      <style:text-properties officeooo:rsid="00d82648" officeooo:paragraph-rsid="0011c116"/>
    </style:style>
    <style:style style:name="P174" style:family="paragraph" style:parent-style-name="Table_20_Contents">
      <style:text-properties officeooo:rsid="013b3ec9" officeooo:paragraph-rsid="0011c116"/>
    </style:style>
    <style:style style:name="P175" style:family="paragraph" style:parent-style-name="Table_20_Contents">
      <style:text-properties officeooo:rsid="0047f9fe" officeooo:paragraph-rsid="0011c116"/>
    </style:style>
    <style:style style:name="P176" style:family="paragraph" style:parent-style-name="Table_20_Contents">
      <style:text-properties officeooo:rsid="00a88e4f" officeooo:paragraph-rsid="0011c116"/>
    </style:style>
    <style:style style:name="P177" style:family="paragraph" style:parent-style-name="Table_20_Contents">
      <style:text-properties officeooo:rsid="0113fde2" officeooo:paragraph-rsid="0011c116"/>
    </style:style>
    <style:style style:name="P178" style:family="paragraph" style:parent-style-name="Table_20_Contents">
      <style:text-properties officeooo:rsid="00dd46a8" officeooo:paragraph-rsid="0011c116"/>
    </style:style>
    <style:style style:name="P179" style:family="paragraph" style:parent-style-name="Table_20_Contents">
      <style:text-properties officeooo:rsid="00c95db5" officeooo:paragraph-rsid="0011c116"/>
    </style:style>
    <style:style style:name="P180" style:family="paragraph" style:parent-style-name="Table_20_Contents">
      <style:text-properties officeooo:rsid="00c9821a" officeooo:paragraph-rsid="0011c116"/>
    </style:style>
    <style:style style:name="P181" style:family="paragraph" style:parent-style-name="Table_20_Contents">
      <style:text-properties officeooo:rsid="00ea9c01" officeooo:paragraph-rsid="0011c116"/>
    </style:style>
    <style:style style:name="P182" style:family="paragraph" style:parent-style-name="Table_20_Contents">
      <style:text-properties officeooo:rsid="00cb65c2" officeooo:paragraph-rsid="0011c116"/>
    </style:style>
    <style:style style:name="P183" style:family="paragraph" style:parent-style-name="Table_20_Contents">
      <style:text-properties officeooo:rsid="0136e768" officeooo:paragraph-rsid="0011c116"/>
    </style:style>
    <style:style style:name="P184" style:family="paragraph" style:parent-style-name="Table_20_Contents">
      <style:text-properties officeooo:paragraph-rsid="0011c116"/>
    </style:style>
    <style:style style:name="P185" style:family="paragraph" style:parent-style-name="Table_20_Contents">
      <style:paragraph-properties fo:margin-left="0cm" fo:margin-right="0cm" fo:text-indent="0cm" style:auto-text-indent="false"/>
      <style:text-properties officeooo:rsid="01169aab" officeooo:paragraph-rsid="0011c116"/>
    </style:style>
    <style:style style:name="P186" style:family="paragraph" style:parent-style-name="Table_20_Contents">
      <style:paragraph-properties fo:margin-left="0cm" fo:margin-right="0cm" fo:text-indent="0cm" style:auto-text-indent="false"/>
      <style:text-properties fo:color="#000000" officeooo:paragraph-rsid="0011c116"/>
    </style:style>
    <style:style style:name="P187"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88"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89"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90" style:family="paragraph" style:parent-style-name="Table_20_Contents">
      <style:paragraph-properties fo:margin-left="0cm" fo:margin-right="0cm" fo:text-indent="0cm" style:auto-text-indent="false"/>
      <style:text-properties officeooo:paragraph-rsid="0011c116"/>
    </style:style>
    <style:style style:name="P191" style:family="paragraph" style:parent-style-name="Table_20_Contents">
      <style:paragraph-properties fo:margin-left="1.27cm" fo:margin-right="0cm" fo:text-indent="0cm" style:auto-text-indent="false"/>
      <style:text-properties fo:color="#ff0000" officeooo:paragraph-rsid="0011c116"/>
    </style:style>
    <style:style style:name="P192"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93" style:family="paragraph" style:parent-style-name="Table_20_Contents">
      <style:paragraph-properties fo:margin-left="1.27cm" fo:margin-right="0cm" fo:text-indent="0cm" style:auto-text-indent="false"/>
      <style:text-properties fo:color="#000000" officeooo:paragraph-rsid="0011c116"/>
    </style:style>
    <style:style style:name="P194" style:family="paragraph" style:parent-style-name="Table_20_Contents">
      <style:paragraph-properties fo:margin-left="1.27cm" fo:margin-right="0cm" fo:text-indent="0cm" style:auto-text-indent="false"/>
      <style:text-properties officeooo:rsid="015efa84" officeooo:paragraph-rsid="0011c116"/>
    </style:style>
    <style:style style:name="P195" style:family="paragraph" style:parent-style-name="Table_20_Contents">
      <style:paragraph-properties fo:margin-left="1.27cm" fo:margin-right="0cm" fo:text-indent="0cm" style:auto-text-indent="false"/>
      <style:text-properties officeooo:paragraph-rsid="0011c116"/>
    </style:style>
    <style:style style:name="P196" style:family="paragraph" style:parent-style-name="Table_20_Contents">
      <style:paragraph-properties fo:margin-left="1.251cm" fo:margin-right="0cm" fo:text-indent="0cm" style:auto-text-indent="false"/>
      <style:text-properties officeooo:paragraph-rsid="0011c116"/>
    </style:style>
    <style:style style:name="P197" style:family="paragraph" style:parent-style-name="Table_20_Heading">
      <style:text-properties officeooo:paragraph-rsid="0011c116"/>
    </style:style>
    <style:style style:name="P198" style:family="paragraph" style:parent-style-name="List_20_Paragraph" style:list-style-name="WWNum13">
      <style:text-properties officeooo:paragraph-rsid="0011c116"/>
    </style:style>
    <style:style style:name="P199" style:family="paragraph" style:parent-style-name="List_20_Paragraph" style:list-style-name="WWNum12">
      <style:text-properties officeooo:paragraph-rsid="0011c116"/>
    </style:style>
    <style:style style:name="P200" style:family="paragraph" style:parent-style-name="List_20_Paragraph" style:list-style-name="WWNum14">
      <style:text-properties officeooo:paragraph-rsid="0011c116"/>
    </style:style>
    <style:style style:name="P201" style:family="paragraph" style:parent-style-name="List_20_Paragraph" style:list-style-name="WWNum19">
      <style:text-properties officeooo:paragraph-rsid="0011c116"/>
    </style:style>
    <style:style style:name="P202" style:family="paragraph" style:parent-style-name="List_20_Paragraph" style:list-style-name="WWNum19">
      <style:text-properties officeooo:rsid="00138dc8" officeooo:paragraph-rsid="0011c116"/>
    </style:style>
    <style:style style:name="P203" style:family="paragraph" style:parent-style-name="List_20_Paragraph" style:list-style-name="WWNum10">
      <style:text-properties officeooo:paragraph-rsid="0011c116"/>
    </style:style>
    <style:style style:name="P204" style:family="paragraph" style:parent-style-name="List_20_Paragraph" style:list-style-name="WWNum11">
      <style:text-properties officeooo:paragraph-rsid="0011c116"/>
    </style:style>
    <style:style style:name="P205" style:family="paragraph" style:parent-style-name="List_20_Paragraph">
      <style:text-properties officeooo:rsid="0019b6ab" officeooo:paragraph-rsid="0011c116"/>
    </style:style>
    <style:style style:name="P206" style:family="paragraph" style:parent-style-name="List_20_Paragraph" style:list-style-name="WWNum5">
      <style:text-properties officeooo:paragraph-rsid="0011c116"/>
    </style:style>
    <style:style style:name="P207" style:family="paragraph" style:parent-style-name="List_20_Paragraph" style:list-style-name="WWNum7">
      <style:text-properties officeooo:paragraph-rsid="0011c116"/>
    </style:style>
    <style:style style:name="P208" style:family="paragraph" style:parent-style-name="List_20_Paragraph" style:list-style-name="WWNum8">
      <style:text-properties officeooo:paragraph-rsid="0011c116"/>
    </style:style>
    <style:style style:name="P209" style:family="paragraph" style:parent-style-name="List_20_Paragraph" style:list-style-name="WWNum4">
      <style:text-properties officeooo:paragraph-rsid="0011c116"/>
    </style:style>
    <style:style style:name="P210" style:family="paragraph" style:parent-style-name="List_20_Paragraph" style:list-style-name="WWNum20">
      <style:text-properties officeooo:paragraph-rsid="0011c116"/>
    </style:style>
    <style:style style:name="P211" style:family="paragraph" style:parent-style-name="List_20_Paragraph" style:list-style-name="L5">
      <style:text-properties fo:font-style="normal" officeooo:rsid="001b5d3e" officeooo:paragraph-rsid="0011c116" style:font-style-asian="normal" style:font-style-complex="normal"/>
    </style:style>
    <style:style style:name="P212" style:family="paragraph" style:parent-style-name="List_20_Paragraph" style:list-style-name="L5">
      <style:text-properties fo:font-style="normal" officeooo:rsid="00d032e1" officeooo:paragraph-rsid="0011c116" style:font-style-asian="normal" style:font-style-complex="normal"/>
    </style:style>
    <style:style style:name="P213" style:family="paragraph" style:parent-style-name="List_20_Paragraph" style:list-style-name="WWNum6">
      <style:text-properties officeooo:paragraph-rsid="0011c116"/>
    </style:style>
    <style:style style:name="P214" style:family="paragraph" style:parent-style-name="List_20_Paragraph" style:list-style-name="WWNum6">
      <style:text-properties officeooo:paragraph-rsid="0011c116" style:font-name-complex="FreeSans" style:font-size-complex="12pt"/>
    </style:style>
    <style:style style:name="P215" style:family="paragraph" style:parent-style-name="List_20_Paragraph" style:list-style-name="L5">
      <style:text-properties officeooo:paragraph-rsid="0011c116"/>
    </style:style>
    <style:style style:name="P216" style:family="paragraph" style:parent-style-name="List_20_Paragraph">
      <style:text-properties officeooo:paragraph-rsid="0011c116"/>
    </style:style>
    <style:style style:name="P217" style:family="paragraph" style:parent-style-name="List_20_Paragraph">
      <style:paragraph-properties fo:margin-left="2.54cm" fo:margin-right="0cm" fo:text-indent="0cm" style:auto-text-indent="false"/>
      <style:text-properties officeooo:paragraph-rsid="0011c116"/>
    </style:style>
    <style:style style:name="P218"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19"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220" style:family="paragraph" style:parent-style-name="List_20_Paragraph">
      <style:paragraph-properties fo:margin-left="0cm" fo:margin-right="0cm" fo:text-indent="0cm" style:auto-text-indent="false"/>
      <style:text-properties officeooo:rsid="00d82648" officeooo:paragraph-rsid="0011c116"/>
    </style:style>
    <style:style style:name="P221" style:family="paragraph" style:parent-style-name="List_20_Paragraph">
      <style:paragraph-properties fo:margin-left="0cm" fo:margin-right="0cm" fo:text-indent="0cm" style:auto-text-indent="false"/>
      <style:text-properties officeooo:paragraph-rsid="0011c116"/>
    </style:style>
    <style:style style:name="P222" style:family="paragraph" style:parent-style-name="Frame_20_contents">
      <style:text-properties fo:color="#000000" officeooo:rsid="00797e85" officeooo:paragraph-rsid="00797e85"/>
    </style:style>
    <style:style style:name="P223" style:family="paragraph" style:parent-style-name="Frame_20_contents">
      <style:text-properties fo:language="en" fo:country="US"/>
    </style:style>
    <style:style style:name="P224" style:family="paragraph" style:parent-style-name="Frame_20_contents">
      <style:text-properties officeooo:rsid="00797e85" officeooo:paragraph-rsid="00797e85"/>
    </style:style>
    <style:style style:name="P225" style:family="paragraph" style:parent-style-name="Frame_20_contents">
      <style:text-properties officeooo:rsid="00138dc8" officeooo:paragraph-rsid="00138dc8"/>
    </style:style>
    <style:style style:name="P226" style:family="paragraph" style:parent-style-name="Frame_20_contents">
      <style:text-properties officeooo:rsid="00f30298" officeooo:paragraph-rsid="00f30298"/>
    </style:style>
    <style:style style:name="P227" style:family="paragraph" style:parent-style-name="Frame_20_contents">
      <style:text-properties officeooo:rsid="0019b6ab" officeooo:paragraph-rsid="0019b6ab"/>
    </style:style>
    <style:style style:name="P228" style:family="paragraph" style:parent-style-name="Heading_20_2">
      <style:text-properties officeooo:rsid="01b10b38" officeooo:paragraph-rsid="0011c116"/>
    </style:style>
    <style:style style:name="P229" style:family="paragraph" style:parent-style-name="Heading_20_2">
      <style:paragraph-properties fo:orphans="2" fo:widows="2" fo:hyphenation-ladder-count="no-limit"/>
      <style:text-properties officeooo:rsid="00442e35" officeooo:paragraph-rsid="0011c116" fo:hyphenate="true" fo:hyphenation-remain-char-count="2" fo:hyphenation-push-char-count="2"/>
    </style:style>
    <style:style style:name="P230" style:family="paragraph" style:parent-style-name="Heading_20_2">
      <style:text-properties officeooo:rsid="0130706b" officeooo:paragraph-rsid="0011c116"/>
    </style:style>
    <style:style style:name="P231" style:family="paragraph" style:parent-style-name="Heading_20_2">
      <style:text-properties officeooo:rsid="0046b318" officeooo:paragraph-rsid="0011c116"/>
    </style:style>
    <style:style style:name="P232" style:family="paragraph" style:parent-style-name="Heading_20_2">
      <style:text-properties officeooo:paragraph-rsid="0011c116"/>
    </style:style>
    <style:style style:name="P233" style:family="paragraph">
      <loext:graphic-properties draw:fill="none" draw:fill-color="#ffffff"/>
    </style:style>
    <style:style style:name="P234" style:family="paragraph">
      <style:paragraph-properties fo:text-align="center"/>
    </style:style>
    <style:style style:name="P235" style:family="paragraph">
      <loext:graphic-properties draw:fill="solid" draw:fill-color="#000000"/>
      <style:paragraph-properties fo:text-align="center"/>
    </style:style>
    <style:style style:name="T1" style:family="text">
      <style:text-properties officeooo:rsid="00365f6b"/>
    </style:style>
    <style:style style:name="T2" style:family="text">
      <style:text-properties officeooo:rsid="015d35fb"/>
    </style:style>
    <style:style style:name="T3" style:family="text">
      <style:text-properties officeooo:rsid="005bac19"/>
    </style:style>
    <style:style style:name="T4" style:family="text">
      <style:text-properties officeooo:rsid="005f9a01"/>
    </style:style>
    <style:style style:name="T5" style:family="text">
      <style:text-properties officeooo:rsid="01b10b38"/>
    </style:style>
    <style:style style:name="T6" style:family="text">
      <style:text-properties officeooo:rsid="0134b078"/>
    </style:style>
    <style:style style:name="T7" style:family="text">
      <style:text-properties officeooo:rsid="01b17b1b"/>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officeooo:rsid="0130aa16"/>
    </style:style>
    <style:style style:name="T11" style:family="text">
      <style:text-properties fo:color="#000000" officeooo:rsid="00a88e4f"/>
    </style:style>
    <style:style style:name="T12" style:family="text">
      <style:text-properties fo:color="#000000" officeooo:rsid="00af8bea"/>
    </style:style>
    <style:style style:name="T13" style:family="text">
      <style:text-properties fo:color="#000000" officeooo:rsid="00169271"/>
    </style:style>
    <style:style style:name="T14" style:family="text">
      <style:text-properties fo:color="#000000" officeooo:rsid="00bdb9ee"/>
    </style:style>
    <style:style style:name="T15" style:family="text">
      <style:text-properties fo:color="#000000" officeooo:rsid="0011c62a"/>
    </style:style>
    <style:style style:name="T16" style:family="text">
      <style:text-properties style:text-position="33% 80%"/>
    </style:style>
    <style:style style:name="T17" style:family="text">
      <style:text-properties officeooo:rsid="0130aa16"/>
    </style:style>
    <style:style style:name="T18" style:family="text">
      <style:text-properties officeooo:rsid="014b8d14"/>
    </style:style>
    <style:style style:name="T19" style:family="text">
      <style:text-properties officeooo:rsid="00c78678"/>
    </style:style>
    <style:style style:name="T20" style:family="text">
      <style:text-properties officeooo:rsid="01b48e60"/>
    </style:style>
    <style:style style:name="T21" style:family="text">
      <style:text-properties officeooo:rsid="01343b95"/>
    </style:style>
    <style:style style:name="T22" style:family="text">
      <style:text-properties officeooo:rsid="0094bf91"/>
    </style:style>
    <style:style style:name="T23" style:family="text">
      <style:text-properties officeooo:rsid="014c70f6"/>
    </style:style>
    <style:style style:name="T24" style:family="text">
      <style:text-properties officeooo:rsid="01498882"/>
    </style:style>
    <style:style style:name="T25" style:family="text">
      <style:text-properties officeooo:rsid="00797e85"/>
    </style:style>
    <style:style style:name="T26" style:family="text">
      <style:text-properties officeooo:rsid="00951aa0"/>
    </style:style>
    <style:style style:name="T27" style:family="text">
      <style:text-properties officeooo:rsid="00547ee9"/>
    </style:style>
    <style:style style:name="T28" style:family="text">
      <style:text-properties officeooo:rsid="01277200"/>
    </style:style>
    <style:style style:name="T29" style:family="text">
      <style:text-properties fo:font-style="normal" style:font-style-asian="normal" style:font-style-complex="normal"/>
    </style:style>
    <style:style style:name="T30" style:family="text">
      <style:text-properties fo:font-style="normal" officeooo:rsid="01369472" style:font-style-asian="normal" style:font-style-complex="normal"/>
    </style:style>
    <style:style style:name="T31" style:family="text">
      <style:text-properties fo:font-style="normal" officeooo:rsid="0137492e" style:font-style-asian="normal" style:font-style-complex="normal"/>
    </style:style>
    <style:style style:name="T32" style:family="text">
      <style:text-properties fo:font-style="normal" officeooo:rsid="00d032e1" style:font-style-asian="normal" style:font-style-complex="normal"/>
    </style:style>
    <style:style style:name="T33" style:family="text">
      <style:text-properties fo:font-style="normal" officeooo:rsid="00d538b7" style:font-style-asian="normal" style:font-style-complex="normal"/>
    </style:style>
    <style:style style:name="T34" style:family="text">
      <style:text-properties fo:font-style="normal" officeooo:rsid="015a41d6" style:font-style-asian="normal" style:font-style-complex="normal"/>
    </style:style>
    <style:style style:name="T35" style:family="text">
      <style:text-properties fo:font-style="normal" officeooo:rsid="001b5d3e" style:font-style-asian="normal" style:font-style-complex="normal"/>
    </style:style>
    <style:style style:name="T36" style:family="text">
      <style:text-properties fo:font-style="normal" officeooo:rsid="011f2cfe" style:font-style-asian="normal" style:font-style-complex="normal"/>
    </style:style>
    <style:style style:name="T37" style:family="text">
      <style:text-properties fo:font-style="normal" officeooo:rsid="00d22b74" style:font-style-asian="normal" style:font-style-complex="normal"/>
    </style:style>
    <style:style style:name="T38" style:family="text">
      <style:text-properties fo:font-style="normal" officeooo:rsid="00b0dca1" style:font-style-asian="normal" style:font-style-complex="normal"/>
    </style:style>
    <style:style style:name="T39" style:family="text">
      <style:text-properties fo:font-style="normal" officeooo:rsid="012601f3" style:font-style-asian="normal" style:font-style-complex="normal"/>
    </style:style>
    <style:style style:name="T40" style:family="text">
      <style:text-properties fo:font-style="normal" officeooo:rsid="00d7f622" style:font-style-asian="normal" style:font-style-complex="normal"/>
    </style:style>
    <style:style style:name="T41" style:family="text">
      <style:text-properties officeooo:rsid="00375149"/>
    </style:style>
    <style:style style:name="T42" style:family="text">
      <style:text-properties officeooo:rsid="01377d6a"/>
    </style:style>
    <style:style style:name="T43" style:family="text">
      <style:text-properties officeooo:rsid="0019b6ab"/>
    </style:style>
    <style:style style:name="T44" style:family="text">
      <style:text-properties officeooo:rsid="00f30298"/>
    </style:style>
    <style:style style:name="T45" style:family="text">
      <style:text-properties officeooo:rsid="0079060c"/>
    </style:style>
    <style:style style:name="T46" style:family="text">
      <style:text-properties officeooo:rsid="009fdbde"/>
    </style:style>
    <style:style style:name="T47" style:family="text">
      <style:text-properties officeooo:rsid="00a33a0c"/>
    </style:style>
    <style:style style:name="T48" style:family="text">
      <style:text-properties officeooo:rsid="00a110d5"/>
    </style:style>
    <style:style style:name="T49" style:family="text">
      <style:text-properties officeooo:rsid="00a51bdc"/>
    </style:style>
    <style:style style:name="T50" style:family="text">
      <style:text-properties officeooo:rsid="00f7e236"/>
    </style:style>
    <style:style style:name="T51" style:family="text">
      <style:text-properties officeooo:rsid="00901535"/>
    </style:style>
    <style:style style:name="T52" style:family="text">
      <style:text-properties officeooo:rsid="01369472"/>
    </style:style>
    <style:style style:name="T53" style:family="text">
      <style:text-properties officeooo:rsid="0096f11e"/>
    </style:style>
    <style:style style:name="T54" style:family="text">
      <style:text-properties fo:font-style="italic" style:font-style-asian="italic" style:font-style-complex="italic"/>
    </style:style>
    <style:style style:name="T55" style:family="text">
      <style:text-properties fo:font-style="italic" officeooo:rsid="00901535" style:font-style-asian="italic" style:font-style-complex="italic"/>
    </style:style>
    <style:style style:name="T56" style:family="text">
      <style:text-properties fo:font-style="italic" officeooo:rsid="0098084d" style:font-style-asian="italic" style:font-style-complex="italic"/>
    </style:style>
    <style:style style:name="T57" style:family="text">
      <style:text-properties fo:font-style="italic" officeooo:rsid="00c78678" style:font-style-asian="italic" style:font-style-complex="italic"/>
    </style:style>
    <style:style style:name="T58" style:family="text">
      <style:text-properties officeooo:rsid="0089202f"/>
    </style:style>
    <style:style style:name="T59" style:family="text">
      <style:text-properties officeooo:rsid="008c12c6"/>
    </style:style>
    <style:style style:name="T60" style:family="text">
      <style:text-properties officeooo:rsid="00f7394e"/>
    </style:style>
    <style:style style:name="T61" style:family="text">
      <style:text-properties officeooo:rsid="009a6bdf"/>
    </style:style>
    <style:style style:name="T62" style:family="text">
      <style:text-properties officeooo:rsid="010161b6"/>
    </style:style>
    <style:style style:name="T63" style:family="text">
      <style:text-properties officeooo:rsid="00f48947"/>
    </style:style>
    <style:style style:name="T64" style:family="text">
      <style:text-properties officeooo:rsid="010ce9db"/>
    </style:style>
    <style:style style:name="T65" style:family="text">
      <style:text-properties officeooo:rsid="00f91416"/>
    </style:style>
    <style:style style:name="T66" style:family="text">
      <style:text-properties officeooo:rsid="00fddf86"/>
    </style:style>
    <style:style style:name="T67" style:family="text">
      <style:text-properties officeooo:rsid="0104119f"/>
    </style:style>
    <style:style style:name="T68" style:family="text">
      <style:text-properties officeooo:rsid="00e76aef"/>
    </style:style>
    <style:style style:name="T69" style:family="text">
      <style:text-properties officeooo:rsid="0098084d"/>
    </style:style>
    <style:style style:name="T70" style:family="text">
      <style:text-properties officeooo:rsid="014f2dd4"/>
    </style:style>
    <style:style style:name="T71" style:family="text">
      <style:text-properties officeooo:rsid="014cdbee"/>
    </style:style>
    <style:style style:name="T72" style:family="text">
      <style:text-properties officeooo:rsid="00f6454e"/>
    </style:style>
    <style:style style:name="T73" style:family="text">
      <style:text-properties officeooo:rsid="01671dc8"/>
    </style:style>
    <style:style style:name="T74" style:family="text">
      <style:text-properties officeooo:rsid="011806e9"/>
    </style:style>
    <style:style style:name="T75" style:family="text">
      <style:text-properties officeooo:rsid="01397a9c"/>
    </style:style>
    <style:style style:name="T76" style:family="text">
      <style:text-properties officeooo:rsid="00839542"/>
    </style:style>
    <style:style style:name="T77" style:family="text">
      <style:text-properties officeooo:rsid="002aaed9"/>
    </style:style>
    <style:style style:name="T78" style:family="text">
      <style:text-properties officeooo:rsid="00b129ff"/>
    </style:style>
    <style:style style:name="T79" style:family="text">
      <style:text-properties officeooo:rsid="014e122c"/>
    </style:style>
    <style:style style:name="T80" style:family="text">
      <style:text-properties officeooo:rsid="01510869"/>
    </style:style>
    <style:style style:name="T81" style:family="text">
      <style:text-properties officeooo:rsid="00798b8a"/>
    </style:style>
    <style:style style:name="T82" style:family="text">
      <style:text-properties officeooo:rsid="002b723d"/>
    </style:style>
    <style:style style:name="T83" style:family="text">
      <style:text-properties officeooo:rsid="0122e7ff"/>
    </style:style>
    <style:style style:name="T84" style:family="text">
      <style:text-properties officeooo:rsid="0011c62a"/>
    </style:style>
    <style:style style:name="T85" style:family="text">
      <style:text-properties officeooo:rsid="0012cfbc"/>
    </style:style>
    <style:style style:name="T86" style:family="text">
      <style:text-properties officeooo:rsid="001bba84"/>
    </style:style>
    <style:style style:name="T87" style:family="text">
      <style:text-properties officeooo:rsid="0033a38f"/>
    </style:style>
    <style:style style:name="T88" style:family="text">
      <style:text-properties officeooo:rsid="00be67de"/>
    </style:style>
    <style:style style:name="T89" style:family="text">
      <style:text-properties officeooo:rsid="00dc62e4"/>
    </style:style>
    <style:style style:name="T90" style:family="text">
      <style:text-properties style:text-position="super 58%"/>
    </style:style>
    <style:style style:name="T91" style:family="text">
      <style:text-properties officeooo:rsid="00d61ca5"/>
    </style:style>
    <style:style style:name="T92" style:family="text">
      <style:text-properties officeooo:rsid="0113fde2"/>
    </style:style>
    <style:style style:name="T93" style:family="text">
      <style:text-properties style:font-name="Times New Roman" style:font-name-complex="Times New Roman1"/>
    </style:style>
    <style:style style:name="T94" style:family="text">
      <style:text-properties style:font-name="Times New Roman" officeooo:rsid="0029e9bd" style:font-name-complex="Times New Roman1"/>
    </style:style>
    <style:style style:name="T95" style:family="text">
      <style:text-properties style:font-name="Times New Roman" fo:font-size="12pt" style:font-size-asian="12pt" style:font-name-complex="Times New Roman1" style:font-size-complex="12pt"/>
    </style:style>
    <style:style style:name="T96" style:family="text">
      <style:text-properties style:font-name="Times New Roman" fo:font-size="12pt" fo:font-weight="normal" style:font-size-asian="12pt" style:font-weight-asian="normal" style:font-name-complex="Times New Roman1" style:font-size-complex="12pt" style:font-weight-complex="normal"/>
    </style:style>
    <style:style style:name="T9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98" style:family="text">
      <style:text-properties style:font-name="Times New Roman" fo:font-style="normal" style:font-style-asian="normal" style:font-name-complex="Times New Roman1" style:font-style-complex="normal"/>
    </style:style>
    <style:style style:name="T99" style:family="text">
      <style:text-properties officeooo:rsid="013d5dc5"/>
    </style:style>
    <style:style style:name="T100" style:family="text">
      <style:text-properties officeooo:rsid="0048eb39"/>
    </style:style>
    <style:style style:name="T101" style:family="text">
      <style:text-properties officeooo:rsid="013b3ec9"/>
    </style:style>
    <style:style style:name="T102" style:family="text">
      <style:text-properties officeooo:rsid="004a25a0"/>
    </style:style>
    <style:style style:name="T103" style:family="text">
      <style:text-properties officeooo:rsid="0114da39"/>
    </style:style>
    <style:style style:name="T104" style:family="text">
      <style:text-properties officeooo:rsid="013bb7d3"/>
    </style:style>
    <style:style style:name="T105" style:family="text">
      <style:text-properties officeooo:rsid="00a88e4f"/>
    </style:style>
    <style:style style:name="T106" style:family="text">
      <style:text-properties officeooo:rsid="013e2f97"/>
    </style:style>
    <style:style style:name="T107" style:family="text">
      <style:text-properties officeooo:rsid="0028868e"/>
    </style:style>
    <style:style style:name="T108" style:family="text">
      <style:text-properties officeooo:rsid="003114c3"/>
    </style:style>
    <style:style style:name="T109" style:family="text">
      <style:text-properties officeooo:rsid="00b2ab2f"/>
    </style:style>
    <style:style style:name="T110" style:family="text">
      <style:text-properties officeooo:rsid="01577de3"/>
    </style:style>
    <style:style style:name="T111" style:family="text">
      <style:text-properties officeooo:rsid="002e9e47"/>
    </style:style>
    <style:style style:name="T112" style:family="text">
      <style:text-properties officeooo:rsid="013e38dd"/>
    </style:style>
    <style:style style:name="T113" style:family="text">
      <style:text-properties officeooo:rsid="00af8bea"/>
    </style:style>
    <style:style style:name="T114" style:family="text">
      <style:text-properties officeooo:rsid="00169271"/>
    </style:style>
    <style:style style:name="T115" style:family="text">
      <style:text-properties officeooo:rsid="002485a0"/>
    </style:style>
    <style:style style:name="T116" style:family="text">
      <style:text-properties officeooo:rsid="00ab7aa8"/>
    </style:style>
    <style:style style:name="T117" style:family="text">
      <style:text-properties officeooo:rsid="0034ac2e"/>
    </style:style>
    <style:style style:name="T118" style:family="text">
      <style:text-properties officeooo:rsid="00b3bff0"/>
    </style:style>
    <style:style style:name="T119" style:family="text">
      <style:text-properties officeooo:rsid="003009ed"/>
    </style:style>
    <style:style style:name="T120" style:family="text">
      <style:text-properties officeooo:rsid="00b54066"/>
    </style:style>
    <style:style style:name="T121" style:family="text">
      <style:text-properties officeooo:rsid="00b0dca1"/>
    </style:style>
    <style:style style:name="T122" style:family="text">
      <style:text-properties officeooo:rsid="0157886f"/>
    </style:style>
    <style:style style:name="T123" style:family="text">
      <style:text-properties officeooo:rsid="008023c1"/>
    </style:style>
    <style:style style:name="T124" style:family="text">
      <style:text-properties officeooo:rsid="00d7f622"/>
    </style:style>
    <style:style style:name="T125" style:family="text">
      <style:text-properties officeooo:rsid="0046b318"/>
    </style:style>
    <style:style style:name="T126" style:family="text">
      <style:text-properties officeooo:rsid="013f9283"/>
    </style:style>
    <style:style style:name="T127" style:family="text">
      <style:text-properties officeooo:rsid="0165428c"/>
    </style:style>
    <style:style style:name="T128" style:family="text">
      <style:text-properties officeooo:rsid="00392663"/>
    </style:style>
    <style:style style:name="T129" style:family="text">
      <style:text-properties officeooo:rsid="015efa84"/>
    </style:style>
    <style:style style:name="T130" style:family="text">
      <style:text-properties officeooo:rsid="0029e9bd"/>
    </style:style>
    <style:style style:name="T131" style:family="text">
      <style:text-properties officeooo:rsid="00f25435"/>
    </style:style>
    <style:style style:name="T132" style:family="text">
      <style:text-properties officeooo:rsid="00efaa4d"/>
    </style:style>
    <style:style style:name="T133" style:family="text">
      <style:text-properties officeooo:rsid="00f1fdcc"/>
    </style:style>
    <style:style style:name="T134" style:family="text">
      <style:text-properties officeooo:rsid="001b5d3e"/>
    </style:style>
    <style:style style:name="T135" style:family="text">
      <style:text-properties officeooo:rsid="001fc15e"/>
    </style:style>
    <style:style style:name="T136" style:family="text">
      <style:text-properties officeooo:rsid="00d22b74"/>
    </style:style>
    <style:style style:name="T137" style:family="text">
      <style:text-properties officeooo:rsid="00f22bb8"/>
    </style:style>
    <style:style style:name="T138" style:family="text">
      <style:text-properties officeooo:rsid="00d538b7"/>
    </style:style>
    <style:style style:name="T139" style:family="text">
      <style:text-properties officeooo:rsid="012a4f50"/>
    </style:style>
    <style:style style:name="T140" style:family="text">
      <style:text-properties officeooo:rsid="00f268f2"/>
    </style:style>
    <style:style style:name="T141" style:family="text">
      <style:text-properties officeooo:rsid="00edb5cf"/>
    </style:style>
    <style:style style:name="T142" style:family="text">
      <style:text-properties officeooo:rsid="00f27108"/>
    </style:style>
    <style:style style:name="T143" style:family="text">
      <style:text-properties officeooo:rsid="00e89353"/>
    </style:style>
    <style:style style:name="T144" style:family="text">
      <style:text-properties officeooo:rsid="00e26b22"/>
    </style:style>
    <style:style style:name="T145" style:family="text">
      <style:text-properties officeooo:rsid="00dd46a8"/>
    </style:style>
    <style:style style:name="T146" style:family="text">
      <style:text-properties officeooo:rsid="011b8a37"/>
    </style:style>
    <style:style style:name="T147" style:family="text">
      <style:text-properties officeooo:rsid="011b17ed"/>
    </style:style>
    <style:style style:name="T148" style:family="text">
      <style:text-properties officeooo:rsid="00839562"/>
    </style:style>
    <style:style style:name="T149" style:family="text">
      <style:text-properties officeooo:rsid="00a216ee"/>
    </style:style>
    <style:style style:name="T150" style:family="text">
      <style:text-properties officeooo:rsid="00851fc6"/>
    </style:style>
    <style:style style:name="T151" style:family="text">
      <style:text-properties officeooo:rsid="00c87181"/>
    </style:style>
    <style:style style:name="T152" style:family="text">
      <style:text-properties officeooo:rsid="00c9821a"/>
    </style:style>
    <style:style style:name="T153" style:family="text">
      <style:text-properties officeooo:rsid="00c95db5"/>
    </style:style>
    <style:style style:name="T154" style:family="text">
      <style:text-properties officeooo:rsid="00ea9c01"/>
    </style:style>
    <style:style style:name="T155" style:family="text">
      <style:text-properties officeooo:rsid="00eaa102"/>
    </style:style>
    <style:style style:name="T156" style:family="text">
      <style:text-properties officeooo:rsid="00cb65c2"/>
    </style:style>
    <style:style style:name="T157" style:family="text">
      <style:text-properties officeooo:rsid="0136e768"/>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WR POWER METER F8KGL</text:p>
      <text:p text:style-name="P11"/>
      <text:p text:style-name="P11"/>
      <text:p text:style-name="P13">Implémentation</text:p>
      <text:p text:style-name="P12">V 0.<text:span text:style-name="T2">6</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F0EOS-F4BJH-<text:date style:data-style-name="N37" text:date-value="2019-06-28T07:33:37.262917687" text:fixed="true">28/06/19</text:date>-Vauréal Amitié Radio</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 text:outline-level="1">4-SPECIFICATIONS MATERIELLES</text:h>
      <text:p text:style-name="P16"/>
      <text:p text:style-name="P16"/>
      <text:h text:style-name="P228" text:outline-level="2"><text:bookmark-start text:name="__RefHeading___Toc7048_1625010136"/>4.1-Spécifications fonctionnelles<text:bookmark-end text:name="__RefHeading___Toc7048_1625010136"/></text:h>
      <text:p text:style-name="P16"/>
      <text:p text:style-name="P17"/>
      <text:p text:style-name="P23"/>
      <text:p text:style-name="P25">Le « SWR Power Meter F8KGL » doit répondre aux besoins suivants : </text:p>
      <text:p text:style-name="P25"/>
      <text:p text:style-name="P25"><text:tab/>-mesure<text:span text:style-name="T3">r une puissance de 1W à 500W, avec une précision de 10 %</text:span></text:p>
      <text:p text:style-name="P25"><text:tab/>-<text:span text:style-name="T3">mesurer une puissance dans les 3 bandes radioamateurs HF, VHF, UHF</text:span></text:p>
      <text:p text:style-name="P25"><text:tab/>-<text:span text:style-name="T3">être alimenté par une source extérieure en 13,8V, ou par un pack batterie 4x1,5V LR6</text:span></text:p>
      <text:p text:style-name="P25"><text:tab/>-<text:span text:style-name="T4">atténuer le moins possible le signal à transmettre (max 1dB)</text:span></text:p>
      <text:p text:style-name="P25"><text:tab/>-<text:span text:style-name="T3">afficher le résultat de la mesure sur un écran LCD (puissance en W, et le SWR sans unité)</text:span></text:p>
      <text:p text:style-name="P25"><text:tab/>-<text:span text:style-name="T3">être solide et robuste pour une utilisation en contest</text:span></text:p>
      <text:p text:style-name="P24"><text:tab/>-<text:span text:style-name="T3">être vendable sous la forme de kit</text:span></text:p>
      <text:p text:style-name="P24"/>
      <table:table table:name="Tableau53" table:style-name="Tableau53">
        <table:table-column table:style-name="Tableau53.A" table:number-columns-repeated="3"/>
        <table:table-column table:style-name="Tableau53.D"/>
        <table:table-row>
          <table:table-cell table:style-name="Tableau53.A1" office:value-type="string">
            <text:p text:style-name="P115">Paramètre</text:p>
          </table:table-cell>
          <table:table-cell table:style-name="Tableau53.A1" office:value-type="string">
            <text:p text:style-name="P115">Min</text:p>
          </table:table-cell>
          <table:table-cell table:style-name="Tableau53.A1" office:value-type="string">
            <text:p text:style-name="P115">Typ</text:p>
          </table:table-cell>
          <table:table-cell table:style-name="Tableau53.D1" office:value-type="string">
            <text:p text:style-name="P115">Max</text:p>
          </table:table-cell>
        </table:table-row>
        <table:table-row>
          <table:table-cell table:style-name="Tableau53.A2" office:value-type="string">
            <text:p text:style-name="P116">Fréquence (MHz)</text:p>
          </table:table-cell>
          <table:table-cell table:style-name="Tableau53.A2" office:value-type="string">
            <text:p text:style-name="P115"/>
          </table:table-cell>
          <table:table-cell table:style-name="Tableau53.A2" office:value-type="string">
            <text:p text:style-name="P184"/>
          </table:table-cell>
          <table:table-cell table:style-name="Tableau53.D2" office:value-type="string">
            <text:p text:style-name="P116">500</text:p>
          </table:table-cell>
        </table:table-row>
        <table:table-row>
          <table:table-cell table:style-name="Tableau53.A2" office:value-type="string">
            <text:p text:style-name="P115">Puissance d’entrée (W)</text:p>
          </table:table-cell>
          <table:table-cell table:style-name="Tableau53.A2" office:value-type="string">
            <text:p text:style-name="P115">1</text:p>
          </table:table-cell>
          <table:table-cell table:style-name="Tableau53.A2" office:value-type="string">
            <text:p text:style-name="P184"/>
          </table:table-cell>
          <table:table-cell table:style-name="Tableau53.D2" office:value-type="string">
            <text:p text:style-name="P115">500</text:p>
          </table:table-cell>
        </table:table-row>
        <table:table-row>
          <table:table-cell table:style-name="Tableau53.A2" office:value-type="string">
            <text:p text:style-name="P115">Précision de la mesure</text:p>
          </table:table-cell>
          <table:table-cell table:style-name="Tableau53.A2" office:value-type="string">
            <text:p text:style-name="P115">10 %</text:p>
          </table:table-cell>
          <table:table-cell table:style-name="Tableau53.A2" office:value-type="string">
            <text:p text:style-name="P184"/>
          </table:table-cell>
          <table:table-cell table:style-name="Tableau53.D2" office:value-type="string">
            <text:p text:style-name="P184"/>
          </table:table-cell>
        </table:table-row>
        <table:table-row>
          <table:table-cell table:style-name="Tableau53.A2" office:value-type="string">
            <text:p text:style-name="P184">A<text:span text:style-name="T5">limentation ext</text:span></text:p>
          </table:table-cell>
          <table:table-cell table:style-name="Tableau53.A2" office:value-type="string">
            <text:p text:style-name="P184"/>
          </table:table-cell>
          <table:table-cell table:style-name="Tableau53.A2" office:value-type="string">
            <text:p text:style-name="P115">13,8V</text:p>
          </table:table-cell>
          <table:table-cell table:style-name="Tableau53.D2" office:value-type="string">
            <text:p text:style-name="P184"/>
          </table:table-cell>
        </table:table-row>
        <table:table-row>
          <table:table-cell table:style-name="Tableau53.A2" office:value-type="string">
            <text:p text:style-name="P115">Alimentation int</text:p>
          </table:table-cell>
          <table:table-cell table:style-name="Tableau53.A2" office:value-type="string">
            <text:p text:style-name="P184"/>
          </table:table-cell>
          <table:table-cell table:style-name="Tableau53.A2" office:value-type="string">
            <text:p text:style-name="P115">4x1,5V</text:p>
          </table:table-cell>
          <table:table-cell table:style-name="Tableau53.D2" office:value-type="string">
            <text:p text:style-name="P184"/>
          </table:table-cell>
        </table:table-row>
        <table:table-row>
          <table:table-cell table:style-name="Tableau53.A2" office:value-type="string">
            <text:p text:style-name="P115">Pertes en ligne</text:p>
          </table:table-cell>
          <table:table-cell table:style-name="Tableau53.A2" office:value-type="string">
            <text:p text:style-name="P184"/>
          </table:table-cell>
          <table:table-cell table:style-name="Tableau53.A2" office:value-type="string">
            <text:p text:style-name="P184"/>
          </table:table-cell>
          <table:table-cell table:style-name="Tableau53.D2" office:value-type="string">
            <text:p text:style-name="P115">1dB</text:p>
          </table:table-cell>
        </table:table-row>
        <table:table-row>
          <table:table-cell table:style-name="Tableau53.A2" office:value-type="string">
            <text:p text:style-name="P116">Dimension boitier</text:p>
          </table:table-cell>
          <table:table-cell table:style-name="Tableau53.A2" office:value-type="string">
            <text:p text:style-name="P184"/>
          </table:table-cell>
          <table:table-cell table:style-name="Tableau53.A2" office:value-type="string">
            <text:p text:style-name="P184"/>
          </table:table-cell>
          <table:table-cell table:style-name="Tableau53.D2" office:value-type="string">
            <text:p text:style-name="P115"/>
          </table:table-cell>
        </table:table-row>
        <table:table-row>
          <table:table-cell table:style-name="Tableau53.A2" office:value-type="string">
            <text:p text:style-name="P115"/>
          </table:table-cell>
          <table:table-cell table:style-name="Tableau53.A2" office:value-type="string">
            <text:p text:style-name="P184"/>
          </table:table-cell>
          <table:table-cell table:style-name="Tableau53.A2" office:value-type="string">
            <text:p text:style-name="P184"/>
          </table:table-cell>
          <table:table-cell table:style-name="Tableau53.D2" office:value-type="string">
            <text:p text:style-name="P115"/>
          </table:table-cell>
        </table:table-row>
        <table:table-row>
          <table:table-cell table:style-name="Tableau53.A2" office:value-type="string">
            <text:p text:style-name="P115"/>
          </table:table-cell>
          <table:table-cell table:style-name="Tableau53.A2" office:value-type="string">
            <text:p text:style-name="P184"/>
          </table:table-cell>
          <table:table-cell table:style-name="Tableau53.A2" office:value-type="string">
            <text:p text:style-name="P184"/>
          </table:table-cell>
          <table:table-cell table:style-name="Tableau53.D2" office:value-type="string">
            <text:p text:style-name="P115"/>
          </table:table-cell>
        </table:table-row>
        <table:table-row>
          <table:table-cell table:style-name="Tableau53.A2" office:value-type="string">
            <text:p text:style-name="P115"/>
          </table:table-cell>
          <table:table-cell table:style-name="Tableau53.A2" office:value-type="string">
            <text:p text:style-name="P184"/>
          </table:table-cell>
          <table:table-cell table:style-name="Tableau53.A2" office:value-type="string">
            <text:p text:style-name="P184"/>
          </table:table-cell>
          <table:table-cell table:style-name="Tableau53.D2" office:value-type="string">
            <text:p text:style-name="P115"/>
          </table:table-cell>
        </table:table-row>
      </table:table>
      <text:p text:style-name="P24"/>
      <text:p text:style-name="P89"/>
      <text:h text:style-name="P229" text:outline-level="2"><text:bookmark-start text:name="__RefHeading__4141_246836813"/><text:span text:style-name="T6">4</text:span>.2-Schéma fonctionnel<text:bookmark-end text:name="__RefHeading__4141_246836813"/></text:h>
      <text:p text:style-name="P23"/>
      <text:p text:style-name="P23"><draw:frame text:anchor-type="paragraph" draw:z-index="35" draw:style-name="gr11" draw:text-style-name="P233" svg:width="2.555cm" svg:height="1.151cm" svg:x="9.218cm" svg:y="0.206cm"><draw:text-box><text:p>Vdd (5V)</text:p></draw:text-box></draw:frame><draw:frame text:anchor-type="paragraph" draw:z-index="37" draw:style-name="gr12" draw:text-style-name="P233" svg:width="3.112cm" svg:height="1.153cm" svg:x="3.461cm" svg:y="0.362cm"><draw:text-box><text:p>7805</text:p></draw:text-box></draw:frame><draw:frame text:anchor-type="paragraph" draw:z-index="38" draw:style-name="gr13" draw:text-style-name="P233" svg:width="2.428cm" svg:height="1.371cm" svg:x="-0.056cm" svg:y="0.358cm"><draw:text-box><text:p>Connecteur</text:p><text:p>alim</text:p></draw:text-box></draw:frame></text:p>
      <text:p text:style-name="P23"><draw:line text:anchor-type="paragraph" draw:z-index="34" draw:style-name="gr7" draw:text-style-name="P234" svg:x1="10.37cm" svg:y1="1.822cm" svg:x2="10.37cm" svg:y2="0.342cm"><text:p/></draw:line><draw:line text:anchor-type="paragraph" draw:z-index="36" draw:style-name="gr7" draw:text-style-name="P234" svg:x1="6.572cm" svg:y1="0.342cm" svg:x2="10.37cm" svg:y2="0.342cm"><text:p/></draw:line><draw:line text:anchor-type="paragraph" draw:z-index="39" draw:style-name="gr7" draw:text-style-name="P234" svg:x1="2.371cm" svg:y1="0.372cm" svg:x2="3.461cm" svg:y2="0.372cm"><text:p/></draw:line></text:p>
      <text:p text:style-name="P23"/>
      <text:p text:style-name="P26"/>
      <text:p text:style-name="P26"><draw:frame text:anchor-type="paragraph" draw:z-index="21" draw:style-name="gr2" draw:text-style-name="P233" svg:width="3.673cm" svg:height="6.755cm" svg:x="7.849cm" svg:y="0.362cm"><draw:text-box><text:p>18F1320</text:p></draw:text-box></draw:frame><draw:frame text:anchor-type="paragraph" draw:z-index="25" draw:style-name="gr6" draw:text-style-name="P233" svg:width="3.518cm" svg:height="4.421cm" svg:x="13.39cm" svg:y="0.175cm"><draw:text-box><text:p>Connecteur LCD</text:p></draw:text-box></draw:frame></text:p>
      <text:p text:style-name="P26"/>
      <text:p text:style-name="P26"><draw:line text:anchor-type="paragraph" draw:z-index="22" draw:style-name="gr3" draw:text-style-name="P234" svg:x1="11.522cm" svg:y1="0.446cm" svg:x2="13.452cm" svg:y2="0.446cm"><text:p/></draw:line><draw:line text:anchor-type="paragraph" draw:z-index="23" draw:style-name="gr4" draw:text-style-name="P235" svg:x1="12.144cm" svg:y1="0.914cm" svg:x2="12.705cm" svg:y2="0.011cm"><text:p/></draw:line><draw:frame text:anchor-type="paragraph" draw:z-index="29" draw:style-name="gr8" draw:text-style-name="P233" svg:width="1.433cm" svg:height="1.027cm" svg:x="13.638cm" svg:y="0.074cm"><draw:text-box><text:p>D[7:4]</text:p></draw:text-box></draw:frame></text:p>
      <text:p text:style-name="P26"><draw:frame text:anchor-type="paragraph" draw:z-index="24" draw:style-name="gr5" draw:text-style-name="P233" svg:width="2.024cm" svg:height="1.214cm" svg:x="12.27cm" svg:y="0.427cm"><draw:text-box><text:p>4</text:p></draw:text-box></draw:frame><draw:line text:anchor-type="paragraph" draw:z-index="31" draw:style-name="gr7" draw:text-style-name="P234" svg:x1="5.048cm" svg:y1="0.284cm" svg:x2="7.849cm" svg:y2="0.252cm"><text:p/></draw:line><draw:frame text:anchor-type="paragraph" draw:z-index="32" draw:style-name="gr10" draw:text-style-name="P233" svg:width="2.211cm" svg:height="1.95cm" svg:x="2.9cm" svg:y="0.004cm"><draw:text-box><text:p>Connecteur</text:p><text:p>Vfwd</text:p><text:p>Vref</text:p></draw:text-box></draw:frame></text:p>
      <text:p text:style-name="P26"><draw:frame text:anchor-type="paragraph" draw:z-index="30" draw:style-name="gr9" draw:text-style-name="P233" svg:width="1.433cm" svg:height="2.087cm" svg:x="13.607cm" svg:y="0.374cm"><draw:text-box><text:p>RS</text:p><text:p>RW</text:p><text:p>E</text:p></draw:text-box></draw:frame><draw:line text:anchor-type="paragraph" draw:z-index="33" draw:style-name="gr7" draw:text-style-name="P234" svg:x1="5.048cm" svg:y1="0.358cm" svg:x2="7.849cm" svg:y2="0.326cm"><text:p/></draw:line></text:p>
      <text:p text:style-name="P26"><draw:line text:anchor-type="paragraph" draw:z-index="26" draw:style-name="gr7" draw:text-style-name="P234" svg:x1="11.522cm" svg:y1="0.199cm" svg:x2="13.39cm" svg:y2="0.231cm"><text:p/></draw:line></text:p>
      <text:p text:style-name="P26"><draw:line text:anchor-type="paragraph" draw:z-index="27" draw:style-name="gr7" draw:text-style-name="P234" svg:x1="11.522cm" svg:y1="0.18cm" svg:x2="13.39cm" svg:y2="0.212cm"><text:p/></draw:line></text:p>
      <text:p text:style-name="P26"><draw:line text:anchor-type="paragraph" draw:z-index="28" draw:style-name="gr7" draw:text-style-name="P234" svg:x1="11.522cm" svg:y1="0.258cm" svg:x2="13.39cm" svg:y2="0.29cm"><text:p/></draw:line></text:p>
      <text:p text:style-name="P26"><draw:line text:anchor-type="paragraph" draw:z-index="42" draw:style-name="gr7" draw:text-style-name="P234" svg:x1="5.048cm" svg:y1="0.358cm" svg:x2="7.849cm" svg:y2="0.326cm"><text:p/></draw:line><draw:frame text:anchor-type="paragraph" draw:z-index="43" draw:style-name="gr15" draw:text-style-name="P233" svg:width="3.922cm" svg:height="1.463cm" svg:x="1.189cm" svg:y="0.004cm"><draw:text-box><text:p>Strap calibration/mesure</text:p></draw:text-box></draw:frame></text:p>
      <text:p text:style-name="P26"/>
      <text:p text:style-name="P26"/>
      <text:p text:style-name="P26"><draw:frame text:anchor-type="paragraph" draw:z-index="41" draw:style-name="gr14" draw:text-style-name="P233" svg:width="3.082cm" svg:height="2.024cm" svg:x="2.962cm" svg:y="0.312cm"><draw:text-box><text:p>Connecteur</text:p><text:p>Programmateur PIC</text:p></draw:text-box></draw:frame></text:p>
      <text:p text:style-name="P26"><draw:line text:anchor-type="paragraph" draw:z-index="40" draw:style-name="gr3" draw:text-style-name="P234" svg:x1="5.92cm" svg:y1="0.247cm" svg:x2="7.85cm" svg:y2="0.247cm"><text:p/></draw:line></text:p>
      <text:p text:style-name="P26"/>
      <text:p text:style-name="P26"/>
      <text:p text:style-name="P26"/>
      <text:p text:style-name="P26"/>
      <text:p text:style-name="P27"/>
      <text:p text:style-name="P27"/>
      <text:p text:style-name="P27"/>
      <text:p text:style-name="P27"/>
      <text:h text:style-name="P230" text:outline-level="2"><text:bookmark-start text:name="__RefHeading__5935_1110828432"/><text:span text:style-name="T6">4</text:span>.3-PCB<text:bookmark-end text:name="__RefHeading__5935_1110828432"/></text:h>
      <text:p text:style-name="P30">Les outils de CAO utilisés seront la suite logicielle gratuite KiCAD.</text:p>
      <text:p text:style-name="P30"/>
      <text:p text:style-name="P31">Tous les composants seront en CMS.</text:p>
      <text:p text:style-name="P30"/>
      <text:p text:style-name="P32">Le circuit imprimé sera en epoxy FR4, d'épaisseur 1,6mm, <text:span text:style-name="T7">double face</text:span>. <text:span text:style-name="T7">La face du dessous sera exclusivement réservée au plan de masse.</text:span></text:p>
      <text:p text:style-name="P32"/>
      <text:p text:style-name="P32"/>
      <table:table table:name="Tableau50" table:style-name="Tableau50">
        <table:table-column table:style-name="Tableau50.A"/>
        <table:table-column table:style-name="Tableau50.B"/>
        <table:table-row>
          <table:table-cell table:style-name="Tableau50.A1" office:value-type="string">
            <text:p text:style-name="P197">Propriété</text:p>
          </table:table-cell>
          <table:table-cell table:style-name="Tableau50.B1" office:value-type="string">
            <text:p text:style-name="P197">Valeur </text:p>
          </table:table-cell>
        </table:table-row>
        <table:table-row>
          <table:table-cell table:style-name="Tableau50.A2" office:value-type="string">
            <text:p text:style-name="P117">Constante diélectrique</text:p>
          </table:table-cell>
          <table:table-cell table:style-name="Tableau50.B2" office:value-type="string">
            <text:p text:style-name="P184">4,70 max, 4,35 à 500 MHz, 4,34 à 1 GHz </text:p>
          </table:table-cell>
        </table:table-row>
        <table:table-row>
          <table:table-cell table:style-name="Tableau50.A2" office:value-type="string">
            <text:p text:style-name="P184"><text:a xlink:type="simple" xlink:href="https://fr.wikipedia.org/w/index.php?title=Facteur_de_pertes&amp;action=edit&amp;redlink=1" text:style-name="Internet_20_link" text:visited-style-name="Visited_20_Internet_20_Link"><text:span text:style-name="T9">Facteur de pertes</text:span></text:a></text:p>
          </table:table-cell>
          <table:table-cell table:style-name="Tableau50.B2" office:value-type="string">
            <text:p text:style-name="P184">0,02 à 1 MHz, 0,01 à 1 GHz </text:p>
          </table:table-cell>
        </table:table-row>
        <table:table-row>
          <table:table-cell table:style-name="Tableau50.A2" office:value-type="string">
            <text:p text:style-name="P184"><text:a xlink:type="simple" xlink:href="https://fr.wikipedia.org/wiki/Rigidité_diélectrique" text:style-name="Internet_20_link" text:visited-style-name="Visited_20_Internet_20_Link"><text:span text:style-name="T9">Rigidité diélectrique</text:span></text:a></text:p>
          </table:table-cell>
          <table:table-cell table:style-name="Tableau50.B2" office:value-type="string">
            <text:p text:style-name="P184">20 kV/mm </text:p>
          </table:table-cell>
        </table:table-row>
        <table:table-row>
          <table:table-cell table:style-name="Tableau50.A2" office:value-type="string">
            <text:p text:style-name="P184"><text:span text:style-name="T10">Résistivité </text:span><text:span text:style-name="T9">de surface (min)</text:span></text:p>
          </table:table-cell>
          <table:table-cell table:style-name="Tableau50.B2" office:value-type="string">
            <text:p text:style-name="P184">2 × 10<text:span text:style-name="T16">5</text:span>  </text:p>
          </table:table-cell>
        </table:table-row>
        <table:table-row>
          <table:table-cell table:style-name="Tableau50.A2" office:value-type="string">
            <text:p text:style-name="P118">Résistivité volumique (min)</text:p>
          </table:table-cell>
          <table:table-cell table:style-name="Tableau50.B2" office:value-type="string">
            <text:p text:style-name="P184">8×107 MΩ·cm </text:p>
          </table:table-cell>
        </table:table-row>
        <table:table-row>
          <table:table-cell table:style-name="Tableau50.A2" office:value-type="string">
            <text:p text:style-name="P118">Épaisseur typique</text:p>
          </table:table-cell>
          <table:table-cell table:style-name="Tableau50.B2" office:value-type="string">
            <text:p text:style-name="P184">1,25 à 2,54 mm </text:p>
          </table:table-cell>
        </table:table-row>
        <table:table-row>
          <table:table-cell table:style-name="Tableau50.A2" office:value-type="string">
            <text:p text:style-name="P118">Rigidité </text:p>
          </table:table-cell>
          <table:table-cell table:style-name="Tableau50.B2" office:value-type="string">
            <text:p text:style-name="P184">17 GPa </text:p>
          </table:table-cell>
        </table:table-row>
        <table:table-row>
          <table:table-cell table:style-name="Tableau50.A2" office:value-type="string">
            <text:p text:style-name="P184"><text:span text:style-name="T9">Coefficient de </text:span><text:span text:style-name="T10">dilatation thermique</text:span></text:p>
          </table:table-cell>
          <table:table-cell table:style-name="Tableau50.B2" office:value-type="string">
            <text:p text:style-name="P184">11 <text:span text:style-name="T17">ppm</text:span>/K (dans la direction des fibres) </text:p>
          </table:table-cell>
        </table:table-row>
        <text:soft-page-break/>
        <table:table-row>
          <table:table-cell table:style-name="Tableau50.A2" office:value-type="string">
            <text:p text:style-name="P118">Coefficient de dilatation thermique</text:p>
          </table:table-cell>
          <table:table-cell table:style-name="Tableau50.B2" office:value-type="string">
            <text:p text:style-name="P184">15 ppm/K (dans la direction perpendiculaire aux fibres) </text:p>
          </table:table-cell>
        </table:table-row>
        <table:table-row>
          <table:table-cell table:style-name="Tableau50.A2" office:value-type="string">
            <text:p text:style-name="P184"><text:a xlink:type="simple" xlink:href="https://fr.wikipedia.org/wiki/Conductivité_thermique" text:style-name="Internet_20_link" text:visited-style-name="Visited_20_Internet_20_Link"><text:span text:style-name="T9">Conductivité thermique</text:span></text:a></text:p>
          </table:table-cell>
          <table:table-cell table:style-name="Tableau50.B2" office:value-type="string">
            <text:p text:style-name="P184">0,3 W·m<text:span text:style-name="T16">-1</text:span>·K<text:span text:style-name="T16">-1</text:span> (dans la direction des fibres) </text:p>
          </table:table-cell>
        </table:table-row>
        <table:table-row>
          <table:table-cell table:style-name="Tableau50.A2" office:value-type="string">
            <text:p text:style-name="P184"><text:a xlink:type="simple" xlink:href="https://fr.wikipedia.org/wiki/Capacité_thermique" text:style-name="Internet_20_link" text:visited-style-name="Visited_20_Internet_20_Link"><text:span text:style-name="T9">Capacité calorifique</text:span></text:a></text:p>
          </table:table-cell>
          <table:table-cell table:style-name="Tableau50.B2" office:value-type="string">
            <text:p text:style-name="P184">800 J·kg<text:span text:style-name="T16">-1</text:span>·K<text:span text:style-name="T16">-1</text:span> </text:p>
          </table:table-cell>
        </table:table-row>
        <table:table-row>
          <table:table-cell table:style-name="Tableau50.A2" office:value-type="string">
            <text:p text:style-name="P184"><text:a xlink:type="simple" xlink:href="https://fr.wikipedia.org/wiki/Densité" text:style-name="Internet_20_link" text:visited-style-name="Visited_20_Internet_20_Link"><text:span text:style-name="T9">Densité</text:span></text:a></text:p>
          </table:table-cell>
          <table:table-cell table:style-name="Tableau50.B2" office:value-type="string">
            <text:p text:style-name="P184">de 1,80 à 1,90 kg·L<text:span text:style-name="T16">-1</text:span><text:bookmark text:name="cite_ref-1"/><text:a xlink:type="simple" xlink:href="https://fr.wikipedia.org/wiki/FR-4#cite_note-1" text:style-name="Internet_20_link" text:visited-style-name="Visited_20_Internet_20_Link">1</text:a></text:p>
          </table:table-cell>
        </table:table-row>
      </table:table>
      <text:p text:style-name="P32"><text:tab/>(Source Wikipedia)</text:p>
      <text:p text:style-name="P32"/>
      <text:p text:style-name="P26"/>
      <text:h text:style-name="P110" text:outline-level="3"><text:bookmark-start text:name="__RefHeading___Toc7050_1625010136"/>4.1.5-Connecteurs<text:bookmark-end text:name="__RefHeading___Toc7050_1625010136"/></text:h>
      <text:p text:style-name="P33">Les connecteurs utilisés pour le LCD, les détecteurs HF, le programmateur de PIC <text:span text:style-name="T18">seront des connecteurs HE10.</text:span></text:p>
      <text:h text:style-name="P111" text:outline-level="3"><text:bookmark-start text:name="__RefHeading__4139_246836813"/><text:span text:style-name="T6">4</text:span>.1.<text:span text:style-name="T18">6-Boitier</text:span><text:bookmark-end text:name="__RefHeading__4139_246836813"/></text:h>
      <text:p text:style-name="P17">Dimensions ?</text:p>
      <text:p text:style-name="P17">Matière</text:p>
      <text:p text:style-name="P28">crosbar</text:p>
      <text:h text:style-name="P2" text:outline-level="1"><text:bookmark-start text:name="__RefHeading__4143_246836813"/><text:span text:style-name="T19">5</text:span>-<text:span text:style-name="T20">SPECIFICATIONS LOGICIELLES</text:span><text:bookmark-end text:name="__RefHeading__4143_246836813"/></text:h>
      <text:p text:style-name="P87"/>
      <text:h text:style-name="P232" text:outline-level="2"><text:bookmark-start text:name="__RefHeading__4145_246836813"/><text:span text:style-name="T19">5</text:span>.1-Généralités<text:bookmark-end text:name="__RefHeading__4145_246836813"/></text:h>
      <text:p text:style-name="P87"/>
      <text:p text:style-name="P87">L’architecture hardware étant fondée sur le PIC 1<text:span text:style-name="T21">8F1320</text:span> de chez Microchip, le langage de développement du logiciel sera l’assembleur.</text:p>
      <text:p text:style-name="P87">Le logiciel sera développé sous Linux (Debian 8).</text:p>
      <text:p text:style-name="P87"/>
      <text:p text:style-name="P34"><text:span text:style-name="T22">3</text:span> firmware<text:span text:style-name="T22">s</text:span> seront généres : </text:p>
      <text:p text:style-name="P34"/>
      <text:p text:style-name="P34"><text:tab/>-Firmware de test, correspondant au mode <text:span text:style-name="T22">de fonctionnement</text:span> « test » du « SWR Power <text:tab/>Meter F8KGL. <text:span text:style-name="T23">Ce firmware est généré en position le flag de compilation TEST.</text:span></text:p>
      <text:p text:style-name="P34"><text:tab/>Nom : « swr_power_meter_f8kgl-Vn.m.TEST.hex »</text:p>
      <text:p text:style-name="P34"/>
      <text:p text:style-name="P34"><text:tab/>-Firmware de <text:span text:style-name="T22">calibration</text:span>, correspondant <text:span text:style-name="T24">à la fonctionnalité de la phase de </text:span>« <text:span text:style-name="T22">calibration</text:span> » <text:tab/><text:span text:style-name="T24">seule </text:span>du « SWR Power Meter F8KGL ». <text:span text:style-name="T23">Ce firmware est généré en position le flag de <text:tab/>compilation CALIBRATION.</text:span></text:p>
      <text:p text:style-name="P34"><text:tab/>Nom : « swr_power_meter_f8kgl-Vn.m.<text:span text:style-name="T22">CALIBRATION</text:span>.hex »</text:p>
      <text:p text:style-name="P34"/>
      <text:p text:style-name="P34"><text:tab/>-Firmware opérationnel, correspondant au mode <text:span text:style-name="T22">de fonctionnement </text:span>opérationne<text:span text:style-name="T24">l</text:span> du <text:tab/>« SWR Power Meter <text:tab/>F8KGL » <text:span text:style-name="T24">telle que décrite dans le §3.</text:span></text:p>
      <text:p text:style-name="P34"><text:tab/>Nom : « swr_power_meter_f8kgl-Vn.m.hex »</text:p>
      <text:p text:style-name="P34"/>
      <text:p text:style-name="P34">n : correspond à une version majeure du « SWR Power Meter F8KGL ».</text:p>
      <text:p text:style-name="P34">m : correspond à une version mineure du « SWR Power Meter F8KGL ».</text:p>
      <text:p text:style-name="P34"/>
      <text:p text:style-name="P34">V0.5 : mode « test » <text:span text:style-name="T25">implémenté,</text:span> validé en simulation <text:span text:style-name="T26">et sur prototypes.</text:span></text:p>
      <text:p text:style-name="P35">V0.6 : V0.5 avec nouvel ADC (MAX11100, MAX4624), et LCD 4 lignes 16 caractères</text:p>
      <text:p text:style-name="P34">V<text:span text:style-name="T24">1.0</text:span> : phase de calibration implémenté, validé en simulation <text:span text:style-name="T25">et sur cible matériel</text:span></text:p>
      <text:p text:style-name="P36">V<text:span text:style-name="T24">2</text:span>.0 : phase de mesure implémenté, validé en simulation et sur cible matériel.</text:p>
      <text:p text:style-name="P87"/>
      <text:p text:style-name="P87"/>
      <text:h text:style-name="P232" text:outline-level="2"><text:bookmark-start text:name="__RefHeading__4147_246836813"/><text:span text:style-name="T19">5</text:span>.2-Outils de développement<text:bookmark-end text:name="__RefHeading__4147_246836813"/></text:h>
      <text:h text:style-name="P114" text:outline-level="3"><text:bookmark-start text:name="__RefHeading__4149_246836813"/><text:span text:style-name="T19">5</text:span>.2.1-Assembleur<text:bookmark-end text:name="__RefHeading__4149_246836813"/></text:h>
      <text:p text:style-name="P87">Sous linux, la suite « GPUTILS », permet la compilation d’un projet développé <text:s/>en assembleur pour PIC.</text:p>
      <text:p text:style-name="P87"/>
      <text:p text:style-name="P87">GPUTILS est une collection d’outil pour les microcontroleurs PIC. Elle inclut : </text:p>
      <text:list xml:id="list901648202570821819" text:style-name="WWNum13">
        <text:list-item>
          <text:p text:style-name="P198">Gpasm : compilateur assembleur</text:p>
        </text:list-item>
        <text:list-item>
          <text:p text:style-name="P198">Gplib : compilateur assembleur permettant la génération d’une librairie</text:p>
        </text:list-item>
        <text:list-item>
          <text:p text:style-name="P198">Gplink : éditeur de lien symboliquez</text:p>
        </text:list-item>
      </text:list>
      <text:p text:style-name="P87"/>
      <text:p text:style-name="P87"/>
      <text:p text:style-name="P87">Installation : </text:p>
      <text:list xml:id="list2297779006414491353" text:style-name="WWNum12">
        <text:list-item>
          <text:p text:style-name="P199">Désinstaller la version courante de la distribution</text:p>
        </text:list-item>
        <text:list-item>
          <text:p text:style-name="P199"><text:soft-page-break/>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199">Installation</text:p>
        </text:list-item>
      </text:list>
      <text:p text:style-name="P87"><draw:frame draw:style-name="fr2"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87"/>
      <text:p text:style-name="P87"/>
      <text:p text:style-name="P87"/>
      <text:p text:style-name="P87"/>
      <text:p text:style-name="P87"/>
      <text:p text:style-name="P87"/>
      <text:h text:style-name="P114" text:outline-level="3"><text:bookmark-start text:name="__RefHeading__4151_246836813"/><text:span text:style-name="T19">5</text:span>.2.2-Outils de validation<text:bookmark-end text:name="__RefHeading__4151_246836813"/></text:h>
      <text:p text:style-name="P87">Sous linux, la suite « gpsim » permet la simulation d’un code compilé par GPUTILS</text:p>
      <text:p text:style-name="P87"/>
      <text:p text:style-name="P87">Installation : </text:p>
      <text:list xml:id="list8616990443608945993" text:style-name="WWNum14">
        <text:list-item>
          <text:p text:style-name="P200">Désinstaller la version courante de la distribution</text:p>
        </text:list-item>
        <text:list-item>
          <text:p text:style-name="P200">Télécharger la version 0.30.0 en suivant ce lien :</text:p>
        </text:list-item>
      </text:list>
      <text:p text:style-name="P216"><text:a xlink:type="simple" xlink:href="https://sourceforge.net/projects/gpsim/files/gpsim/0.30.0/gpsim-0.30.0.tar.gz/download" text:style-name="Internet_20_link" text:visited-style-name="Visited_20_Internet_20_Link">https://sourceforge.net/projects/gpsim/files/gpsim/0.30.0/gpsim-0.30.0.tar.gz/download</text:a></text:p>
      <text:list xml:id="list73643530317060" text:continue-numbering="true" text:style-name="WWNum14">
        <text:list-item>
          <text:p text:style-name="P200">Installation</text:p>
        </text:list-item>
      </text:list>
      <text:p text:style-name="P87"><draw:frame draw:style-name="fr2" draw:name="Zone de texte 32" text:anchor-type="paragraph" svg:x="1.401cm" svg:y="0.259cm" svg:width="12.169cm" svg:height="2.912cm" draw:z-index="8"><draw:text-box><text:p text:style-name="P223">$ tar –xvzf gpsim-0.30.0.tar.gz</text:p><text:p text:style-name="P223">$ cd gpsim-0.30.0.tar.gz</text:p><text:p text:style-name="P223">$ ./configure</text:p><text:p text:style-name="P223">$make</text:p><text:p text:style-name="P223">$sudo make install</text:p></draw:text-box></draw:frame></text:p>
      <text:p text:style-name="P87"/>
      <text:p text:style-name="P87"/>
      <text:p text:style-name="P87"/>
      <text:p text:style-name="P87"/>
      <text:p text:style-name="P87"/>
      <text:p text:style-name="P87"/>
      <text:p text:style-name="P87"/>
      <text:p text:style-name="P87">Utilisation : </text:p>
      <text:p text:style-name="P87"><draw:frame draw:style-name="fr2" draw:name="Zone de texte 33" text:anchor-type="paragraph" svg:x="1.401cm" svg:y="0.395cm" svg:width="12.169cm" svg:height="0.884cm" draw:z-index="9"><draw:text-box><text:p text:style-name="Frame_20_contents">$ gpsim –s nom_du_fichier.cod</text:p></draw:text-box></draw:frame></text:p>
      <text:list xml:id="list3074206112341456379" text:style-name="WWNum19">
        <text:list-item>
          <text:p text:style-name="P201"/>
        </text:list-item>
      </text:list>
      <text:p text:style-name="P87"/>
      <text:list xml:id="list73644273114900" text:continue-numbering="true" text:style-name="WWNum19">
        <text:list-item>
          <text:p text:style-name="P201">Aller dans File-&gt;Open et choisir le fichier .stc</text:p>
        </text:list-item>
        <text:list-item>
          <text:p text:style-name="P202">Par défaut, la fréquence est fixée à 20MHz. <text:span text:style-name="T27">I</text:span>l faut fixer la fréquence de travail à 4MHz : </text:p>
          <text:p text:style-name="P202"><draw:frame draw:style-name="fr2" draw:name="Cadre2" text:anchor-type="paragraph" svg:x="1.401cm" svg:y="0.395cm" svg:width="12.169cm" svg:height="2.032cm" draw:z-index="17"><draw:text-box><text:p text:style-name="P225">**gpsim&gt; frequency 4000000</text:p><text:p text:style-name="P225">**gpsim&gt; frequency</text:p><text:p text:style-name="P225">Clock frequency: 4 MHz.</text:p></draw:text-box></draw:frame></text:p>
        </text:list-item>
      </text:list>
      <text:p text:style-name="P216"/>
      <text:p text:style-name="P216"/>
      <text:p text:style-name="P216"/>
      <text:p text:style-name="P216"/>
      <text:p text:style-name="P216"/>
      <text:h text:style-name="P114" text:outline-level="3"><text:bookmark-start text:name="__RefHeading__5937_1110828432"/>5.2.3-<text:span text:style-name="T28">Outils de contrôle de version</text:span><text:bookmark-end text:name="__RefHeading__5937_1110828432"/></text:h>
      <text:p text:style-name="P87"/>
      <text:p text:style-name="P87"><text:span text:style-name="T30">Le</text:span><text:span text:style-name="T31">s versions de</text:span><text:span text:style-name="T30"> logiciel, schémas, BOM et circuit imprimés sont </text:span><text:span text:style-name="T31">contrôlées</text:span><text:span text:style-name="T30"> par un serveur </text:span></text:p>
      <text:p text:style-name="P37"/>
      <text:p text:style-name="P87"/>
      <text:p text:style-name="P87"/>
      <text:p text:style-name="P87"/>
      <text:p text:style-name="P87"/>
      <text:p text:style-name="P87"/>
      <text:p text:style-name="P87"/>
      <text:h text:style-name="P232" text:outline-level="2"><text:bookmark-start text:name="__RefHeading__4153_246836813"/><text:soft-page-break/><text:span text:style-name="T19">5</text:span>.<text:span text:style-name="T41">3</text:span>-<text:span text:style-name="T42">Arborescence de développement</text:span><text:bookmark-end text:name="__RefHeading__4153_246836813"/></text:h>
      <text:p text:style-name="P87"><draw:frame draw:style-name="fr1" draw:name="Text Box 10" text:anchor-type="paragraph" svg:x="3.508cm" svg:y="0.183cm" svg:width="2.297cm" svg:height="1.037cm" draw:z-index="15"><draw:text-box><text:p text:style-name="Frame_20_contents">bin</text:p></draw:text-box></draw:frame><draw:frame draw:style-name="fr1" draw:name="Text Box 2" text:anchor-type="paragraph" svg:x="-1.676cm" svg:y="0.161cm" svg:width="4.225cm" svg:height="1.067cm" draw:z-index="16"><draw:text-box><text:p text:style-name="P224">swr_power_meter</text:p></draw:text-box></draw:frame></text:p>
      <text:p text:style-name="P87"/>
      <text:p text:style-name="P87"/>
      <text:p text:style-name="P87"><draw:frame draw:style-name="fr1" draw:name="Text Box 11" text:anchor-type="paragraph" svg:x="3.508cm" svg:y="0.071cm" svg:width="2.297cm" svg:height="1.037cm" draw:z-index="14"><draw:text-box><text:p text:style-name="Frame_20_contents">prj</text:p></draw:text-box></draw:frame></text:p>
      <text:p text:style-name="P87"/>
      <text:p text:style-name="P87"><draw:frame draw:style-name="fr1" draw:name="Text Box 12" text:anchor-type="paragraph" svg:x="3.508cm" svg:y="0.288cm" svg:width="2.297cm" svg:height="1.037cm" draw:z-index="13"><draw:text-box><text:p text:style-name="Frame_20_contents">doc</text:p></draw:text-box></draw:frame></text:p>
      <text:p text:style-name="P87"/>
      <text:p text:style-name="P87"/>
      <text:p text:style-name="P87"><draw:frame draw:style-name="fr1" draw:name="Text Box 25" text:anchor-type="paragraph" svg:x="10.028cm" svg:y="0.079cm" svg:width="2.297cm" svg:height="1.037cm" draw:z-index="2"><draw:text-box><text:p text:style-name="Frame_20_contents">sim</text:p></draw:text-box></draw:frame><draw:frame draw:style-name="fr1" draw:name="Text Box 17" text:anchor-type="paragraph" svg:x="6.765cm" svg:y="0.109cm" svg:width="2.297cm" svg:height="1.037cm" draw:z-index="11"><draw:text-box><text:p text:style-name="Frame_20_contents">hw</text:p></draw:text-box></draw:frame><draw:frame draw:style-name="fr1" draw:name="Text Box 13" text:anchor-type="paragraph" svg:x="3.508cm" svg:y="0.109cm" svg:width="2.297cm" svg:height="1.037cm" draw:z-index="12"><draw:text-box><text:p text:style-name="Frame_20_contents">src</text:p></draw:text-box></draw:frame></text:p>
      <text:p text:style-name="P87"/>
      <text:p text:style-name="P87"><draw:frame draw:style-name="fr1" draw:name="Text Box 26" text:anchor-type="paragraph" svg:x="10.028cm" svg:y="0.242cm" svg:width="2.297cm" svg:height="1.037cm" draw:z-index="3"><draw:text-box><text:p text:style-name="P222">doc</text:p></draw:text-box></draw:frame></text:p>
      <text:p text:style-name="P87"/>
      <text:p text:style-name="P87"/>
      <text:p text:style-name="P87"><draw:frame draw:style-name="fr1" draw:name="Text Box 18" text:anchor-type="paragraph" svg:x="6.772cm" svg:y="0.041cm" svg:width="2.297cm" svg:height="1.037cm" draw:z-index="1"><draw:text-box><text:p text:style-name="Frame_20_contents">sw</text:p></draw:text-box></draw:frame><draw:frame draw:style-name="fr1" draw:name="Text Box 29" text:anchor-type="paragraph" svg:x="10.021cm" svg:y="0.041cm" svg:width="2.297cm" svg:height="1.037cm" draw:z-index="6"><draw:text-box><text:p text:style-name="Frame_20_contents">calc</text:p></draw:text-box></draw:frame></text:p>
      <text:p text:style-name="P87"/>
      <text:p text:style-name="P87"><draw:frame draw:style-name="fr1" draw:name="Cadre4" text:anchor-type="paragraph" svg:x="10.021cm" svg:y="0.335cm" svg:width="2.297cm" svg:height="1.037cm" draw:z-index="19"><draw:text-box><text:p text:style-name="P226">data</text:p></draw:text-box></draw:frame></text:p>
      <text:p text:style-name="P87"/>
      <text:p text:style-name="P87"/>
      <text:p text:style-name="P87"><draw:frame draw:style-name="fr1" draw:name="Cadre3" text:anchor-type="paragraph" svg:x="10.051cm" svg:y="0.085cm" svg:width="2.297cm" svg:height="1.037cm" draw:z-index="44"><draw:text-box><text:p text:style-name="P227">eep</text:p></draw:text-box></draw:frame></text:p>
      <text:p text:style-name="P87"/>
      <text:p text:style-name="P87"><draw:frame draw:style-name="fr1" draw:name="Cadre5" text:anchor-type="paragraph" svg:x="10.019cm" svg:y="0.312cm" svg:width="2.297cm" svg:height="1.037cm" draw:z-index="20"><draw:text-box><text:p text:style-name="P226">flh</text:p></draw:text-box></draw:frame></text:p>
      <text:p text:style-name="P87"/>
      <text:p text:style-name="P87"/>
      <text:p text:style-name="P87"><draw:frame draw:style-name="fr1" draw:name="Cadre1" text:anchor-type="paragraph" svg:x="10.021cm" svg:y="0.12cm" svg:width="2.244cm" svg:height="1.037cm" draw:z-index="10"><draw:text-box><text:p text:style-name="Frame_20_contents">inc</text:p></draw:text-box></draw:frame></text:p>
      <text:p text:style-name="P87"/>
      <text:p text:style-name="P87"><draw:frame draw:style-name="fr1" draw:name="Text Box 27" text:anchor-type="paragraph" svg:x="9.989cm" svg:y="0.423cm" svg:width="2.297cm" svg:height="1.037cm" draw:z-index="4"><draw:text-box><text:p text:style-name="Frame_20_contents">lcd</text:p></draw:text-box></draw:frame></text:p>
      <text:p text:style-name="P87"/>
      <text:p text:style-name="P87"/>
      <text:p text:style-name="P87"><draw:frame draw:style-name="fr1" draw:name="Text Box 28" text:anchor-type="paragraph" svg:x="10.021cm" svg:y="0.295cm" svg:width="2.297cm" svg:height="1.037cm" draw:z-index="5"><draw:text-box><text:p text:style-name="Frame_20_contents">readadc</text:p></draw:text-box></draw:frame></text:p>
      <text:p text:style-name="P87"/>
      <text:p text:style-name="P87"/>
      <text:p text:style-name="P87"/>
      <text:p text:style-name="P87"/>
      <text:p text:style-name="P87"/>
      <table:table table:name="Tableau8" table:style-name="Tableau8">
        <table:table-column table:style-name="Tableau8.A"/>
        <table:table-column table:style-name="Tableau8.B"/>
        <table:table-row table:style-name="Tableau8.1">
          <table:table-cell table:style-name="Tableau8.A1" office:value-type="string">
            <text:p text:style-name="P87"><text:span text:style-name="T43">swr_power_meter</text:span>/bin</text:p>
          </table:table-cell>
          <table:table-cell table:style-name="Tableau8.A1" office:value-type="string">
            <text:p text:style-name="P87">Contient l’ensemble des binaires produits : </text:p>
            <text:list xml:id="list4880633388284327982" text:style-name="WWNum10">
              <text:list-item>
                <text:p text:style-name="P203">*.a : librairie associée à un composant sw</text:p>
              </text:list-item>
              <text:list-item>
                <text:p text:style-name="P203">*.cod : simulation</text:p>
              </text:list-item>
              <text:list-item>
                <text:p text:style-name="P203">*.hex : binaire à flasher dans le PIC</text:p>
              </text:list-item>
              <text:list-item>
                <text:p text:style-name="P203">*.map : mapping mémoire</text:p>
              </text:list-item>
              <text:list-item>
                <text:p text:style-name="P203">*.cof : fichier objet résultat de la compilation</text:p>
              </text:list-item>
              <text:list-item>
                <text:p text:style-name="P203">*.lst : ?</text:p>
              </text:list-item>
            </text:list>
          </table:table-cell>
        </table:table-row>
        <table:table-row table:style-name="Tableau8.1">
          <table:table-cell table:style-name="Tableau8.A1" office:value-type="string">
            <text:p text:style-name="P87"><text:span text:style-name="T43">swr_power_meter</text:span>/prj</text:p>
          </table:table-cell>
          <table:table-cell table:style-name="Tableau8.A1" office:value-type="string">
            <text:p text:style-name="P87">Contient le Makefile du projet, et le point d’entrée sw (main.asm)</text:p>
          </table:table-cell>
        </table:table-row>
        <table:table-row table:style-name="Tableau8.1">
          <table:table-cell table:style-name="Tableau8.A1" office:value-type="string">
            <text:p text:style-name="P87"><text:span text:style-name="T43">swr_power_meter</text:span>/doc</text:p>
          </table:table-cell>
          <table:table-cell table:style-name="Tableau8.A1" office:value-type="string">
            <text:p text:style-name="P87">Documentation du projet</text:p>
          </table:table-cell>
        </table:table-row>
        <table:table-row table:style-name="Tableau8.1">
          <table:table-cell table:style-name="Tableau8.A1" office:value-type="string">
            <text:p text:style-name="P87"><text:span text:style-name="T43">swr_power_meter</text:span>/src</text:p>
          </table:table-cell>
          <table:table-cell table:style-name="Tableau8.A1" office:value-type="string">
            <text:p text:style-name="P87">Contient les sources du projet</text:p>
          </table:table-cell>
        </table:table-row>
        <table:table-row table:style-name="Tableau8.1">
          <table:table-cell table:style-name="Tableau8.A1" office:value-type="string">
            <text:p text:style-name="P87"><text:span text:style-name="T43">swr_power_meter</text:span>/src/hw</text:p>
          </table:table-cell>
          <table:table-cell table:style-name="Tableau8.A1" office:value-type="string">
            <text:p text:style-name="P87">Contient les sources HW du projet <text:span text:style-name="T23">(schéma, PCB)</text:span></text:p>
          </table:table-cell>
        </table:table-row>
        <table:table-row table:style-name="Tableau8.1">
          <table:table-cell table:style-name="Tableau8.A1" office:value-type="string">
            <text:p text:style-name="P87"><text:span text:style-name="T43">swr_power_meter</text:span>/<text:span text:style-name="T23">src/</text:span>hw/sim</text:p>
          </table:table-cell>
          <table:table-cell table:style-name="Tableau8.A1" office:value-type="string">
            <text:p text:style-name="P87">Contient le fichier netlist pour gpsim</text:p>
          </table:table-cell>
        </table:table-row>
        <table:table-row table:style-name="Tableau8.1">
          <table:table-cell table:style-name="Tableau8.A1" office:value-type="string">
            <text:p text:style-name="P87"><text:span text:style-name="T43">swr_power_meter</text:span>/<text:span text:style-name="T23">src/</text:span>hw/<text:span text:style-name="T23">doc</text:span></text:p>
          </table:table-cell>
          <table:table-cell table:style-name="Tableau8.A1" office:value-type="string">
            <text:p text:style-name="P54">Contient les <text:span text:style-name="T23">doc HW des composants</text:span></text:p>
          </table:table-cell>
        </table:table-row>
        <text:soft-page-break/>
        <table:table-row table:style-name="Tableau8.1">
          <table:table-cell table:style-name="Tableau8.A1" office:value-type="string">
            <text:p text:style-name="P87"><text:span text:style-name="T43">swr_power_meter</text:span>/sw/lcd</text:p>
          </table:table-cell>
          <table:table-cell table:style-name="Tableau8.A1" office:value-type="string">
            <text:p text:style-name="P87">Composant LCD</text:p>
            <text:list xml:id="list8294866571194774591" text:style-name="WWNum11">
              <text:list-item>
                <text:p text:style-name="P204">Driver.asm : driver bas niveau du LCD</text:p>
              </text:list-item>
              <text:list-item>
                <text:p text:style-name="P204">Aff.asm : routines haut niveau d’affichage des messages</text:p>
              </text:list-item>
              <text:list-item>
                <text:p text:style-name="P204">Makefile : make de la librairie LCD</text:p>
              </text:list-item>
            </text:list>
          </table:table-cell>
        </table:table-row>
        <table:table-row table:style-name="Tableau8.1">
          <table:table-cell table:style-name="Tableau8.A1" office:value-type="string">
            <text:p text:style-name="P87"><text:span text:style-name="T43">swr_power_meter</text:span>/sw/readadc</text:p>
          </table:table-cell>
          <table:table-cell table:style-name="Tableau8.A1" office:value-type="string">
            <text:p text:style-name="P87">Composant ADC</text:p>
          </table:table-cell>
        </table:table-row>
        <table:table-row table:style-name="Tableau8.1">
          <table:table-cell table:style-name="Tableau8.A1" office:value-type="string">
            <text:p text:style-name="P87"><text:span text:style-name="T43">swr_power_meter</text:span>/sw/calc</text:p>
          </table:table-cell>
          <table:table-cell table:style-name="Tableau8.A1" office:value-type="string">
            <text:p text:style-name="P87">Composant CALC</text:p>
          </table:table-cell>
        </table:table-row>
        <table:table-row table:style-name="Tableau8.1">
          <table:table-cell table:style-name="Tableau8.A11" office:value-type="string">
            <text:p text:style-name="P55">swr_power_meter/sw/eep</text:p>
          </table:table-cell>
          <table:table-cell table:style-name="Tableau8.A11" office:value-type="string">
            <text:p text:style-name="P55">Composant EEP : </text:p>
            <text:p text:style-name="P205">Driver.asm : driver bas niveau</text:p>
          </table:table-cell>
        </table:table-row>
        <table:table-row table:style-name="Tableau8.1">
          <table:table-cell table:style-name="Tableau8.A1" office:value-type="string">
            <text:p text:style-name="P55">swr_power_meter/sw/<text:span text:style-name="T44">flh</text:span></text:p>
          </table:table-cell>
          <table:table-cell table:style-name="Tableau8.A1" office:value-type="string">
            <text:p text:style-name="P55">Composant <text:span text:style-name="T44">d’accès à la flash du PIC</text:span> : </text:p>
            <text:p text:style-name="P205">Driver.asm : driver bas niveau</text:p>
          </table:table-cell>
        </table:table-row>
        <table:table-row table:style-name="Tableau8.1">
          <table:table-cell table:style-name="Tableau8.A11" office:value-type="string">
            <text:p text:style-name="P55">swr_power_meter/sw/<text:span text:style-name="T44">data</text:span></text:p>
          </table:table-cell>
          <table:table-cell table:style-name="Tableau8.A11" office:value-type="string">
            <text:p text:style-name="P56">Composant data : contient les <text:span text:style-name="T23">données </text:span>: <text:span text:style-name="T23">table de calibration, version logicielle, constantes</text:span></text:p>
          </table:table-cell>
        </table:table-row>
        <table:table-row table:style-name="Tableau8.1">
          <table:table-cell table:style-name="Tableau8.A11" office:value-type="string">
            <text:p text:style-name="P87"><text:span text:style-name="T43">swr_power_meter/</text:span>sw/inc</text:p>
          </table:table-cell>
          <table:table-cell table:style-name="Tableau8.A11" office:value-type="string">
            <text:p text:style-name="P87">Include</text:p>
          </table:table-cell>
        </table:table-row>
      </table:table>
      <text:p text:style-name="P87"/>
      <text:p text:style-name="P87"/>
      <text:h text:style-name="P232" text:outline-level="2"><text:bookmark-start text:name="__RefHeading__6266_63224887"/><text:span text:style-name="T24">5.4</text:span>-<text:span text:style-name="T45">Mode « test »</text:span><text:bookmark-end text:name="__RefHeading__6266_63224887"/></text:h>
      <text:p text:style-name="P58">Le mode « test » est un mode de fonctionnement de validation du « SWR POWER METER F8KGL ».</text:p>
      <text:p text:style-name="P58">Il permettra de valider le fonctionnement <text:span text:style-name="T46">d</text:span>es ADC <text:span text:style-name="T46">(linéarité, précision, stabilité)</text:span>, <text:span text:style-name="T46">du</text:span> détecteur HF (stabilité, et précision), et la ligne de mesure.</text:p>
      <text:p text:style-name="P58"/>
      <text:p text:style-name="P57"><text:span text:style-name="T47">E</text:span>n mode test, il affiche le message suivant :</text:p>
      <text:p text:style-name="P4"/>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30">F</text:p>
          </table:table-cell>
          <table:table-cell table:style-name="Tableau7.A1" office:value-type="string">
            <text:p text:style-name="P131">W</text:p>
          </table:table-cell>
          <table:table-cell table:style-name="Tableau7.A1" office:value-type="string">
            <text:p text:style-name="P131">D</text:p>
          </table:table-cell>
          <table:table-cell table:style-name="Tableau7.A1" office:value-type="string">
            <text:p text:style-name="P184"/>
          </table:table-cell>
          <table:table-cell table:style-name="Tableau7.A1" office:value-type="string">
            <text:p text:style-name="P131">u</text:p>
          </table:table-cell>
          <table:table-cell table:style-name="Tableau7.A1" office:value-type="string">
            <text:p text:style-name="P131">u</text:p>
          </table:table-cell>
          <table:table-cell table:style-name="Tableau7.A1" office:value-type="string">
            <text:p text:style-name="P131">u</text:p>
          </table:table-cell>
          <table:table-cell table:style-name="Tableau7.A1" office:value-type="string">
            <text:p text:style-name="P131">u</text:p>
          </table:table-cell>
          <table:table-cell table:style-name="Tableau7.A1" office:value-type="string">
            <text:p text:style-name="P131">h</text:p>
          </table:table-cell>
          <table:table-cell table:style-name="Tableau7.A1" office:value-type="string">
            <text:p text:style-name="P184">-</text:p>
          </table:table-cell>
          <table:table-cell table:style-name="Tableau7.A1" office:value-type="string">
            <text:p text:style-name="P131">v</text:p>
          </table:table-cell>
          <table:table-cell table:style-name="Tableau7.A1" office:value-type="string">
            <text:p text:style-name="P131">v</text:p>
          </table:table-cell>
          <table:table-cell table:style-name="Tableau7.A1" office:value-type="string">
            <text:p text:style-name="P131">v</text:p>
          </table:table-cell>
          <table:table-cell table:style-name="Tableau7.A1" office:value-type="string">
            <text:p text:style-name="P131">v</text:p>
          </table:table-cell>
          <table:table-cell table:style-name="Tableau7.A1" office:value-type="string">
            <text:p text:style-name="P131">m</text:p>
          </table:table-cell>
          <table:table-cell table:style-name="Tableau7.P1" office:value-type="string">
            <text:p text:style-name="P131">V</text:p>
          </table:table-cell>
        </table:table-row>
        <table:table-row table:style-name="Tableau7.1">
          <table:table-cell table:style-name="Tableau7.A1" office:value-type="string">
            <text:p text:style-name="P131">R</text:p>
          </table:table-cell>
          <table:table-cell table:style-name="Tableau7.A1" office:value-type="string">
            <text:p text:style-name="P131">E</text:p>
          </table:table-cell>
          <table:table-cell table:style-name="Tableau7.A1" office:value-type="string">
            <text:p text:style-name="P131">F</text:p>
          </table:table-cell>
          <table:table-cell table:style-name="Tableau7.A1" office:value-type="string">
            <text:p text:style-name="P184"/>
          </table:table-cell>
          <table:table-cell table:style-name="Tableau7.A1" office:value-type="string">
            <text:p text:style-name="P131">x</text:p>
          </table:table-cell>
          <table:table-cell table:style-name="Tableau7.A1" office:value-type="string">
            <text:p text:style-name="P131">x</text:p>
          </table:table-cell>
          <table:table-cell table:style-name="Tableau7.A1" office:value-type="string">
            <text:p text:style-name="P131">x</text:p>
          </table:table-cell>
          <table:table-cell table:style-name="Tableau7.A1" office:value-type="string">
            <text:p text:style-name="P131">x</text:p>
          </table:table-cell>
          <table:table-cell table:style-name="Tableau7.A1" office:value-type="string">
            <text:p text:style-name="P131">h</text:p>
          </table:table-cell>
          <table:table-cell table:style-name="Tableau7.A1" office:value-type="string">
            <text:p text:style-name="P184">-</text:p>
          </table:table-cell>
          <table:table-cell table:style-name="Tableau7.A1" office:value-type="string">
            <text:p text:style-name="P131">y</text:p>
          </table:table-cell>
          <table:table-cell table:style-name="Tableau7.A1" office:value-type="string">
            <text:p text:style-name="P131">y</text:p>
          </table:table-cell>
          <table:table-cell table:style-name="Tableau7.A1" office:value-type="string">
            <text:p text:style-name="P131">y</text:p>
          </table:table-cell>
          <table:table-cell table:style-name="Tableau7.A1" office:value-type="string">
            <text:p text:style-name="P131">y</text:p>
          </table:table-cell>
          <table:table-cell table:style-name="Tableau7.A1" office:value-type="string">
            <text:p text:style-name="P131">m</text:p>
          </table:table-cell>
          <table:table-cell table:style-name="Tableau7.P1" office:value-type="string">
            <text:p text:style-name="P131">V</text:p>
          </table:table-cell>
        </table:table-row>
      </table:table>
      <text:p text:style-name="P3"/>
      <text:p text:style-name="P5">« FWD » : chaîne de caractère fixe, indiquant que la ligne 1 du LCD est dédié au port FW<text:span text:style-name="T48">D</text:span></text:p>
      <text:p text:style-name="P6"><text:span text:style-name="T46">uuuu</text:span> : correspond à la valeur de l'ADC du port FWD en hexadécimal</text:p>
      <text:p text:style-name="P5">vvvv : correspond à la tension <text:span text:style-name="T48">calculée à partir de la valeur de l’ADC par le PIC <text:s/>sur le port FWD en mV </text:span></text:p>
      <text:p text:style-name="P5">« <text:span text:style-name="T49">REF</text:span> » : chaîne de caractère fixe, indiquant que la ligne 1 du LCD est dédié au port <text:span text:style-name="T48">REF</text:span></text:p>
      <text:p text:style-name="P6"><text:span text:style-name="T46">xxxx</text:span> : correspond à la valeur de l'ADC du port REF en hexadécimal</text:p>
      <text:p text:style-name="P7">yyyy : correspond à la tension calculée à partir de la valeur de l’ADC par le PIC <text:s/>sur le port REF en mV </text:p>
      <text:p text:style-name="P6">« <text:span text:style-name="T48">h » : caracère symbolisant l’unité de la mesure de l’ADC (hexadécimal)</text:span></text:p>
      <text:p text:style-name="P6">« <text:span text:style-name="T48">mV » : chaîne de caractère indiquant l’unité de la mesure de la tension (mV)</text:span></text:p>
      <text:p text:style-name="P8">La conversion « valeur hexadécimal de l'ADC » vers « tension calculée de l'ADC en mV » se fera à l'aide d'une table de calibration, placée en mémoire flash. <text:span text:style-name="T50">Elle portera le nom de « table de calibration théorique de l’ADC ».</text:span></text:p>
      <text:p text:style-name="P8"/>
      <table:table table:name="Tableau28" table:style-name="Tableau28">
        <table:table-column table:style-name="Tableau28.A" table:number-columns-repeated="2"/>
        <table:table-column table:style-name="Tableau28.C"/>
        <table:table-row>
          <table:table-cell table:style-name="Tableau28.A1" office:value-type="string">
            <text:p text:style-name="P132">ADC(hexa) sur 10 bits</text:p>
          </table:table-cell>
          <table:table-cell table:style-name="Tableau28.A1" office:value-type="string">
            <text:p text:style-name="P132">Tension en mV</text:p>
          </table:table-cell>
          <table:table-cell table:style-name="Tableau28.C1" office:value-type="string">
            <text:p text:style-name="P133">Valeur de la tension en mV stockée flash</text:p>
          </table:table-cell>
        </table:table-row>
        <table:table-row>
          <table:table-cell table:style-name="Tableau28.A2" office:value-type="string">
            <text:p text:style-name="P132">0x0000</text:p>
          </table:table-cell>
          <table:table-cell table:style-name="Tableau28.A2" office:value-type="string">
            <text:p text:style-name="P132">0</text:p>
          </table:table-cell>
          <table:table-cell table:style-name="Tableau28.C2" office:value-type="string">
            <text:p text:style-name="P133">0x0000</text:p>
          </table:table-cell>
        </table:table-row>
        <table:table-row>
          <table:table-cell table:style-name="Tableau28.A2" office:value-type="string">
            <text:p text:style-name="P132">0x0001</text:p>
          </table:table-cell>
          <table:table-cell table:style-name="Tableau28.A2" office:value-type="string">
            <text:p text:style-name="P132">5</text:p>
          </table:table-cell>
          <table:table-cell table:style-name="Tableau28.C2" office:value-type="string">
            <text:p text:style-name="P133">0x0005</text:p>
          </table:table-cell>
        </table:table-row>
        <table:table-row>
          <table:table-cell table:style-name="Tableau28.A2" office:value-type="string">
            <text:p text:style-name="P132">0x0002</text:p>
          </table:table-cell>
          <table:table-cell table:style-name="Tableau28.A2" office:value-type="string">
            <text:p text:style-name="P132">10</text:p>
          </table:table-cell>
          <table:table-cell table:style-name="Tableau28.C2" office:value-type="string">
            <text:p text:style-name="P133">0x000A</text:p>
          </table:table-cell>
        </table:table-row>
        <table:table-row>
          <table:table-cell table:style-name="Tableau28.A2" office:value-type="string">
            <text:p text:style-name="P134">...</text:p>
          </table:table-cell>
          <table:table-cell table:style-name="Tableau28.A2" office:value-type="string">
            <text:p text:style-name="P134">...</text:p>
          </table:table-cell>
          <table:table-cell table:style-name="Tableau28.C2" office:value-type="string">
            <text:p text:style-name="P134">...</text:p>
          </table:table-cell>
        </table:table-row>
        <table:table-row>
          <table:table-cell table:style-name="Tableau28.A2" office:value-type="string">
            <text:p text:style-name="P132">0x3FD</text:p>
          </table:table-cell>
          <table:table-cell table:style-name="Tableau28.A2" office:value-type="string">
            <text:p text:style-name="P132">4985</text:p>
          </table:table-cell>
          <table:table-cell table:style-name="Tableau28.C2" office:value-type="string">
            <text:p text:style-name="P133">0x1379</text:p>
          </table:table-cell>
        </table:table-row>
        <text:soft-page-break/>
        <table:table-row>
          <table:table-cell table:style-name="Tableau28.A2" office:value-type="string">
            <text:p text:style-name="P132">0x3FE</text:p>
          </table:table-cell>
          <table:table-cell table:style-name="Tableau28.A2" office:value-type="string">
            <text:p text:style-name="P132">4990</text:p>
          </table:table-cell>
          <table:table-cell table:style-name="Tableau28.C2" office:value-type="string">
            <text:p text:style-name="P133">0x137E</text:p>
          </table:table-cell>
        </table:table-row>
        <table:table-row>
          <table:table-cell table:style-name="Tableau28.A2" office:value-type="string">
            <text:p text:style-name="P132">0x3FF</text:p>
          </table:table-cell>
          <table:table-cell table:style-name="Tableau28.A2" office:value-type="string">
            <text:p text:style-name="P132">4995</text:p>
          </table:table-cell>
          <table:table-cell table:style-name="Tableau28.C2" office:value-type="string">
            <text:p text:style-name="P133">0x1383</text:p>
          </table:table-cell>
        </table:table-row>
      </table:table>
      <text:p text:style-name="P9"/>
      <text:p text:style-name="P87"/>
      <text:p text:style-name="P87"/>
      <text:h text:style-name="P232" text:outline-level="2"><text:bookmark-start text:name="__RefHeading__4155_246836813"/><text:span text:style-name="T19">5.4</text:span>-Spécifications <text:span text:style-name="T25">SW</text:span><text:bookmark-end text:name="__RefHeading__4155_246836813"/></text:h>
      <text:h text:style-name="P114" text:outline-level="3"><text:bookmark-start text:name="__RefHeading__4157_246836813"/><text:span text:style-name="T19">5.4</text:span>.<text:span text:style-name="T41">1</text:span>-/prj<text:bookmark-end text:name="__RefHeading__4157_246836813"/></text:h>
      <text:h text:style-name="P108" text:outline-level="4"><text:bookmark-start text:name="__RefHeading__4159_246836813"/><text:span text:style-name="T19">5.4.1.1</text:span>-Makefile<text:bookmark-end text:name="__RefHeading__4159_246836813"/></text:h>
      <text:p text:style-name="P87"/>
      <table:table table:name="Tableau37" table:style-name="Tableau37">
        <table:table-column table:style-name="Tableau37.A"/>
        <table:table-column table:style-name="Tableau37.B"/>
        <table:table-row>
          <table:table-cell table:style-name="Tableau37.A1" office:value-type="string">
            <text:p text:style-name="P135">Variables</text:p>
          </table:table-cell>
          <table:table-cell table:style-name="Tableau37.B1" office:value-type="string">
            <text:p text:style-name="P135">Nom du projet : swr-power-meter_<text:span text:style-name="T51">f8kgl-</text:span></text:p>
            <text:p text:style-name="P135">Processeur : 1<text:span text:style-name="T52">8F1320</text:span> (à exporter)</text:p>
            <text:p text:style-name="P135">Version : Vn.m (à exporter)</text:p>
            <text:p text:style-name="P135">Nom du <text:span text:style-name="T53">firmware de </text:span>test :&lt;Nom du projet&gt;&lt;Version&gt;.TEST.hex</text:p>
            <text:p text:style-name="P136">Nom du <text:span text:style-name="T53">firmware de calibration : </text:span>&lt;Nom du projet&gt;&lt;Version&gt;.<text:span text:style-name="T53">CALIBRATION</text:span>.hex</text:p>
            <text:p text:style-name="P136">Nom du <text:span text:style-name="T53">firmware</text:span> <text:span text:style-name="T53">opérationnel: </text:span>&lt;Nom du projet&gt;&lt;Version&gt;.hex</text:p>
            <text:p text:style-name="P146"><text:span text:style-name="T54">Sous linux : </text:span><text:span text:style-name="T58">Répertoire pour le linker : /usr/share/gptuils/lkr (à exporter)</text:span></text:p>
            <text:p text:style-name="P146"><text:span text:style-name="T54">Sous Windows : </text:span><text:span text:style-name="T58">Répertoire pour le linker : ./ (à exporter)</text:span></text:p>
            <text:p text:style-name="P135">Script du PIC pour le linker : &lt;Répertoire pour le linker&gt;&lt;Processeur&gt;.lkr (à exporter)</text:p>
            <text:p text:style-name="P147">Répertoire des Include : -I../src/sw/inc</text:p>
            <text:p text:style-name="P147"/>
            <text:p text:style-name="P148"/>
            <text:p text:style-name="P135"/>
          </table:table-cell>
        </table:table-row>
        <table:table-row>
          <table:table-cell table:style-name="Tableau37.A2" office:value-type="string">
            <text:p text:style-name="P135">Outils</text:p>
          </table:table-cell>
          <table:table-cell table:style-name="Tableau37.B2" office:value-type="string">
            <text:p text:style-name="P149">AS : gpasm (assembleur)</text:p>
            <text:p text:style-name="P149">LD : gplink (linker)</text:p>
          </table:table-cell>
        </table:table-row>
        <table:table-row>
          <table:table-cell table:style-name="Tableau37.A2" office:value-type="string">
            <text:p text:style-name="P135">Flags</text:p>
          </table:table-cell>
          <table:table-cell table:style-name="Tableau37.B2" office:value-type="string">
            <text:p text:style-name="P147">Flags pour le linker : --map -c -s <text:span text:style-name="T59">(génère un fichier .map, génère un fichier objet, spécifier le fichier script pour le linker)</text:span></text:p>
            <text:p text:style-name="P150">Flags pour l'assembleur : -c (génère un fichier objet) -<text:span text:style-name="T60">D&lt;Version du firmware »</text:span></text:p>
            <text:p text:style-name="P151">flag pour la génération du firmware de test par l’assembleur : TEST</text:p>
            <text:p text:style-name="P149"><text:span text:style-name="T61">flag pour la génération du firmware de calibration par l’assembleur : </text:span><text:span text:style-name="T55">CALIBRATION</text:span></text:p>
            <text:p text:style-name="P152">Si ADC_PIC=Yes, alors le flag de choix de l'ADC HW vaut HW_ADC_PIC. Sinon, ilest indéfini</text:p>
            <text:p text:style-name="P137"/>
            <text:p text:style-name="P147"/>
          </table:table-cell>
        </table:table-row>
        <table:table-row>
          <table:table-cell table:style-name="Tableau37.A2" office:value-type="string">
            <text:p text:style-name="P157">Composants</text:p>
          </table:table-cell>
          <table:table-cell table:style-name="Tableau37.B2" office:value-type="string">
            <text:p text:style-name="P149"><text:span text:style-name="T62">Composants : </text:span>lcd, eep, readadc, <text:span text:style-name="T63">calc, flh</text:span></text:p>
          </table:table-cell>
        </table:table-row>
        <table:table-row>
          <table:table-cell table:style-name="Tableau37.A2" office:value-type="string">
            <text:p text:style-name="P158">Fichiers sources</text:p>
          </table:table-cell>
          <table:table-cell table:style-name="Tableau37.B2" office:value-type="string">
            <text:p text:style-name="P158">Fichiers sources communs à tous les firmware : main.<text:span text:style-name="T62">asm</text:span>, ../<text:span text:style-name="T62">src/sw/data/swversion.asm</text:span></text:p>
            <text:p text:style-name="P158">Fichiers sources du firmware de test : ../<text:span text:style-name="T62">src/sw/data/adc_theoric_cal.asm </text:span></text:p>
          </table:table-cell>
        </table:table-row>
        <table:table-row>
          <table:table-cell table:style-name="Tableau37.A2" office:value-type="string">
            <text:p text:style-name="P159">Objets </text:p>
          </table:table-cell>
          <table:table-cell table:style-name="Tableau37.B2" office:value-type="string">
            <text:p text:style-name="P159"><text:span text:style-name="T64">o</text:span>bj<text:span text:style-name="T65">ets communs en mode test : [pour chacun des fichiers sources communs à tous les firmwares : &lt;nom du fichier source sans l’extension .asm&gt;.TEST.o]</text:span></text:p>
            <text:p text:style-name="P160">objets du firmware de test <text:s/>[pour chacun des fichiers sources du firmware de test : &lt;nom du fichier source sans l’extension .asm&gt;.o],</text:p>
            <text:p text:style-name="P161"><text:span text:style-name="T64">o</text:span>bjets de tests : les o<text:span text:style-name="T63">bjets communs en mode test, </text:span>les objets du firmware de test</text:p>
          </table:table-cell>
        </table:table-row>
        <text:soft-page-break/>
        <table:table-row>
          <table:table-cell table:style-name="Tableau37.A2" office:value-type="string">
            <text:p text:style-name="P162">Librairies </text:p>
          </table:table-cell>
          <table:table-cell table:style-name="Tableau37.B2" office:value-type="string">
            <text:p text:style-name="P163"><text:span text:style-name="T66">l</text:span>ibrairie<text:span text:style-name="T61">s</text:span> de <text:span text:style-name="T66">test</text:span> : <text:span text:style-name="T67">[pour chacun des composants : libtest</text:span>&lt;<text:span text:style-name="T67">Nom du composant</text:span>&gt;.a<text:span text:style-name="T67">]</text:span></text:p>
            <text:p text:style-name="P163"><text:span text:style-name="T66">l</text:span>ibrairie<text:span text:style-name="T61">s</text:span> de <text:span text:style-name="T66">calibration </text:span>: <text:span text:style-name="T67">[pour chacun des composants : libcalib</text:span>&lt;Nom d<text:span text:style-name="T67">u </text:span>composant&gt;.a</text:p>
            <text:p text:style-name="P163">Librairie<text:span text:style-name="T61">s</text:span> <text:span text:style-name="T67">opérationnelles</text:span> : <text:span text:style-name="T67">[pour chacun des composants : </text:span>&lt;Nom d<text:span text:style-name="T67">e chaque</text:span> composant&gt;.a<text:span text:style-name="T67">]</text:span></text:p>
          </table:table-cell>
        </table:table-row>
        <table:table-row>
          <table:table-cell table:style-name="Tableau37.A2" office:value-type="string">
            <text:p text:style-name="P135">Règles de compilation</text:p>
          </table:table-cell>
          <table:table-cell table:style-name="Tableau37.B2" office:value-type="string">
            <text:p text:style-name="P149">All : </text:p>
            <text:p text:style-name="P149">-<text:span text:style-name="T68">applique les </text:span>règles du <text:span text:style-name="T69">firmware de test</text:span>, <text:span text:style-name="T56">calibration et opérationnel</text:span></text:p>
            <text:p text:style-name="P59"/>
            <text:p text:style-name="P59">-<text:span text:style-name="T70">rule_operationnel</text:span></text:p>
            <text:p text:style-name="P59">-<text:span text:style-name="T70">appliquer les règles du firmware opérationnel </text:span></text:p>
            <text:p text:style-name="P59"/>
            <text:p text:style-name="P138">rule_<text:span text:style-name="T71">calibration</text:span> : </text:p>
            <text:p text:style-name="P138">-appliquer les règles du firmware de <text:span text:style-name="T71">calibration</text:span></text:p>
            <text:p text:style-name="P18"/>
            <text:p text:style-name="P164">rule_test : </text:p>
            <text:p text:style-name="P164">-appliquer les règles du firmware de test</text:p>
            <text:p text:style-name="P59"/>
            <text:p text:style-name="P19">Règle du firmware opérationnelles :</text:p>
            <text:p text:style-name="P19">-appliquer les règles des objets opérationnels, les règles de la librairie opérationnelles</text:p>
            <text:p text:style-name="P19">-linker</text:p>
            <text:p text:style-name="P19">-effacer</text:p>
            <text:p text:style-name="P19">-effacer</text:p>
            <text:p text:style-name="P59"/>
            <text:p text:style-name="P149">Règle du <text:span text:style-name="T69">firmware de test</text:span> : </text:p>
            <text:p text:style-name="P150">-appliquer les règles des objets de test, les règles de la librairie de test</text:p>
            <text:p text:style-name="P165">-linker avec les flags du linker, <text:span text:style-name="T66">avec </text:span>le script du linker, <text:span text:style-name="T66">les objets de test</text:span>, <text:span text:style-name="T66">les librairies de test, </text:span>vers le firmware de test en ../bin/<text:span text:style-name="T72">&lt;Nom du firmware de test&gt;</text:span></text:p>
            <text:p text:style-name="P149">-<text:span text:style-name="T68">effacer les fichier objets de tests, les librairies de test</text:span></text:p>
            <text:p text:style-name="P149">-<text:span text:style-name="T68">effacer tous les fichiers *.lst</text:span></text:p>
            <text:p text:style-name="P149"/>
            <text:p text:style-name="P139">règle de la librairie opérationnelle</text:p>
            <text:p text:style-name="P140">-faire le make, avec le flag -<text:span text:style-name="T66">C,</text:span> <text:span text:style-name="T73">avec le flag du choix de l'ADC HW, <text:s/></text:span>de <text:span text:style-name="T66">la librairie opérationnelle de </text:span>../src/sw/&lt;Nom du composant associé à la librairie&gt;</text:p>
            <text:p text:style-name="P149"><text:s text:c="30"/></text:p>
            <text:p text:style-name="P163">règle de la <text:span text:style-name="T66">l</text:span>ibrairie de <text:span text:style-name="T66">test</text:span> : </text:p>
            <text:p text:style-name="P163">-faire le make, avec le flag -<text:span text:style-name="T66">C,</text:span> <text:span text:style-name="T73">avec le flag du choix de l'ADC HW, </text:span>de <text:span text:style-name="T66">la librairie de test de </text:span>../src/sw/&lt;Nom du composant associé à la librairie&gt;</text:p>
            <text:p text:style-name="P166"/>
            <text:p text:style-name="P161">Règle d’un objet <text:span text:style-name="T74">de test </text:span>commun <text:span text:style-name="T74">issu des sources communes </text:span>à tous les <text:span text:style-name="T74">firmware</text:span></text:p>
            <text:p text:style-name="P163">assembler <text:span text:style-name="T68">avec les flags de l'assembleur, le flag du firmware de test, pour le processeur, avec le répertoire des Includes, le fichier source commun à tous les firmware associé à l’objet, en un objet commun à tous les firmware en mode test</text:span></text:p>
            <text:p text:style-name="P163"/>
            <text:p text:style-name="P139">Règle d'un objet du firmware opérationnel</text:p>
            <text:p text:style-name="P140">assembler <text:span text:style-name="T68">avec les flags de l'assembleur, pour le processeur, avec le répertoire des Includes, le fichier source spécifique au mode de test, en un objet du firmware opérationnel</text:span></text:p>
            <text:p text:style-name="P163"/>
            <text:p text:style-name="P167"><text:soft-page-break/>Règle d'un objet du firmware de test</text:p>
            <text:p text:style-name="P163">assembler <text:span text:style-name="T68">avec les flags de l'assembleur, le flag du firmware de test, pour le processeur, avec le répertoire des Includes, le fichier source spécifique au mode de test, en un objet du firmware de test</text:span></text:p>
            <text:p text:style-name="P163"/>
            <text:p text:style-name="P166">Règle de clean : efface tous les fichiers de ../bin</text:p>
          </table:table-cell>
        </table:table-row>
      </table:table>
      <text:p text:style-name="P87"/>
      <text:p text:style-name="P87"/>
      <text:p text:style-name="P87"><draw:frame text:anchor-type="paragraph" draw:z-index="18" draw:name="Forme6" draw:style-name="gr1" draw:text-style-name="P233"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h text:style-name="P108" text:outline-level="4"><text:bookmark-start text:name="__RefHeading__4161_246836813"/><text:span text:style-name="T57">5.4.1.2</text:span><text:span text:style-name="T54">-Main.asm</text:span><text:bookmark-end text:name="__RefHeading__4161_246836813"/></text:h>
      <text:p text:style-name="P87"/>
      <table:table table:name="Tableau9" table:style-name="Tableau9">
        <table:table-column table:style-name="Tableau9.A"/>
        <table:table-column table:style-name="Tableau9.B"/>
        <table:table-row table:style-name="Tableau9.1">
          <table:table-cell table:style-name="Tableau9.A1" office:value-type="string">
            <text:p text:style-name="P184">Fonctions</text:p>
          </table:table-cell>
          <table:table-cell table:style-name="Tableau9.B1" office:value-type="string">
            <text:p text:style-name="P190">Fonction principale, point d’entrée du logiciel</text:p>
          </table:table-cell>
        </table:table-row>
        <table:table-row table:style-name="Tableau9.1">
          <table:table-cell table:style-name="Tableau9.A1" office:value-type="string">
            <text:p text:style-name="P184">Nom</text:p>
          </table:table-cell>
          <table:table-cell table:style-name="Tableau9.B1" office:value-type="string">
            <text:p text:style-name="P185">Init</text:p>
          </table:table-cell>
        </table:table-row>
        <table:table-row table:style-name="Tableau9.1">
          <table:table-cell table:style-name="Tableau9.A1" office:value-type="string">
            <text:p text:style-name="P184">Paramètres entrée</text:p>
          </table:table-cell>
          <table:table-cell table:style-name="Tableau9.B1" office:value-type="string">
            <text:p text:style-name="P195"/>
          </table:table-cell>
        </table:table-row>
        <table:table-row table:style-name="Tableau9.1">
          <table:table-cell table:style-name="Tableau9.A1" office:value-type="string">
            <text:p text:style-name="P184">Paramètres sorties</text:p>
          </table:table-cell>
          <table:table-cell table:style-name="Tableau9.B1" office:value-type="string">
            <text:p text:style-name="P195"/>
          </table:table-cell>
        </table:table-row>
        <table:table-row table:style-name="Tableau9.1">
          <table:table-cell table:style-name="Tableau9.A1" office:value-type="string">
            <text:p text:style-name="P184">Traitements</text:p>
          </table:table-cell>
          <table:table-cell table:style-name="Tableau9.B1" office:value-type="string">
            <text:list xml:id="list6174310945870931324" text:style-name="WWNum1">
              <text:list-item>
                <text:p text:style-name="P60">CONFIG : </text:p>
                <text:p text:style-name="P60">OSC = INTIO2 ; Internal Osc with FOSC/4 -RA6 and RA7 = I/O</text:p>
                <text:p text:style-name="P60">FSCM = OFF ; Fail-Safe Clock Monitor disabled</text:p>
                <text:p text:style-name="P60">IESO = OFF ; Internal External Switch Over mode disabled</text:p>
                <text:p text:style-name="P60">PWRT = OFF ; Power up timer disabled</text:p>
                <text:p text:style-name="P60">BOR = OFF ; Brown out reset disabled</text:p>
                <text:p text:style-name="P60">WDT = OFF ; Watch dog timer off</text:p>
                <text:p text:style-name="P60">MCLRE = OFF ; MCLRE off (pin available for input)</text:p>
                <text:p text:style-name="P60">LVP = OFF ; Low voltage programming disabled</text:p>
                <text:p text:style-name="P60">DEBUG = OFF ; Background debugger off <text:tab/>CONFIG <text:s/></text:p>
                <text:p text:style-name="P60"/>
              </text:list-item>
              <text:list-item>
                <text:p text:style-name="P60">Initialisation PIC</text:p>
                <text:p text:style-name="P60">OSCCON = 4MHz</text:p>
                <text:p text:style-name="P61">#Si FLAG=PIC_ADC</text:p>
                <text:p text:style-name="P60">TRISA = RA0, RA1 input</text:p>
                <text:p text:style-name="P60">TRISB = PortB Outputs</text:p>
                <text:p text:style-name="P61">#SINON</text:p>
                <text:p text:style-name="P61"/>
                <text:p text:style-name="P61">#FIN</text:p>
                <text:p text:style-name="P60">INTCON = disable all interrupts</text:p>
                <text:p text:style-name="P60">INTCON2 = disable all interrupts - PORTB pull-up disable</text:p>
                <text:p text:style-name="P60"><text:soft-page-break/>INTCON3 = disable all interrupts</text:p>
                <text:p text:style-name="P60">IPR1, IPR2 = clear, no priority is used</text:p>
                <text:p text:style-name="P60">PIE1, PIE2 = Individualy disable interrupts</text:p>
                <text:p text:style-name="P60">RCON = Disable priority levels</text:p>
                <text:p text:style-name="P60">EECON1 = clear EEPROM control register</text:p>
                <text:p text:style-name="P60">WDTCON = stop watchdog</text:p>
                <text:p text:style-name="P60">CCP1CON = Capture/Compare/PWM of</text:p>
                <text:p text:style-name="P60"/>
              </text:list-item>
              <text:list-item>
                <text:p text:style-name="P62">Initialisation <text:span text:style-name="T75">ADC</text:span></text:p>
              </text:list-item>
              <text:list-item>
                <text:p text:style-name="P60">Initialisation LCD</text:p>
                <text:list>
                  <text:list-header>
                    <text:p text:style-name="P62"/>
                  </text:list-header>
                </text:list>
              </text:list-item>
              <text:list-item>
                <text:p text:style-name="P62">Afficher le message de boot (<text:span text:style-name="T75">f_lcd_affboot</text:span>)</text:p>
              </text:list-item>
              <text:list-item>
                <text:p text:style-name="P62">Tempo de 5s </text:p>
                <text:list>
                  <text:list-item>
                    <text:p text:style-name="P63">temporisation de 2,5s (<text:span text:style-name="T75">f_tempo_boot</text:span>)</text:p>
                  </text:list-item>
                  <text:list-item>
                    <text:p text:style-name="P63">temporisation de 2,5s (<text:span text:style-name="T75">f_tempo_boot</text:span>)</text:p>
                  </text:list-item>
                </text:list>
              </text:list-item>
              <text:list-item>
                <text:p text:style-name="P64">Effacer le LCD (<text:span text:style-name="T75">f_lcd_clear</text:span>)</text:p>
              </text:list-item>
              <text:list-item>
                <text:p text:style-name="P64">Positionner le curseur du LCD sur la ligne 1 <text:span text:style-name="T75">(f_lcd_setposcursor)</text:span></text:p>
                <text:p text:style-name="P64"/>
              </text:list-item>
            </text:list>
            <text:p text:style-name="P65">#Le code ci-dessous est assemblé uniquement dans le firmware de test</text:p>
            <text:list xml:id="list2414740411616045901" text:style-name="L1">
              <text:list-item>
                <text:p text:style-name="P66">afficher le message d<text:span text:style-name="T76">u mode test</text:span> (<text:span text:style-name="T8">lcd_aff_</text:span><text:span text:style-name="T11">fwd_and_ref</text:span>)</text:p>
              </text:list-item>
              <text:list-item>
                <text:p text:style-name="P66">Dans une boucle infinie</text:p>
                <text:list>
                  <text:list-item>
                    <text:list>
                      <text:list-item>
                        <text:p text:style-name="P66">lire les registres ADCfwd et ADCref <text:span text:style-name="T77">(f_adc_readAN0, f_adc_readAN1)</text:span></text:p>
                      </text:list-item>
                      <text:list-item>
                        <text:p text:style-name="P67">afficher l<text:span text:style-name="T8">a mesure </text:span><text:span text:style-name="T12">des ADC en mode test</text:span> (<text:span text:style-name="T8">lcd_aff</text:span><text:span text:style-name="T13">adc</text:span>)</text:p>
                      </text:list-item>
                      <text:list-item>
                        <text:p text:style-name="P119"><text:span text:style-name="T78">Convertir la</text:span> mesure <text:span text:style-name="T78">des ADC en mV (calc_adcmV)</text:span></text:p>
                      </text:list-item>
                      <text:list-item>
                        <text:p text:style-name="P67"><text:span text:style-name="T8">Affichage de la mesure </text:span><text:span text:style-name="T12">en tension des ADC en mode test </text:span><text:span text:style-name="T14">(l</text:span><text:span text:style-name="T8">cd_aff</text:span><text:span text:style-name="T13">adc</text:span><text:span text:style-name="T14">mV</text:span>)</text:p>
                      </text:list-item>
                    </text:list>
                  </text:list-item>
                </text:list>
              </text:list-item>
            </text:list>
            <text:p text:style-name="P68">#FIN</text:p>
            <text:p text:style-name="P68"/>
            <text:p text:style-name="P20">#Le code ci-dessous <text:span text:style-name="T79">n'est pas </text:span>assemblé dans le firmware de <text:span text:style-name="T79">test</text:span></text:p>
            <text:p text:style-name="P20"><text:s text:c="4"/><text:span text:style-name="T80">#</text:span>Le code ci-dessous <text:span text:style-name="T79">n'est pas </text:span>assemblé dans le firmware de <text:span text:style-name="T80">calibration</text:span></text:p>
            <text:list xml:id="list73644110783758" text:continue-list="list6174310945870931324" text:style-name="WWNum1">
              <text:list-item>
                <text:p text:style-name="P21">Tester l<text:span text:style-name="T81">a phase (</text:span>calibration <text:span text:style-name="T81">ou mesure)</text:span> </text:p>
              </text:list-item>
              <text:list-item>
                <text:p text:style-name="P21">Si le <text:span text:style-name="T82">boîtier</text:span> est en <text:span text:style-name="T81">phase</text:span> « calibration »</text:p>
              </text:list-item>
            </text:list>
            <text:p text:style-name="P22"><text:s text:c="3"/><text:span text:style-name="T80">#FIN</text:span></text:p>
            <text:list xml:id="list73642943892874" text:continue-numbering="true" text:style-name="WWNum1">
              <text:list-item>
                <text:list>
                  <text:list-item>
                    <text:p text:style-name="P21">afficher le message de calibration (<text:span text:style-name="T8">lcd_affcalib</text:span>)</text:p>
                  </text:list-item>
                  <text:list-item>
                    <text:p text:style-name="P21">Dans une boucle infinie</text:p>
                    <text:list>
                      <text:list-item>
                        <text:p text:style-name="P21"/>
                      </text:list-item>
                    </text:list>
                  </text:list-item>
                </text:list>
              </text:list-item>
            </text:list>
            <text:p text:style-name="P20"><text:s text:c="4"/>#Le code ci-dessous <text:span text:style-name="T79">n'est pas assemblé pour le firmware de calibration</text:span></text:p>
            <text:list xml:id="list73642715732706" text:continue-numbering="true" text:style-name="WWNum1">
              <text:list-item>
                <text:p text:style-name="P21">Sinon</text:p>
                <text:list>
                  <text:list-item>
                    <text:p text:style-name="P21">Dans une boucle infinie  : </text:p>
                    <text:list>
                      <text:list-item>
                        <text:p text:style-name="P21"/>
                      </text:list-item>
                      <text:list-item>
                        <text:p text:style-name="P21"/>
                      </text:list-item>
                      <text:list-item>
                        <text:p text:style-name="P21"/>
                      </text:list-item>
                    </text:list>
                  </text:list-item>
                </text:list>
              </text:list-item>
            </text:list>
            <text:p text:style-name="P22"><text:s text:c="3"/><text:span text:style-name="T80">#FIN</text:span></text:p>
          </table:table-cell>
        </table:table-row>
      </table:table>
      <text:p text:style-name="P217"/>
      <text:p text:style-name="P217"/>
      <table:table table:name="Tableau2" table:style-name="Tableau2">
        <table:table-column table:style-name="Tableau2.A"/>
        <table:table-column table:style-name="Tableau2.B"/>
        <table:table-row table:style-name="Tableau2.1">
          <table:table-cell table:style-name="Tableau2.A1" office:value-type="string">
            <text:p text:style-name="P184">Fonctions</text:p>
          </table:table-cell>
          <table:table-cell table:style-name="Tableau2.B1" office:value-type="string">
            <text:p text:style-name="P191"><text:span text:style-name="T8">Temporisation de </text:span><text:span text:style-name="T15">2,5</text:span><text:span text:style-name="T8"> secondes</text:span> </text:p>
          </table:table-cell>
        </table:table-row>
        <text:soft-page-break/>
        <table:table-row table:style-name="Tableau2.1">
          <table:table-cell table:style-name="Tableau2.A1" office:value-type="string">
            <text:p text:style-name="P184">Nom</text:p>
          </table:table-cell>
          <table:table-cell table:style-name="Tableau2.B1" office:value-type="string">
            <text:p text:style-name="P193"><text:span text:style-name="T83">f_</text:span>tempo_<text:span text:style-name="T84">boot</text:span></text:p>
          </table:table-cell>
        </table:table-row>
        <table:table-row table:style-name="Tableau2.1">
          <table:table-cell table:style-name="Tableau2.A1" office:value-type="string">
            <text:p text:style-name="P184">Paramètres entrée</text:p>
          </table:table-cell>
          <table:table-cell table:style-name="Tableau2.B1" office:value-type="string">
            <text:p text:style-name="P191"/>
          </table:table-cell>
        </table:table-row>
        <table:table-row table:style-name="Tableau2.1">
          <table:table-cell table:style-name="Tableau2.A1" office:value-type="string">
            <text:p text:style-name="P184">Paramètres sorties</text:p>
          </table:table-cell>
          <table:table-cell table:style-name="Tableau2.B1" office:value-type="string">
            <text:p text:style-name="P195"/>
          </table:table-cell>
        </table:table-row>
        <table:table-row table:style-name="Tableau2.1">
          <table:table-cell table:style-name="Tableau2.A1" office:value-type="string">
            <text:p text:style-name="P184">Traitements</text:p>
          </table:table-cell>
          <table:table-cell table:style-name="Tableau2.B1" office:value-type="string">
            <text:p text:style-name="P69">Appeler 10 fois un <text:span text:style-name="T85">délai</text:span> de <text:span text:style-name="T84">25</text:span>0ms</text:p>
          </table:table-cell>
        </table:table-row>
      </table:table>
      <text:p text:style-name="P219"/>
      <text:p text:style-name="P93"/>
      <text:h text:style-name="P114" text:outline-level="3"><text:bookmark-start text:name="__RefHeading__4163_246836813"/><text:span text:style-name="T19">5.4.2</text:span>/sw/inc<text:bookmark-end text:name="__RefHeading__4163_246836813"/></text:h>
      <text:h text:style-name="P103" text:outline-level="4"><text:bookmark-start text:name="__RefHeading__4165_246836813"/><text:span text:style-name="T19">5.4.2.1</text:span>-lcd.inc<text:bookmark-end text:name="__RefHeading__4165_246836813"/></text:h>
      <text:p text:style-name="P39">Contient les define du LCD.</text:p>
      <text:p text:style-name="P22"/>
      <text:h text:style-name="P103" text:outline-level="4"><text:bookmark-start text:name="__RefHeading__4167_246836813"/><text:span text:style-name="T19">5.4.2.2</text:span>-<text:span text:style-name="T86">eep</text:span>.inc<text:bookmark-end text:name="__RefHeading__4167_246836813"/></text:h>
      <text:p text:style-name="P70">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68">__<text:span text:style-name="T86">EEPROM_START</text:span></text:p>
          </table:table-cell>
          <table:table-cell table:style-name="Tableau3.A1" office:value-type="string">
            <text:p text:style-name="P169">__SW_VERSION_EEP_ADDR</text:p>
          </table:table-cell>
          <table:table-cell table:style-name="Tableau3.C1" office:value-type="string">
            <text:p text:style-name="P170">Version du log<text:span text:style-name="T87">i</text:span>ciel</text:p>
          </table:table-cell>
        </table:table-row>
        <table:table-row>
          <table:table-cell table:style-name="Tableau3.A2" office:value-type="string">
            <text:p text:style-name="P145">__EEPROM_START + <text:span text:style-name="T88">5</text:span></text:p>
          </table:table-cell>
          <table:table-cell table:style-name="Tableau3.A2" office:value-type="string">
            <text:p text:style-name="P141">__<text:span text:style-name="T89">OFFSET_CAL_TABLE</text:span></text:p>
          </table:table-cell>
          <table:table-cell table:style-name="Tableau3.C2" office:value-type="string">
            <text:p text:style-name="P142"><text:span text:style-name="T89">Offset</text:span> de calibration</text:p>
          </table:table-cell>
        </table:table-row>
      </table:table>
      <text:p text:style-name="P70"/>
      <text:h text:style-name="P114" text:outline-level="3"><text:bookmark-start text:name="__RefHeading__4169_246836813"/><text:span text:style-name="T19">5.4.3</text:span>-/sw/lcd<text:bookmark-end text:name="__RefHeading__4169_246836813"/></text:h>
      <text:h text:style-name="P108" text:outline-level="4"><text:bookmark-start text:name="__RefHeading__4171_246836813"/><text:span text:style-name="T19">5.4.3.1</text:span>-driver.asm : <text:bookmark-end text:name="__RefHeading__4171_246836813"/></text:h>
      <text:p text:style-name="P87"/>
      <table:table table:name="Tableau42" table:style-name="Tableau42">
        <table:table-column table:style-name="Tableau42.A"/>
        <table:table-column table:style-name="Tableau42.B"/>
        <table:table-row table:style-name="Tableau42.1">
          <table:table-cell table:style-name="Tableau42.A1" office:value-type="string">
            <text:p text:style-name="P184">Fonction</text:p>
          </table:table-cell>
          <table:table-cell table:style-name="Tableau42.B1" office:value-type="string">
            <text:p text:style-name="P87">Routines de temporisation et pulse</text:p>
          </table:table-cell>
        </table:table-row>
        <table:table-row table:style-name="Tableau42.1">
          <table:table-cell table:style-name="Tableau42.A1" office:value-type="string">
            <text:p text:style-name="P184">Nom</text:p>
          </table:table-cell>
          <table:table-cell table:style-name="Tableau42.B1" office:value-type="string">
            <text:p text:style-name="P184"/>
          </table:table-cell>
        </table:table-row>
        <table:table-row table:style-name="Tableau42.1">
          <table:table-cell table:style-name="Tableau42.A1" office:value-type="string">
            <text:p text:style-name="P184">Paramètres entrée</text:p>
          </table:table-cell>
          <table:table-cell table:style-name="Tableau42.B1" office:value-type="string">
            <text:p text:style-name="P184"/>
          </table:table-cell>
        </table:table-row>
        <table:table-row table:style-name="Tableau42.1">
          <table:table-cell table:style-name="Tableau42.A1" office:value-type="string">
            <text:p text:style-name="P184">Paramètres sorties</text:p>
          </table:table-cell>
          <table:table-cell table:style-name="Tableau42.B1" office:value-type="string">
            <text:p text:style-name="P184"/>
          </table:table-cell>
        </table:table-row>
        <table:table-row table:style-name="Tableau42.1">
          <table:table-cell table:style-name="Tableau42.A1" office:value-type="string">
            <text:p text:style-name="P184">Traitements</text:p>
          </table:table-cell>
          <table:table-cell table:style-name="Tableau42.B1" office:value-type="string">
            <text:p text:style-name="P221"><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87"/>
      <table:table table:name="Tableau18" table:style-name="Tableau18">
        <table:table-column table:style-name="Tableau18.A"/>
        <table:table-column table:style-name="Tableau18.B"/>
        <table:table-row table:style-name="Tableau18.1">
          <table:table-cell table:style-name="Tableau18.A1" office:value-type="string">
            <text:p text:style-name="P184">Fonction</text:p>
          </table:table-cell>
          <table:table-cell table:style-name="Tableau18.B1" office:value-type="string">
            <text:p text:style-name="P184">Envoi d’une commande au LCD</text:p>
          </table:table-cell>
        </table:table-row>
        <table:table-row table:style-name="Tableau18.1">
          <table:table-cell table:style-name="Tableau18.A1" office:value-type="string">
            <text:p text:style-name="P184">Nom</text:p>
          </table:table-cell>
          <table:table-cell table:style-name="Tableau18.B1" office:value-type="string">
            <text:p text:style-name="P184"><text:span text:style-name="T83">_f_</text:span>lcd_sendcmd</text:p>
          </table:table-cell>
        </table:table-row>
        <table:table-row table:style-name="Tableau18.1">
          <table:table-cell table:style-name="Tableau18.A1" office:value-type="string">
            <text:p text:style-name="P184">Paramètres entrée</text:p>
          </table:table-cell>
          <table:table-cell table:style-name="Tableau18.B1" office:value-type="string">
            <text:p text:style-name="P171">W(1 byte) : contient la commande</text:p>
          </table:table-cell>
        </table:table-row>
        <table:table-row table:style-name="Tableau18.1">
          <table:table-cell table:style-name="Tableau18.A1" office:value-type="string">
            <text:p text:style-name="P184">Paramètres sorties</text:p>
          </table:table-cell>
          <table:table-cell table:style-name="Tableau18.B1" office:value-type="string">
            <text:p text:style-name="P195"/>
          </table:table-cell>
        </table:table-row>
        <table:table-row table:style-name="Tableau18.1">
          <table:table-cell table:style-name="Tableau18.A1" office:value-type="string">
            <text:p text:style-name="P184">Traitements</text:p>
          </table:table-cell>
          <table:table-cell table:style-name="Tableau18.B1" office:value-type="string">
            <text:p text:style-name="P75"/>
          </table:table-cell>
        </table:table-row>
      </table:table>
      <text:p text:style-name="P87"/>
      <text:p text:style-name="P87"/>
      <table:table table:name="Tableau13" table:style-name="Tableau13">
        <table:table-column table:style-name="Tableau13.A"/>
        <table:table-column table:style-name="Tableau13.B"/>
        <table:table-row table:style-name="Tableau13.1">
          <table:table-cell table:style-name="Tableau13.A1" office:value-type="string">
            <text:p text:style-name="P184">Fonction</text:p>
          </table:table-cell>
          <table:table-cell table:style-name="Tableau13.B1" office:value-type="string">
            <text:p text:style-name="P184">Positionner le curseur du LCD</text:p>
          </table:table-cell>
        </table:table-row>
        <table:table-row table:style-name="Tableau13.1">
          <table:table-cell table:style-name="Tableau13.A1" office:value-type="string">
            <text:p text:style-name="P184">Nom</text:p>
          </table:table-cell>
          <table:table-cell table:style-name="Tableau13.B1" office:value-type="string">
            <text:p text:style-name="P184"><text:span text:style-name="T83">f_</text:span>lcd_setposcursor</text:p>
          </table:table-cell>
        </table:table-row>
        <table:table-row table:style-name="Tableau13.1">
          <table:table-cell table:style-name="Tableau13.A1" office:value-type="string">
            <text:p text:style-name="P184">Paramètres entrée</text:p>
          </table:table-cell>
          <table:table-cell table:style-name="Tableau13.B1" office:value-type="string">
            <text:p text:style-name="P184">W(1 byte) : contient la position du curseur</text:p>
            <text:p text:style-name="P196">0-15 : 1<text:span text:style-name="T90">ère</text:span> ligne</text:p>
            <text:p text:style-name="P196">16-31 : 2<text:span text:style-name="T90">ème</text:span> ligne</text:p>
          </table:table-cell>
        </table:table-row>
        <table:table-row table:style-name="Tableau13.1">
          <table:table-cell table:style-name="Tableau13.A1" office:value-type="string">
            <text:p text:style-name="P184">Paramètres sorties</text:p>
          </table:table-cell>
          <table:table-cell table:style-name="Tableau13.B1" office:value-type="string">
            <text:p text:style-name="P195"/>
          </table:table-cell>
        </table:table-row>
        <text:soft-page-break/>
        <table:table-row table:style-name="Tableau13.1">
          <table:table-cell table:style-name="Tableau13.A1" office:value-type="string">
            <text:p text:style-name="P184">Traitements</text:p>
          </table:table-cell>
          <table:table-cell table:style-name="Tableau13.B1" office:value-type="string">
            <text:list xml:id="list8396731151388883953" text:style-name="WWNum5">
              <text:list-item>
                <text:p text:style-name="P206">Si le curseur doit être positionné sur la première ligne : </text:p>
              </text:list-item>
            </text:list>
            <text:p text:style-name="P97">W = W + 0x80</text:p>
            <text:p text:style-name="P97">Si le curseur doit être positionné sur la deuxième ligne : </text:p>
            <text:p text:style-name="P97">W = W + 0xC0</text:p>
            <text:list xml:id="list73643668570774" text:continue-numbering="true" text:style-name="WWNum5">
              <text:list-item>
                <text:p text:style-name="P206">Envoi de la commande au LCD (lcd_sendcmd)</text:p>
              </text:list-item>
            </text:list>
            <text:p text:style-name="P87"/>
          </table:table-cell>
        </table:table-row>
      </table:table>
      <text:p text:style-name="P87"/>
      <table:table table:name="Tableau14" table:style-name="Tableau14">
        <table:table-column table:style-name="Tableau14.A"/>
        <table:table-column table:style-name="Tableau14.B"/>
        <table:table-row table:style-name="Tableau14.1">
          <table:table-cell table:style-name="Tableau14.A1" office:value-type="string">
            <text:p text:style-name="P184">Fonction</text:p>
          </table:table-cell>
          <table:table-cell table:style-name="Tableau14.B1" office:value-type="string">
            <text:p text:style-name="P184">Efface le LCD</text:p>
          </table:table-cell>
        </table:table-row>
        <table:table-row table:style-name="Tableau14.1">
          <table:table-cell table:style-name="Tableau14.A1" office:value-type="string">
            <text:p text:style-name="P184">Nom</text:p>
          </table:table-cell>
          <table:table-cell table:style-name="Tableau14.B1" office:value-type="string">
            <text:p text:style-name="P184"><text:span text:style-name="T83">f_</text:span>lcd_clear</text:p>
          </table:table-cell>
        </table:table-row>
        <table:table-row table:style-name="Tableau14.1">
          <table:table-cell table:style-name="Tableau14.A1" office:value-type="string">
            <text:p text:style-name="P184">Paramètres entrée</text:p>
          </table:table-cell>
          <table:table-cell table:style-name="Tableau14.B1" office:value-type="string">
            <text:p text:style-name="P196"/>
          </table:table-cell>
        </table:table-row>
        <table:table-row table:style-name="Tableau14.1">
          <table:table-cell table:style-name="Tableau14.A1" office:value-type="string">
            <text:p text:style-name="P184">Paramètres sorties</text:p>
          </table:table-cell>
          <table:table-cell table:style-name="Tableau14.B1" office:value-type="string">
            <text:p text:style-name="P195"/>
          </table:table-cell>
        </table:table-row>
        <table:table-row table:style-name="Tableau14.1">
          <table:table-cell table:style-name="Tableau14.A1" office:value-type="string">
            <text:p text:style-name="P184">Traitement</text:p>
          </table:table-cell>
          <table:table-cell table:style-name="Tableau14.B1" office:value-type="string">
            <text:list xml:id="list2344851686470393705" text:style-name="WWNum7">
              <text:list-item>
                <text:p text:style-name="P207">W=0x01</text:p>
              </text:list-item>
              <text:list-item>
                <text:p text:style-name="P207">Envoi de la commande au LCD (lcd_sendcmd)</text:p>
              </text:list-item>
            </text:list>
          </table:table-cell>
        </table:table-row>
      </table:table>
      <text:p text:style-name="P87"/>
      <table:table table:name="Tableau15" table:style-name="Tableau15">
        <table:table-column table:style-name="Tableau15.A"/>
        <table:table-column table:style-name="Tableau15.B"/>
        <table:table-row table:style-name="Tableau15.1">
          <table:table-cell table:style-name="Tableau15.A1" office:value-type="string">
            <text:p text:style-name="P184">Fonction</text:p>
          </table:table-cell>
          <table:table-cell table:style-name="Tableau15.B1" office:value-type="string">
            <text:p text:style-name="P184">Positionne le curseur sur la 2<text:span text:style-name="T90">ème</text:span> ligne</text:p>
          </table:table-cell>
        </table:table-row>
        <table:table-row table:style-name="Tableau15.1">
          <table:table-cell table:style-name="Tableau15.A1" office:value-type="string">
            <text:p text:style-name="P184">Nom</text:p>
          </table:table-cell>
          <table:table-cell table:style-name="Tableau15.B1" office:value-type="string">
            <text:p text:style-name="P184"><text:span text:style-name="T83">f_</text:span>lcd_setposL2</text:p>
          </table:table-cell>
        </table:table-row>
        <table:table-row table:style-name="Tableau15.1">
          <table:table-cell table:style-name="Tableau15.A1" office:value-type="string">
            <text:p text:style-name="P184">Paramètres entrée</text:p>
          </table:table-cell>
          <table:table-cell table:style-name="Tableau15.B1" office:value-type="string">
            <text:p text:style-name="P196"/>
          </table:table-cell>
        </table:table-row>
        <table:table-row table:style-name="Tableau15.1">
          <table:table-cell table:style-name="Tableau15.A1" office:value-type="string">
            <text:p text:style-name="P184">Paramètres sorties</text:p>
          </table:table-cell>
          <table:table-cell table:style-name="Tableau15.B1" office:value-type="string">
            <text:p text:style-name="P195"/>
          </table:table-cell>
        </table:table-row>
        <table:table-row table:style-name="Tableau15.1">
          <table:table-cell table:style-name="Tableau15.A1" office:value-type="string">
            <text:p text:style-name="P184">Traitements</text:p>
          </table:table-cell>
          <table:table-cell table:style-name="Tableau15.B1" office:value-type="string">
            <text:list xml:id="list8555572776488403690" text:style-name="WWNum8">
              <text:list-item>
                <text:p text:style-name="P208">W=0xC0</text:p>
              </text:list-item>
              <text:list-item>
                <text:p text:style-name="P208">Envoi de la commande au LCD (lcd_sendcmd)</text:p>
              </text:list-item>
            </text:list>
            <text:p text:style-name="P87"/>
          </table:table-cell>
        </table:table-row>
      </table:table>
      <text:p text:style-name="P87"/>
      <table:table table:name="Tableau51" table:style-name="Tableau51">
        <table:table-column table:style-name="Tableau51.A"/>
        <table:table-column table:style-name="Tableau51.B"/>
        <table:table-row table:style-name="Tableau51.1">
          <table:table-cell table:style-name="Tableau51.A1" office:value-type="string">
            <text:p text:style-name="P184">Fonction</text:p>
          </table:table-cell>
          <table:table-cell table:style-name="Tableau51.B1" office:value-type="string">
            <text:p text:style-name="P184">Conversion hexa-ASCII</text:p>
          </table:table-cell>
        </table:table-row>
        <table:table-row table:style-name="Tableau51.1">
          <table:table-cell table:style-name="Tableau51.A1" office:value-type="string">
            <text:p text:style-name="P184">Nom</text:p>
          </table:table-cell>
          <table:table-cell table:style-name="Tableau51.B1" office:value-type="string">
            <text:p text:style-name="P184"><text:span text:style-name="T83">f_</text:span>lcd_convtoascii</text:p>
          </table:table-cell>
        </table:table-row>
        <table:table-row table:style-name="Tableau51.1">
          <table:table-cell table:style-name="Tableau51.A1" office:value-type="string">
            <text:p text:style-name="P184">Paramètres entrée</text:p>
          </table:table-cell>
          <table:table-cell table:style-name="Tableau51.B1" office:value-type="string">
            <text:p text:style-name="P184">W (1 quartet) : contient le quartet de poids faible à convertir</text:p>
          </table:table-cell>
        </table:table-row>
        <table:table-row table:style-name="Tableau51.1">
          <table:table-cell table:style-name="Tableau51.A1" office:value-type="string">
            <text:p text:style-name="P184">Paramètres sorties</text:p>
          </table:table-cell>
          <table:table-cell table:style-name="Tableau51.B1" office:value-type="string">
            <text:p text:style-name="P184">W (1 byte) : contient l’octet converti</text:p>
          </table:table-cell>
        </table:table-row>
        <table:table-row table:style-name="Tableau51.1">
          <table:table-cell table:style-name="Tableau51.A1" office:value-type="string">
            <text:p text:style-name="P184">Traitements</text:p>
          </table:table-cell>
          <table:table-cell table:style-name="Tableau51.B1" office:value-type="string">
            <text:p text:style-name="P221">W=W + 0x30</text:p>
          </table:table-cell>
        </table:table-row>
      </table:table>
      <text:p text:style-name="P87"/>
      <text:p text:style-name="P87"/>
      <table:table table:name="Tableau16" table:style-name="Tableau16">
        <table:table-column table:style-name="Tableau16.A"/>
        <table:table-column table:style-name="Tableau16.B"/>
        <table:table-row table:style-name="Tableau16.1">
          <table:table-cell table:style-name="Tableau16.A1" office:value-type="string">
            <text:p text:style-name="P184">Fonction</text:p>
          </table:table-cell>
          <table:table-cell table:style-name="Tableau16.B1" office:value-type="string">
            <text:p text:style-name="P184">Conversion hexa-<text:span text:style-name="T91">BCD</text:span></text:p>
          </table:table-cell>
        </table:table-row>
        <table:table-row table:style-name="Tableau16.1">
          <table:table-cell table:style-name="Tableau16.A1" office:value-type="string">
            <text:p text:style-name="P184">Nom</text:p>
          </table:table-cell>
          <table:table-cell table:style-name="Tableau16.B1" office:value-type="string">
            <text:p text:style-name="P184"><text:span text:style-name="T83">f_</text:span>lcd_convto<text:span text:style-name="T91">bcd</text:span></text:p>
          </table:table-cell>
        </table:table-row>
        <table:table-row table:style-name="Tableau16.1">
          <table:table-cell table:style-name="Tableau16.A1" office:value-type="string">
            <text:p text:style-name="P184">Paramètres entrée</text:p>
          </table:table-cell>
          <table:table-cell table:style-name="Tableau16.B1" office:value-type="string">
            <text:p text:style-name="P172">v_hexa_to_conv (2 bytes) : 2 octets à convertir en BCD</text:p>
          </table:table-cell>
        </table:table-row>
        <table:table-row table:style-name="Tableau16.1">
          <table:table-cell table:style-name="Tableau16.A1" office:value-type="string">
            <text:p text:style-name="P184">Paramètres sorties</text:p>
          </table:table-cell>
          <table:table-cell table:style-name="Tableau16.B1" office:value-type="string">
            <text:p text:style-name="P173">v_bcd (2 bytes) : 2 octets convertis en BCD</text:p>
          </table:table-cell>
        </table:table-row>
        <table:table-row table:style-name="Tableau16.1">
          <table:table-cell table:style-name="Tableau16.A1" office:value-type="string">
            <text:p text:style-name="P184">Traitements</text:p>
          </table:table-cell>
          <table:table-cell table:style-name="Tableau16.B1" office:value-type="string">
            <text:p text:style-name="P220"><text:a xlink:type="simple" xlink:href="http://www.microchip.com/forums/m322713.aspx" text:style-name="Internet_20_link" text:visited-style-name="Visited_20_Internet_20_Link">http://www.microchip.com/forums/m322713.aspx</text:a></text:p>
          </table:table-cell>
        </table:table-row>
      </table:table>
      <text:p text:style-name="P87"/>
      <table:table table:name="Tableau11" table:style-name="Tableau11">
        <table:table-column table:style-name="Tableau11.A"/>
        <table:table-column table:style-name="Tableau11.B"/>
        <table:table-row table:style-name="Tableau11.1">
          <table:table-cell table:style-name="Tableau11.A1" office:value-type="string">
            <text:p text:style-name="P184">Fonction</text:p>
          </table:table-cell>
          <table:table-cell table:style-name="Tableau11.B1" office:value-type="string">
            <text:p text:style-name="P184">Initialisation du LCD</text:p>
          </table:table-cell>
        </table:table-row>
        <table:table-row table:style-name="Tableau11.1">
          <table:table-cell table:style-name="Tableau11.A1" office:value-type="string">
            <text:p text:style-name="P184">Nom</text:p>
          </table:table-cell>
          <table:table-cell table:style-name="Tableau11.B1" office:value-type="string">
            <text:p text:style-name="P184"><text:span text:style-name="T83">f_</text:span>lcd_init</text:p>
          </table:table-cell>
        </table:table-row>
        <table:table-row table:style-name="Tableau11.1">
          <table:table-cell table:style-name="Tableau11.A1" office:value-type="string">
            <text:p text:style-name="P184">Paramètres entrée</text:p>
          </table:table-cell>
          <table:table-cell table:style-name="Tableau11.B1" office:value-type="string">
            <text:p text:style-name="P184"/>
          </table:table-cell>
        </table:table-row>
        <table:table-row table:style-name="Tableau11.1">
          <table:table-cell table:style-name="Tableau11.A1" office:value-type="string">
            <text:p text:style-name="P184">Paramètres sorties</text:p>
          </table:table-cell>
          <table:table-cell table:style-name="Tableau11.B1" office:value-type="string">
            <text:p text:style-name="P195"/>
          </table:table-cell>
        </table:table-row>
        <text:soft-page-break/>
        <table:table-row table:style-name="Tableau11.1">
          <table:table-cell table:style-name="Tableau11.A1" office:value-type="string">
            <text:p text:style-name="P184">Traitements</text:p>
          </table:table-cell>
          <table:table-cell table:style-name="Tableau11.B1" office:value-type="string">
            <text:list xml:id="list1272492983483772923" text:style-name="L4">
              <text:list-item>
                <text:p text:style-name="P76">Configurer le LCD en mode 4 bits</text:p>
              </text:list-item>
              <text:list-item>
                <text:p text:style-name="P76">effacer le RAM du LCD</text:p>
              </text:list-item>
              <text:list-item>
                <text:p text:style-name="P76">allumer le curseur</text:p>
              </text:list-item>
              <text:list-item>
                <text:p text:style-name="P76">allumer le LCD</text:p>
              </text:list-item>
              <text:list-item>
                <text:p text:style-name="P76">effacer le LCD</text:p>
              </text:list-item>
            </text:list>
          </table:table-cell>
        </table:table-row>
      </table:table>
      <text:p text:style-name="P98"/>
      <table:table table:name="Tableau12" table:style-name="Tableau12">
        <table:table-column table:style-name="Tableau12.A"/>
        <table:table-column table:style-name="Tableau12.B"/>
        <table:table-row table:style-name="Tableau12.1">
          <table:table-cell table:style-name="Tableau12.A1" office:value-type="string">
            <text:p text:style-name="P184">Fonction</text:p>
          </table:table-cell>
          <table:table-cell table:style-name="Tableau12.B1" office:value-type="string">
            <text:p text:style-name="P184">Affichage d’un caractère</text:p>
          </table:table-cell>
        </table:table-row>
        <table:table-row table:style-name="Tableau12.1">
          <table:table-cell table:style-name="Tableau12.A1" office:value-type="string">
            <text:p text:style-name="P184">Nom</text:p>
          </table:table-cell>
          <table:table-cell table:style-name="Tableau12.B1" office:value-type="string">
            <text:p text:style-name="P184"><text:span text:style-name="T83">f_</text:span>lcd_affchar</text:p>
          </table:table-cell>
        </table:table-row>
        <table:table-row table:style-name="Tableau12.1">
          <table:table-cell table:style-name="Tableau12.A1" office:value-type="string">
            <text:p text:style-name="P184">Paramètres entrée</text:p>
          </table:table-cell>
          <table:table-cell table:style-name="Tableau12.B1" office:value-type="string">
            <text:p text:style-name="P184">W(1 byte) : contient le caractère à afficher à la position courante du curseur</text:p>
          </table:table-cell>
        </table:table-row>
        <table:table-row table:style-name="Tableau12.1">
          <table:table-cell table:style-name="Tableau12.A1" office:value-type="string">
            <text:p text:style-name="P184">Paramètres sorties</text:p>
          </table:table-cell>
          <table:table-cell table:style-name="Tableau12.B1" office:value-type="string">
            <text:p text:style-name="P195"/>
          </table:table-cell>
        </table:table-row>
        <table:table-row table:style-name="Tableau12.1">
          <table:table-cell table:style-name="Tableau12.A1" office:value-type="string">
            <text:p text:style-name="P184">Traitements</text:p>
          </table:table-cell>
          <table:table-cell table:style-name="Tableau12.B1" office:value-type="string">
            <text:p text:style-name="P99"/>
          </table:table-cell>
        </table:table-row>
      </table:table>
      <text:p text:style-name="P87"/>
      <text:h text:style-name="P108" text:outline-level="4"><text:bookmark-start text:name="__RefHeading__4173_246836813"/><text:span text:style-name="T19">5.4.3.2</text:span>-aff.asm : <text:bookmark-end text:name="__RefHeading__4173_246836813"/></text:h>
      <text:p text:style-name="P87"/>
      <text:p text:style-name="P87"/>
      <table:table table:name="Tableau22" table:style-name="Tableau22">
        <table:table-column table:style-name="Tableau22.A"/>
        <table:table-column table:style-name="Tableau22.B"/>
        <table:table-row table:style-name="Tableau22.1">
          <table:table-cell table:style-name="Tableau22.A1" office:value-type="string">
            <text:p text:style-name="P184">Fonction</text:p>
          </table:table-cell>
          <table:table-cell table:style-name="Tableau22.B1" office:value-type="string">
            <text:p text:style-name="P184">Affichage du message de boot</text:p>
          </table:table-cell>
        </table:table-row>
        <table:table-row table:style-name="Tableau22.1">
          <table:table-cell table:style-name="Tableau22.A1" office:value-type="string">
            <text:p text:style-name="P184">Nom</text:p>
          </table:table-cell>
          <table:table-cell table:style-name="Tableau22.B1" office:value-type="string">
            <text:p text:style-name="P184"><text:span text:style-name="T83">f_</text:span>lcd_affboot</text:p>
          </table:table-cell>
        </table:table-row>
        <table:table-row table:style-name="Tableau22.1">
          <table:table-cell table:style-name="Tableau22.A1" office:value-type="string">
            <text:p text:style-name="P184">Paramètres entrée</text:p>
          </table:table-cell>
          <table:table-cell table:style-name="Tableau22.B1" office:value-type="string">
            <text:p text:style-name="P184">-<text:span text:style-name="T83">c_</text:span>bootmsgL1 : zone mémoire (15 bytes) contenant le message de boot ligne 1</text:p>
            <text:p text:style-name="P184">-<text:span text:style-name="T83">c_</text:span>bootmsgL2 : zone mémoire (5 bytes) contenant le message de boot ligne 2</text:p>
            <text:p text:style-name="P184">-c_<text:span text:style-name="T92">data_</text:span>swversion : zone EEPROM (5bytes) contenant la version courante du logicielle</text:p>
          </table:table-cell>
        </table:table-row>
        <table:table-row table:style-name="Tableau22.1">
          <table:table-cell table:style-name="Tableau22.A1" office:value-type="string">
            <text:p text:style-name="P184">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184">S</text:p>
                </table:table-cell>
                <table:table-cell table:style-name="Tableau21.A1" office:value-type="string">
                  <text:p text:style-name="P184">W</text:p>
                </table:table-cell>
                <table:table-cell table:style-name="Tableau21.A1" office:value-type="string">
                  <text:p text:style-name="P184">R</text:p>
                </table:table-cell>
                <table:table-cell table:style-name="Tableau21.A1" office:value-type="string">
                  <text:p text:style-name="P184">-</text:p>
                </table:table-cell>
                <table:table-cell table:style-name="Tableau21.A1" office:value-type="string">
                  <text:p text:style-name="P184">P</text:p>
                </table:table-cell>
                <table:table-cell table:style-name="Tableau21.A1" office:value-type="string">
                  <text:p text:style-name="P184">O</text:p>
                </table:table-cell>
                <table:table-cell table:style-name="Tableau21.A1" office:value-type="string">
                  <text:p text:style-name="P184">W</text:p>
                </table:table-cell>
                <table:table-cell table:style-name="Tableau21.A1" office:value-type="string">
                  <text:p text:style-name="P184">E</text:p>
                </table:table-cell>
                <table:table-cell table:style-name="Tableau21.A1" office:value-type="string">
                  <text:p text:style-name="P184">R</text:p>
                </table:table-cell>
                <table:table-cell table:style-name="Tableau21.A1" office:value-type="string">
                  <text:p text:style-name="P184"/>
                </table:table-cell>
                <table:table-cell table:style-name="Tableau21.A1" office:value-type="string">
                  <text:p text:style-name="P184">m</text:p>
                </table:table-cell>
                <table:table-cell table:style-name="Tableau21.A1" office:value-type="string">
                  <text:p text:style-name="P184">e</text:p>
                </table:table-cell>
                <table:table-cell table:style-name="Tableau21.A1" office:value-type="string">
                  <text:p text:style-name="P184">t</text:p>
                </table:table-cell>
                <table:table-cell table:style-name="Tableau21.A1" office:value-type="string">
                  <text:p text:style-name="P184">e</text:p>
                </table:table-cell>
                <table:table-cell table:style-name="Tableau21.A1" office:value-type="string">
                  <text:p text:style-name="P184">r</text:p>
                </table:table-cell>
                <table:table-cell table:style-name="Tableau21.P1" office:value-type="string">
                  <text:p text:style-name="P184"/>
                </table:table-cell>
              </table:table-row>
              <table:table-row table:style-name="Tableau21.1">
                <table:table-cell table:style-name="Tableau21.A1" office:value-type="string">
                  <text:p text:style-name="P174">F</text:p>
                </table:table-cell>
                <table:table-cell table:style-name="Tableau21.A1" office:value-type="string">
                  <text:p text:style-name="P174">8</text:p>
                </table:table-cell>
                <table:table-cell table:style-name="Tableau21.A1" office:value-type="string">
                  <text:p text:style-name="P174">K</text:p>
                </table:table-cell>
                <table:table-cell table:style-name="Tableau21.A1" office:value-type="string">
                  <text:p text:style-name="P174">G</text:p>
                </table:table-cell>
                <table:table-cell table:style-name="Tableau21.A1" office:value-type="string">
                  <text:p text:style-name="P174">L</text:p>
                </table:table-cell>
                <table:table-cell table:style-name="Tableau21.A1" office:value-type="string">
                  <text:p text:style-name="P175"/>
                </table:table-cell>
                <table:table-cell table:style-name="Tableau21.A1" office:value-type="string">
                  <text:p text:style-name="P175"/>
                </table:table-cell>
                <table:table-cell table:style-name="Tableau21.A1" office:value-type="string">
                  <text:p text:style-name="P175"/>
                </table:table-cell>
                <table:table-cell table:style-name="Tableau21.A1" office:value-type="string">
                  <text:p text:style-name="P184"/>
                </table:table-cell>
                <table:table-cell table:style-name="Tableau21.A1" office:value-type="string">
                  <text:p text:style-name="P175"/>
                </table:table-cell>
                <table:table-cell table:style-name="Tableau21.A1" office:value-type="string">
                  <text:p text:style-name="P175"/>
                </table:table-cell>
                <table:table-cell table:style-name="Tableau21.A1" office:value-type="string">
                  <text:p text:style-name="P174">V</text:p>
                </table:table-cell>
                <table:table-cell table:style-name="Tableau21.A1" office:value-type="string">
                  <text:p text:style-name="P174">0</text:p>
                </table:table-cell>
                <table:table-cell table:style-name="Tableau21.A1" office:value-type="string">
                  <text:p text:style-name="P184">.</text:p>
                </table:table-cell>
                <table:table-cell table:style-name="Tableau21.A1" office:value-type="string">
                  <text:p text:style-name="P174">5</text:p>
                </table:table-cell>
                <table:table-cell table:style-name="Tableau21.P1" office:value-type="string">
                  <text:p text:style-name="P184"/>
                </table:table-cell>
              </table:table-row>
            </table:table>
            <text:p text:style-name="P195"/>
          </table:table-cell>
        </table:table-row>
        <table:table-row table:style-name="Tableau22.1">
          <table:table-cell table:style-name="Tableau22.A1" office:value-type="string">
            <text:p text:style-name="P184">Traitements</text:p>
          </table:table-cell>
          <table:table-cell table:style-name="Tableau22.B1" office:value-type="string">
            <text:list xml:id="list6864031942827815267" text:style-name="WWNum4">
              <text:list-item>
                <text:p text:style-name="P209">v_charpos  = 0x00</text:p>
              </text:list-item>
              <text:list-item>
                <text:p text:style-name="P209">Afficher le message de boot ligne 1</text:p>
              </text:list-item>
            </text:list>
            <text:p text:style-name="P216">Tant que W<text:span text:style-name="T93">≠</text:span>0</text:p>
            <text:list xml:id="list73644342864979" text:continue-numbering="true" text:style-name="WWNum4">
              <text:list-item>
                <text:list>
                  <text:list-item>
                    <text:p text:style-name="P209">Récupérer 1 caractère du message de boot ligne 1 (<text:span text:style-name="T99">c_</text:span>bootmsgL1) dans W</text:p>
                  </text:list-item>
                  <text:list-item>
                    <text:p text:style-name="P209">Afficher 1 caractère sur le LCD (<text:span text:style-name="T99">f_</text:span>lcd_affchar)</text:p>
                  </text:list-item>
                  <text:list-item>
                    <text:p text:style-name="P209">Incrementer v_charpos </text:p>
                  </text:list-item>
                </text:list>
              </text:list-item>
              <text:list-item>
                <text:p text:style-name="P209">Positionner le curseur sur la ligne 2, <text:span text:style-name="T100">4ème case</text:span> :</text:p>
                <text:list>
                  <text:list-item>
                    <text:p text:style-name="P209">W=0x1<text:span text:style-name="T101">0</text:span></text:p>
                  </text:list-item>
                  <text:list-item>
                    <text:p text:style-name="P209">Positionner le curseur du LCD (<text:span text:style-name="T99">f_</text:span>lcd_setposcursor)</text:p>
                  </text:list-item>
                </text:list>
              </text:list-item>
              <text:list-item>
                <text:p text:style-name="P209">v_charpos  = 0x00</text:p>
              </text:list-item>
              <text:list-item>
                <text:p text:style-name="P209">Afficher le message de boot ligne 2</text:p>
              </text:list-item>
            </text:list>
            <text:p text:style-name="P216">Tant que W<text:span text:style-name="T93">≠</text:span>0</text:p>
            <text:list xml:id="list73644149286154" text:continue-numbering="true" text:style-name="WWNum4">
              <text:list-item>
                <text:list>
                  <text:list-item>
                    <text:p text:style-name="P209">Récupérer 1 caractère du message de boot ligne 2 (<text:span text:style-name="T99">c_</text:span>bootmsgL2) </text:p>
                  </text:list-item>
                  <text:list-item>
                    <text:p text:style-name="P209">Afficher 1 caractère sur le LCD (<text:span text:style-name="T99">f_</text:span>lcd_affchar)</text:p>
                  </text:list-item>
                  <text:list-item>
                    <text:p text:style-name="P209">Incrementer v_charpos </text:p>
                  </text:list-item>
                </text:list>
              </text:list-item>
              <text:list-item>
                <text:p text:style-name="P209">Positionner le curseur sur la ligne 2, 1<text:span text:style-name="T102">0ème case</text:span> :</text:p>
                <text:list>
                  <text:list-item>
                    <text:p text:style-name="P209">W=0x1C</text:p>
                  </text:list-item>
                  <text:list-item>
                    <text:p text:style-name="P209">Positionner le curseur du LCD (<text:span text:style-name="T99">f_</text:span>lcd_setposcursor)</text:p>
                  </text:list-item>
                </text:list>
              </text:list-item>
              <text:list-item>
                <text:p text:style-name="P209"><text:soft-page-break/>v_charpos  = 0x00</text:p>
              </text:list-item>
              <text:list-item>
                <text:p text:style-name="P209">afficher la version</text:p>
              </text:list-item>
            </text:list>
            <text:p text:style-name="P216">Tant que W<text:span text:style-name="T93">≠</text:span>0</text:p>
            <text:list xml:id="list73643459317355" text:continue-numbering="true" text:style-name="WWNum4">
              <text:list-item>
                <text:list>
                  <text:list-item>
                    <text:p text:style-name="P209">W <text:span text:style-name="T93">←</text:span> v_charpos </text:p>
                  </text:list-item>
                  <text:list-item>
                    <text:p text:style-name="P209">Récupérer le caractère en EEPROM <text:span text:style-name="T103">(f_eep_readbyte) dans W</text:span></text:p>
                  </text:list-item>
                  <text:list-item>
                    <text:p text:style-name="P209">Afficher 1 caractère sur le LCD (<text:span text:style-name="T104">f_</text:span>lcd_affchar)</text:p>
                  </text:list-item>
                  <text:list-item>
                    <text:p text:style-name="P209">Incrementer v_charpos </text:p>
                  </text:list-item>
                </text:list>
              </text:list-item>
              <text:list-item>
                <text:p text:style-name="P209">FIN</text:p>
              </text:list-item>
            </text:list>
            <text:p text:style-name="P216"/>
            <text:p text:style-name="P99"/>
          </table:table-cell>
        </table:table-row>
      </table:table>
      <text:p text:style-name="P101"/>
      <table:table table:name="Tableau24" table:style-name="Tableau24">
        <table:table-column table:style-name="Tableau24.A"/>
        <table:table-column table:style-name="Tableau24.B"/>
        <table:table-row table:style-name="Tableau24.1">
          <table:table-cell table:style-name="Tableau24.A1" office:value-type="string">
            <text:p text:style-name="P184">Fonction</text:p>
          </table:table-cell>
          <table:table-cell table:style-name="Tableau24.B1" office:value-type="string">
            <text:p text:style-name="P184">Affichage du message d<text:span text:style-name="T105">u mode test</text:span></text:p>
            <text:p text:style-name="P65">#Le code ci-dessous est assemblé uniquement dans le firmware de test</text:p>
          </table:table-cell>
        </table:table-row>
        <table:table-row table:style-name="Tableau24.1">
          <table:table-cell table:style-name="Tableau24.A1" office:value-type="string">
            <text:p text:style-name="P184">Nom</text:p>
          </table:table-cell>
          <table:table-cell table:style-name="Tableau24.B1" office:value-type="string">
            <text:p text:style-name="P184"><text:span text:style-name="T83">f_</text:span>lcd_aff_<text:span text:style-name="T105">fwd_and_ref</text:span></text:p>
          </table:table-cell>
        </table:table-row>
        <table:table-row table:style-name="Tableau24.1">
          <table:table-cell table:style-name="Tableau24.A1" office:value-type="string">
            <text:p text:style-name="P184">Paramètres entrée</text:p>
          </table:table-cell>
          <table:table-cell table:style-name="Tableau24.B1" office:value-type="string">
            <text:p text:style-name="P184">-<text:span text:style-name="T83">c_testmsg</text:span>L1 : zone mémoire (7bytes) contenant le message de calibration L1</text:p>
            <text:p text:style-name="P184">-<text:span text:style-name="T83">c_testmsg</text:span>L2 : zone mémoire (7bytes) contenant le message de calibration L2</text:p>
            <text:p text:style-name="P184"/>
          </table:table-cell>
        </table:table-row>
        <table:table-row table:style-name="Tableau24.1">
          <table:table-cell table:style-name="Tableau24.A1" office:value-type="string">
            <text:p text:style-name="P184">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76">F</text:p>
                </table:table-cell>
                <table:table-cell table:style-name="Tableau23.A1" office:value-type="string">
                  <text:p text:style-name="P176">W</text:p>
                </table:table-cell>
                <table:table-cell table:style-name="Tableau23.A1" office:value-type="string">
                  <text:p text:style-name="P176">D</text:p>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P1" office:value-type="string">
                  <text:p text:style-name="P184"/>
                </table:table-cell>
              </table:table-row>
              <table:table-row table:style-name="Tableau23.1">
                <table:table-cell table:style-name="Tableau23.A1" office:value-type="string">
                  <text:p text:style-name="P176">R</text:p>
                </table:table-cell>
                <table:table-cell table:style-name="Tableau23.A1" office:value-type="string">
                  <text:p text:style-name="P176">E</text:p>
                </table:table-cell>
                <table:table-cell table:style-name="Tableau23.A1" office:value-type="string">
                  <text:p text:style-name="P176">F</text:p>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A1" office:value-type="string">
                  <text:p text:style-name="P184"/>
                </table:table-cell>
                <table:table-cell table:style-name="Tableau23.P1" office:value-type="string">
                  <text:p text:style-name="P184"/>
                </table:table-cell>
              </table:table-row>
            </table:table>
            <text:p text:style-name="P195"/>
          </table:table-cell>
        </table:table-row>
        <table:table-row table:style-name="Tableau24.1">
          <table:table-cell table:style-name="Tableau24.A1" office:value-type="string">
            <text:p text:style-name="P184">Traitements</text:p>
          </table:table-cell>
          <table:table-cell table:style-name="Tableau24.B1" office:value-type="string">
            <text:list xml:id="list523555616371058418" text:style-name="WWNum20">
              <text:list-item>
                <text:p text:style-name="P210">v_charpos  = 0x00</text:p>
              </text:list-item>
              <text:list-item>
                <text:p text:style-name="P210">Afficher le message de calibration ligne 1</text:p>
              </text:list-item>
            </text:list>
            <text:p text:style-name="P216">Tant que W<text:span text:style-name="T93">≠</text:span>0</text:p>
            <text:list xml:id="list73642584490505" text:continue-numbering="true" text:style-name="WWNum20">
              <text:list-item>
                <text:list>
                  <text:list-item>
                    <text:p text:style-name="P210">Récupérer 1 caractère du message de calibration ligne 1 (<text:span text:style-name="T104">c_test</text:span>msgL1) dans W</text:p>
                  </text:list-item>
                  <text:list-item>
                    <text:p text:style-name="P210">Afficher 1 caractère sur le LCD (<text:span text:style-name="T104">f_</text:span>lcd_affchar)</text:p>
                  </text:list-item>
                  <text:list-item>
                    <text:p text:style-name="P210">Incrementer v_charpos </text:p>
                  </text:list-item>
                </text:list>
              </text:list-item>
              <text:list-item>
                <text:p text:style-name="P210">Positionner le curseur sur la ligne 2 :</text:p>
                <text:list>
                  <text:list-item>
                    <text:p text:style-name="P210">W=0x10</text:p>
                  </text:list-item>
                  <text:list-item>
                    <text:p text:style-name="P210">Positionner le curseur du LCD (<text:span text:style-name="T106">f_</text:span>lcd_setposcursor)</text:p>
                  </text:list-item>
                </text:list>
              </text:list-item>
              <text:list-item>
                <text:p text:style-name="P210">v_charpos  = 0x00</text:p>
              </text:list-item>
              <text:list-item>
                <text:p text:style-name="P210">Afficher le message de calibration ligne 2</text:p>
              </text:list-item>
            </text:list>
            <text:p text:style-name="P216">Tant que W<text:span text:style-name="T93">≠</text:span>0</text:p>
            <text:list xml:id="list73642648975112" text:continue-numbering="true" text:style-name="WWNum20">
              <text:list-item>
                <text:list>
                  <text:list-item>
                    <text:p text:style-name="P210">Récupérer 1 caractère du message de calibration ligne 2 (<text:span text:style-name="T106">c_test</text:span>msgL2) </text:p>
                  </text:list-item>
                  <text:list-item>
                    <text:p text:style-name="P210">Afficher 1 caractère sur le LCD (<text:span text:style-name="T106">f_</text:span>lcd_affchar)</text:p>
                  </text:list-item>
                  <text:list-item>
                    <text:p text:style-name="P210">Incrementer v_charpos </text:p>
                  </text:list-item>
                </text:list>
              </text:list-item>
            </text:list>
            <text:p text:style-name="P99"/>
          </table:table-cell>
        </table:table-row>
      </table:table>
      <text:p text:style-name="P101"/>
      <table:table table:name="Tableau10" table:style-name="Tableau10">
        <table:table-column table:style-name="Tableau10.A"/>
        <table:table-column table:style-name="Tableau10.B"/>
        <table:table-row table:style-name="Tableau10.1">
          <table:table-cell table:style-name="Tableau10.A1" office:value-type="string">
            <text:p text:style-name="P184">Fonction</text:p>
          </table:table-cell>
          <table:table-cell table:style-name="Tableau10.B1" office:value-type="string">
            <text:p text:style-name="P129">Affichage <text:span text:style-name="T107">d'1 octet en hexa sur le LCD</text:span></text:p>
          </table:table-cell>
        </table:table-row>
        <table:table-row table:style-name="Tableau10.1">
          <table:table-cell table:style-name="Tableau10.A1" office:value-type="string">
            <text:p text:style-name="P184">Nom</text:p>
          </table:table-cell>
          <table:table-cell table:style-name="Tableau10.B1" office:value-type="string">
            <text:p text:style-name="P129"><text:span text:style-name="T83">f_</text:span>lcd_aff<text:span text:style-name="T107">hexa</text:span></text:p>
          </table:table-cell>
        </table:table-row>
        <table:table-row table:style-name="Tableau10.1">
          <table:table-cell table:style-name="Tableau10.A1" office:value-type="string">
            <text:p text:style-name="P184">Paramètres entrée</text:p>
          </table:table-cell>
          <table:table-cell table:style-name="Tableau10.B1" office:value-type="string">
            <text:p text:style-name="P120">W : contient l'octet en hexa à afficher</text:p>
          </table:table-cell>
        </table:table-row>
        <table:table-row table:style-name="Tableau10.1">
          <table:table-cell table:style-name="Tableau10.A1" office:value-type="string">
            <text:p text:style-name="P184">Paramètres sorties</text:p>
          </table:table-cell>
          <table:table-cell table:style-name="Tableau10.B1" office:value-type="string">
            <text:p text:style-name="P193"/>
          </table:table-cell>
        </table:table-row>
        <table:table-row table:style-name="Tableau10.1">
          <table:table-cell table:style-name="Tableau10.A1" office:value-type="string">
            <text:p text:style-name="P184">Traitements</text:p>
          </table:table-cell>
          <table:table-cell table:style-name="Tableau10.B1" office:value-type="string">
            <text:p text:style-name="P40"><text:span text:style-name="T107">1. </text:span>v_t<text:span text:style-name="T108">mp = W</text:span></text:p>
            <text:p text:style-name="P41">2. swapper les quarte<text:span text:style-name="T109">t</text:span>s de v_tmp, et mettre le résultat dans W</text:p>
            <text:p text:style-name="P42"><text:soft-page-break/>3. Appliquer un masque sur les bits de poids f<text:span text:style-name="T110">ort sur W</text:span></text:p>
            <text:p text:style-name="P43"><text:span text:style-name="T108">4</text:span>. Convertir le quartet de poids faible en ASCII <text:span text:style-name="T111">(f_lcd_convtoascii)</text:span></text:p>
            <text:p text:style-name="P40"><text:span text:style-name="T108">5.</text:span> Afficher 1 caractère sur le LCD (<text:span text:style-name="T112">f_</text:span>lcd_affchar)</text:p>
            <text:p text:style-name="P40"><text:span text:style-name="T108">6.</text:span> W=v_temp&amp;0F</text:p>
            <text:p text:style-name="P43"><text:span text:style-name="T108">7</text:span>. Convertir le quartet de poids faible en ASCII <text:span text:style-name="T111">(f_lcd_convtoascii)</text:span></text:p>
            <text:p text:style-name="P94"><text:span text:style-name="T108">8.</text:span> Afficher 1 caractère sur le LCD (<text:span text:style-name="T110">f_l</text:span>cd_affchar)</text:p>
          </table:table-cell>
        </table:table-row>
      </table:table>
      <text:p text:style-name="P87"/>
      <text:p text:style-name="P87"/>
      <table:table table:name="Tableau26" table:style-name="Tableau26">
        <table:table-column table:style-name="Tableau26.A"/>
        <table:table-column table:style-name="Tableau26.B"/>
        <table:table-row table:style-name="Tableau26.1">
          <table:table-cell table:style-name="Tableau26.A1" office:value-type="string">
            <text:p text:style-name="P184">Fonction</text:p>
          </table:table-cell>
          <table:table-cell table:style-name="Tableau26.B1" office:value-type="string">
            <text:p text:style-name="P129">Affichage de la mesure <text:span text:style-name="T113">des ADC en mode test</text:span></text:p>
            <text:p text:style-name="P44">#Le code ci-dessous est assemblé uniquement dans le firmware de test</text:p>
          </table:table-cell>
        </table:table-row>
        <table:table-row table:style-name="Tableau26.1">
          <table:table-cell table:style-name="Tableau26.A1" office:value-type="string">
            <text:p text:style-name="P184">Nom</text:p>
          </table:table-cell>
          <table:table-cell table:style-name="Tableau26.B1" office:value-type="string">
            <text:p text:style-name="P129"><text:span text:style-name="T83">f_</text:span>lcd_aff<text:span text:style-name="T114">adc</text:span></text:p>
          </table:table-cell>
        </table:table-row>
        <table:table-row table:style-name="Tableau26.1">
          <table:table-cell table:style-name="Tableau26.A1" office:value-type="string">
            <text:p text:style-name="P184">Paramètres entrée</text:p>
          </table:table-cell>
          <table:table-cell table:style-name="Tableau26.B1" office:value-type="string">
            <text:p text:style-name="P129">v_adcfwd <text:span text:style-name="T115">(2bytes) : résultat de l'ADC AN0 sur 10 bits</text:span></text:p>
            <text:p text:style-name="P129">v_adcref <text:span text:style-name="T115">(2bytes) : résultat de l'ADC AN1 sur 10 bits</text:span></text:p>
          </table:table-cell>
        </table:table-row>
        <table:table-row table:style-name="Tableau26.1">
          <table:table-cell table:style-name="Tableau26.A1" office:value-type="string">
            <text:p text:style-name="P184">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1">u</text:p>
                </table:table-cell>
                <table:table-cell table:style-name="Tableau25.A1" office:value-type="string">
                  <text:p text:style-name="P121">u</text:p>
                </table:table-cell>
                <table:table-cell table:style-name="Tableau25.A1" office:value-type="string">
                  <text:p text:style-name="P121">u</text:p>
                </table:table-cell>
                <table:table-cell table:style-name="Tableau25.A1" office:value-type="string">
                  <text:p text:style-name="P121">u</text:p>
                </table:table-cell>
                <table:table-cell table:style-name="Tableau25.A1" office:value-type="string">
                  <text:p text:style-name="P121">h</text:p>
                </table:table-cell>
                <table:table-cell table:style-name="Tableau25.A1" office:value-type="string">
                  <text:p text:style-name="P129">-</text:p>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P1" office:value-type="string">
                  <text:p text:style-name="P129"/>
                </table:table-cell>
              </table:table-row>
              <table:table-row table:style-name="Tableau25.1">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1">x</text:p>
                </table:table-cell>
                <table:table-cell table:style-name="Tableau25.A1" office:value-type="string">
                  <text:p text:style-name="P121">x</text:p>
                </table:table-cell>
                <table:table-cell table:style-name="Tableau25.A1" office:value-type="string">
                  <text:p text:style-name="P121">x</text:p>
                </table:table-cell>
                <table:table-cell table:style-name="Tableau25.A1" office:value-type="string">
                  <text:p text:style-name="P121">x</text:p>
                </table:table-cell>
                <table:table-cell table:style-name="Tableau25.A1" office:value-type="string">
                  <text:p text:style-name="P121">h</text:p>
                </table:table-cell>
                <table:table-cell table:style-name="Tableau25.A1" office:value-type="string">
                  <text:p text:style-name="P129">-</text:p>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A1" office:value-type="string">
                  <text:p text:style-name="P129"/>
                </table:table-cell>
                <table:table-cell table:style-name="Tableau25.P1" office:value-type="string">
                  <text:p text:style-name="P129"/>
                </table:table-cell>
              </table:table-row>
            </table:table>
            <text:p text:style-name="P193"/>
          </table:table-cell>
        </table:table-row>
        <table:table-row table:style-name="Tableau26.1">
          <table:table-cell table:style-name="Tableau26.A1" office:value-type="string">
            <text:p text:style-name="P184">Traitements</text:p>
          </table:table-cell>
          <table:table-cell table:style-name="Tableau26.B1" office:value-type="string">
            <text:p text:style-name="P45">1.positionner le curseur sur la ligne 1, <text:span text:style-name="T116">5</text:span>ème case</text:p>
            <text:p text:style-name="P45">2.W=v_adcfwd</text:p>
            <text:p text:style-name="P45">3.Afficher un octet en hexa (<text:span text:style-name="T112">f_</text:span>lcd_affhexa)</text:p>
            <text:p text:style-name="P45"><text:span text:style-name="T117">4</text:span>.W =v_adcfwd +1 </text:p>
            <text:p text:style-name="P45"><text:span text:style-name="T117">5</text:span>.Afficher <text:span text:style-name="T118">un octet en hexa </text:span>(<text:span text:style-name="T112">f_</text:span>lcd_aff<text:span text:style-name="T118">hexa</text:span>)</text:p>
            <text:p text:style-name="P46">6. W=’h’</text:p>
            <text:p text:style-name="P46">7.<text:span text:style-name="T119">Afficher 1 caractère sur le LCD (f_lcd_affchar)</text:span></text:p>
            <text:p text:style-name="P46">8. W=’-’</text:p>
            <text:p text:style-name="P46">9.<text:span text:style-name="T119">Afficher 1 caractère sur le LCD (f_lcd_affchar)</text:span></text:p>
            <text:p text:style-name="P45"><text:span text:style-name="T116">10</text:span>.positionner le curseur sur la ligne <text:span text:style-name="T117">2, 5</text:span>ème case</text:p>
            <text:p text:style-name="P45"><text:span text:style-name="T116">11</text:span>.W=v_adc<text:span text:style-name="T117">ref</text:span></text:p>
            <text:p text:style-name="P45"><text:span text:style-name="T116">12</text:span>.Afficher un octet en hexa (<text:span text:style-name="T112">f_</text:span>lcd_affhexa)</text:p>
            <text:p text:style-name="P45"><text:span text:style-name="T116">13</text:span>.W =v_adc<text:span text:style-name="T117">ref</text:span> +1 </text:p>
            <text:p text:style-name="P45"><text:span text:style-name="T117">14</text:span>.Afficher un octet en hexa (<text:span text:style-name="T112">f_</text:span>lcd_affhexa)</text:p>
            <text:p text:style-name="P46"><text:span text:style-name="T120">15</text:span>. W=’h’</text:p>
            <text:p text:style-name="P46"><text:span text:style-name="T120">16</text:span>.<text:span text:style-name="T119">Afficher 1 caractère sur le LCD (f_lcd_affchar)</text:span></text:p>
            <text:p text:style-name="P46"><text:span text:style-name="T120">17</text:span>. W=’-’</text:p>
            <text:p text:style-name="P46"><text:span text:style-name="T120">18</text:span>.<text:span text:style-name="T119">Afficher 1 caractère sur le LCD (f_lcd_affchar)</text:span></text:p>
          </table:table-cell>
        </table:table-row>
      </table:table>
      <text:p text:style-name="P96"/>
      <table:table table:name="Tableau34" table:style-name="Tableau34">
        <table:table-column table:style-name="Tableau34.A"/>
        <table:table-column table:style-name="Tableau34.B"/>
        <table:table-row table:style-name="Tableau34.1">
          <table:table-cell table:style-name="Tableau34.A1" office:value-type="string">
            <text:p text:style-name="P184">Fonction</text:p>
          </table:table-cell>
          <table:table-cell table:style-name="Tableau34.B1" office:value-type="string">
            <text:p text:style-name="P129">Affichage de la mesure <text:span text:style-name="T113">en tension des ADC en mode test</text:span></text:p>
            <text:p text:style-name="P44">#Le code ci-dessous est assemblé uniquement dans le firmware de test</text:p>
          </table:table-cell>
        </table:table-row>
        <table:table-row table:style-name="Tableau34.1">
          <table:table-cell table:style-name="Tableau34.A1" office:value-type="string">
            <text:p text:style-name="P184">Nom</text:p>
          </table:table-cell>
          <table:table-cell table:style-name="Tableau34.B1" office:value-type="string">
            <text:p text:style-name="P129"><text:span text:style-name="T83">f_</text:span>lcd_aff<text:span text:style-name="T114">adcmV</text:span></text:p>
          </table:table-cell>
        </table:table-row>
        <table:table-row table:style-name="Tableau34.1">
          <table:table-cell table:style-name="Tableau34.A1" office:value-type="string">
            <text:p text:style-name="P184">Paramètres entrée</text:p>
          </table:table-cell>
          <table:table-cell table:style-name="Tableau34.B1" office:value-type="string">
            <text:p text:style-name="P129">v_adcfwd_<text:span text:style-name="T121">mV</text:span> <text:span text:style-name="T115">(2bytes) : résultat de l'ADC en mV compris entre [0;5000]</text:span></text:p>
            <text:p text:style-name="P129">v_adcref_<text:span text:style-name="T121">mV</text:span> <text:span text:style-name="T115">(2bytes) : résultat de l'ADC en mV compris entre [0;5000] </text:span></text:p>
          </table:table-cell>
        </table:table-row>
        <table:table-row table:style-name="Tableau34.1">
          <table:table-cell table:style-name="Tableau34.A1" office:value-type="string">
            <text:p text:style-name="P184">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29"/>
                </table:table-cell>
                <table:table-cell table:style-name="Tableau35.A1" office:value-type="string">
                  <text:p text:style-name="P129"/>
                </table:table-cell>
                <table:table-cell table:style-name="Tableau35.A1" office:value-type="string">
                  <text:p text:style-name="P129"/>
                </table:table-cell>
                <table:table-cell table:style-name="Tableau35.A1" office:value-type="string">
                  <text:p text:style-name="P129"/>
                </table:table-cell>
                <table:table-cell table:style-name="Tableau35.A1" office:value-type="string">
                  <text:p text:style-name="P121"/>
                </table:table-cell>
                <table:table-cell table:style-name="Tableau35.A1" office:value-type="string">
                  <text:p text:style-name="P121"/>
                </table:table-cell>
                <table:table-cell table:style-name="Tableau35.A1" office:value-type="string">
                  <text:p text:style-name="P121"/>
                </table:table-cell>
                <table:table-cell table:style-name="Tableau35.A1" office:value-type="string">
                  <text:p text:style-name="P129"/>
                </table:table-cell>
                <table:table-cell table:style-name="Tableau35.A1" office:value-type="string">
                  <text:p text:style-name="P121"/>
                </table:table-cell>
                <table:table-cell table:style-name="Tableau35.A1" office:value-type="string">
                  <text:p text:style-name="P129"/>
                </table:table-cell>
                <table:table-cell table:style-name="Tableau35.A1" office:value-type="string">
                  <text:p text:style-name="P122">v</text:p>
                </table:table-cell>
                <table:table-cell table:style-name="Tableau35.A1" office:value-type="string">
                  <text:p text:style-name="P122">v</text:p>
                </table:table-cell>
                <table:table-cell table:style-name="Tableau35.A1" office:value-type="string">
                  <text:p text:style-name="P122">v</text:p>
                </table:table-cell>
                <table:table-cell table:style-name="Tableau35.A1" office:value-type="string">
                  <text:p text:style-name="P122">v</text:p>
                </table:table-cell>
                <table:table-cell table:style-name="Tableau35.A1" office:value-type="string">
                  <text:p text:style-name="P122">m</text:p>
                </table:table-cell>
                <table:table-cell table:style-name="Tableau35.P1" office:value-type="string">
                  <text:p text:style-name="P122">V</text:p>
                </table:table-cell>
              </table:table-row>
              <table:table-row table:style-name="Tableau35.1">
                <table:table-cell table:style-name="Tableau35.A1" office:value-type="string">
                  <text:p text:style-name="P129"/>
                </table:table-cell>
                <table:table-cell table:style-name="Tableau35.A1" office:value-type="string">
                  <text:p text:style-name="P129"/>
                </table:table-cell>
                <table:table-cell table:style-name="Tableau35.A1" office:value-type="string">
                  <text:p text:style-name="P129"/>
                </table:table-cell>
                <table:table-cell table:style-name="Tableau35.A1" office:value-type="string">
                  <text:p text:style-name="P129"/>
                </table:table-cell>
                <table:table-cell table:style-name="Tableau35.A1" office:value-type="string">
                  <text:p text:style-name="P121"/>
                </table:table-cell>
                <table:table-cell table:style-name="Tableau35.A1" office:value-type="string">
                  <text:p text:style-name="P121"/>
                </table:table-cell>
                <table:table-cell table:style-name="Tableau35.A1" office:value-type="string">
                  <text:p text:style-name="P121"/>
                </table:table-cell>
                <table:table-cell table:style-name="Tableau35.A1" office:value-type="string">
                  <text:p text:style-name="P129"/>
                </table:table-cell>
                <table:table-cell table:style-name="Tableau35.A1" office:value-type="string">
                  <text:p text:style-name="P121"/>
                </table:table-cell>
                <table:table-cell table:style-name="Tableau35.A1" office:value-type="string">
                  <text:p text:style-name="P129"/>
                </table:table-cell>
                <table:table-cell table:style-name="Tableau35.A1" office:value-type="string">
                  <text:p text:style-name="P122">y</text:p>
                </table:table-cell>
                <table:table-cell table:style-name="Tableau35.A1" office:value-type="string">
                  <text:p text:style-name="P122">y</text:p>
                </table:table-cell>
                <table:table-cell table:style-name="Tableau35.A1" office:value-type="string">
                  <text:p text:style-name="P122">y</text:p>
                </table:table-cell>
                <table:table-cell table:style-name="Tableau35.A1" office:value-type="string">
                  <text:p text:style-name="P122">y</text:p>
                </table:table-cell>
                <table:table-cell table:style-name="Tableau35.A1" office:value-type="string">
                  <text:p text:style-name="P122">m</text:p>
                </table:table-cell>
                <table:table-cell table:style-name="Tableau35.P1" office:value-type="string">
                  <text:p text:style-name="P122">V</text:p>
                </table:table-cell>
              </table:table-row>
            </table:table>
            <text:p text:style-name="P193"/>
          </table:table-cell>
        </table:table-row>
        <table:table-row table:style-name="Tableau34.1">
          <table:table-cell table:style-name="Tableau34.A1" office:value-type="string">
            <text:p text:style-name="P184">Traitements</text:p>
          </table:table-cell>
          <table:table-cell table:style-name="Tableau34.B1" office:value-type="string">
            <text:p text:style-name="P47">1.positionner le curseur sur la ligne 1, 11ème case</text:p>
            <text:p text:style-name="P47">2.v_hexa_to_conv = v_adcfwd_mV</text:p>
            <text:p text:style-name="P47">3.v_hexa_to_conv +1 = v_adcfwd_mV +1</text:p>
            <text:p text:style-name="P47"><text:soft-page-break/>4. Conversion hexa-BCD (f_lcd_convtobcd) ;</text:p>
            <text:p text:style-name="P47">5. W = v_bcd</text:p>
            <text:p text:style-name="P47">6. Affichage d'un octet en hexa (_f_lcd_affhexa)</text:p>
            <text:p text:style-name="P47">7. W = v_bcd+1</text:p>
            <text:p text:style-name="P47">8. Affichage d'un octet en hexa (_f_lcd_affhexa)</text:p>
            <text:p text:style-name="P47">9. W = v_bcd+2</text:p>
            <text:p text:style-name="P47">10. Affichage d'un octet en hexa (_f_lcd_affhexa)</text:p>
            <text:p text:style-name="P47">11. Afficher "mV" </text:p>
            <text:p text:style-name="P47">12.positionner le curseur sur la ligne 2, 11ème case</text:p>
            <text:p text:style-name="P47">13.v_hexa_to_conv = v_adcref_mV</text:p>
            <text:p text:style-name="P47">14.v_hexa_to_conv +1 = v_adcref_mV +1</text:p>
            <text:p text:style-name="P47">15. Conversion hexa-BCD (f_lcd_convtobcd) ;</text:p>
            <text:p text:style-name="P47">16. W = v_bcd</text:p>
            <text:p text:style-name="P47">17. Affichage d'un octet en hexa (_f_lcd_affhexa)</text:p>
            <text:p text:style-name="P47">18. W = v_bcd+1</text:p>
            <text:p text:style-name="P47">19. Affichage d'un octet en hexa (_f_lcd_affhexa)</text:p>
            <text:p text:style-name="P47">20. W = v_bcd+2</text:p>
            <text:p text:style-name="P47">21. Afficher "mV" </text:p>
          </table:table-cell>
        </table:table-row>
      </table:table>
      <text:p text:style-name="P96"/>
      <text:p text:style-name="P96"/>
      <table:table table:name="Tableau17" table:style-name="Tableau17">
        <table:table-column table:style-name="Tableau17.A"/>
        <table:table-column table:style-name="Tableau17.B"/>
        <table:table-row table:style-name="Tableau17.1">
          <table:table-cell table:style-name="Tableau17.A1" office:value-type="string">
            <text:p text:style-name="P144">Fonction</text:p>
          </table:table-cell>
          <table:table-cell table:style-name="Tableau17.B1" office:value-type="string">
            <text:p text:style-name="P126">Affichage <text:span text:style-name="T107">du message de calibration</text:span></text:p>
            <text:p text:style-name="P123">#le code ci-dessous n'est pas assemblé dans le firmware de test</text:p>
          </table:table-cell>
        </table:table-row>
        <table:table-row table:style-name="Tableau17.1">
          <table:table-cell table:style-name="Tableau17.A1" office:value-type="string">
            <text:p text:style-name="P144">Nom</text:p>
          </table:table-cell>
          <table:table-cell table:style-name="Tableau17.B1" office:value-type="string">
            <text:p text:style-name="P124"><text:span text:style-name="T83">f_</text:span>lcd_aff<text:span text:style-name="T122">calib</text:span></text:p>
          </table:table-cell>
        </table:table-row>
        <table:table-row table:style-name="Tableau17.1">
          <table:table-cell table:style-name="Tableau17.A1" office:value-type="string">
            <text:p text:style-name="P144">Paramètres entrée</text:p>
          </table:table-cell>
          <table:table-cell table:style-name="Tableau17.B1" office:value-type="string">
            <text:p text:style-name="P125"/>
          </table:table-cell>
        </table:table-row>
        <table:table-row table:style-name="Tableau17.1">
          <table:table-cell table:style-name="Tableau17.A1" office:value-type="string">
            <text:p text:style-name="P144">Paramètres sorties</text:p>
          </table:table-cell>
          <table:table-cell table:style-name="Tableau17.B1" office:value-type="string">
            <text:p text:style-name="P192"/>
          </table:table-cell>
        </table:table-row>
        <table:table-row table:style-name="Tableau17.1">
          <table:table-cell table:style-name="Tableau17.A1" office:value-type="string">
            <text:p text:style-name="P144">Traitements</text:p>
          </table:table-cell>
          <table:table-cell table:style-name="Tableau17.B1" office:value-type="string">
            <text:p text:style-name="P48"/>
          </table:table-cell>
        </table:table-row>
      </table:table>
      <text:p text:style-name="P96"/>
      <table:table table:name="Tableau30" table:style-name="Tableau30">
        <table:table-column table:style-name="Tableau30.A"/>
        <table:table-column table:style-name="Tableau30.B"/>
        <table:table-row table:style-name="Tableau30.1">
          <table:table-cell table:style-name="Tableau30.A1" office:value-type="string">
            <text:p text:style-name="P144">Fonction</text:p>
          </table:table-cell>
          <table:table-cell table:style-name="Tableau30.B1" office:value-type="string">
            <text:p text:style-name="P126">Affichage <text:span text:style-name="T107">de la puissance du port FWD</text:span></text:p>
          </table:table-cell>
        </table:table-row>
        <table:table-row table:style-name="Tableau30.1">
          <table:table-cell table:style-name="Tableau30.A1" office:value-type="string">
            <text:p text:style-name="P144">Nom</text:p>
          </table:table-cell>
          <table:table-cell table:style-name="Tableau30.B1" office:value-type="string">
            <text:p text:style-name="P124"><text:span text:style-name="T83">f_</text:span>lcd_affpfwd</text:p>
          </table:table-cell>
        </table:table-row>
        <table:table-row table:style-name="Tableau30.1">
          <table:table-cell table:style-name="Tableau30.A1" office:value-type="string">
            <text:p text:style-name="P144">Paramètres entrée</text:p>
          </table:table-cell>
          <table:table-cell table:style-name="Tableau30.B1" office:value-type="string">
            <text:p text:style-name="P125">v_pfwd</text:p>
          </table:table-cell>
        </table:table-row>
        <table:table-row table:style-name="Tableau30.1">
          <table:table-cell table:style-name="Tableau30.A1" office:value-type="string">
            <text:p text:style-name="P144">Paramètres sorties</text:p>
          </table:table-cell>
          <table:table-cell table:style-name="Tableau30.B1" office:value-type="string">
            <text:p text:style-name="P192"/>
          </table:table-cell>
        </table:table-row>
        <table:table-row table:style-name="Tableau30.1">
          <table:table-cell table:style-name="Tableau30.A1" office:value-type="string">
            <text:p text:style-name="P144">Traitements</text:p>
          </table:table-cell>
          <table:table-cell table:style-name="Tableau30.B1" office:value-type="string">
            <text:p text:style-name="P48"/>
          </table:table-cell>
        </table:table-row>
      </table:table>
      <text:p text:style-name="P101"/>
      <table:table table:name="Tableau32" table:style-name="Tableau32">
        <table:table-column table:style-name="Tableau32.A"/>
        <table:table-column table:style-name="Tableau32.B"/>
        <table:table-row table:style-name="Tableau32.1">
          <table:table-cell table:style-name="Tableau32.A1" office:value-type="string">
            <text:p text:style-name="P144">Fonction</text:p>
          </table:table-cell>
          <table:table-cell table:style-name="Tableau32.B1" office:value-type="string">
            <text:p text:style-name="P126">Affichage <text:span text:style-name="T107">de la puissance du port REF</text:span></text:p>
          </table:table-cell>
        </table:table-row>
        <table:table-row table:style-name="Tableau32.1">
          <table:table-cell table:style-name="Tableau32.A1" office:value-type="string">
            <text:p text:style-name="P144">Nom</text:p>
          </table:table-cell>
          <table:table-cell table:style-name="Tableau32.B1" office:value-type="string">
            <text:p text:style-name="P124"><text:span text:style-name="T83">f_</text:span>lcd_affpref</text:p>
          </table:table-cell>
        </table:table-row>
        <table:table-row table:style-name="Tableau32.1">
          <table:table-cell table:style-name="Tableau32.A1" office:value-type="string">
            <text:p text:style-name="P144">Paramètres entrée</text:p>
          </table:table-cell>
          <table:table-cell table:style-name="Tableau32.B1" office:value-type="string">
            <text:p text:style-name="P125">v_pref</text:p>
          </table:table-cell>
        </table:table-row>
        <table:table-row table:style-name="Tableau32.1">
          <table:table-cell table:style-name="Tableau32.A1" office:value-type="string">
            <text:p text:style-name="P144">Paramètres sorties</text:p>
          </table:table-cell>
          <table:table-cell table:style-name="Tableau32.B1" office:value-type="string">
            <text:p text:style-name="P192"/>
          </table:table-cell>
        </table:table-row>
        <table:table-row table:style-name="Tableau32.1">
          <table:table-cell table:style-name="Tableau32.A1" office:value-type="string">
            <text:p text:style-name="P144">Traitements</text:p>
          </table:table-cell>
          <table:table-cell table:style-name="Tableau32.B1" office:value-type="string">
            <text:p text:style-name="P48"/>
          </table:table-cell>
        </table:table-row>
      </table:table>
      <text:p text:style-name="P100"/>
      <text:p text:style-name="P100"/>
      <table:table table:name="Tableau33" table:style-name="Tableau33">
        <table:table-column table:style-name="Tableau33.A"/>
        <table:table-column table:style-name="Tableau33.B"/>
        <table:table-row table:style-name="Tableau33.1">
          <table:table-cell table:style-name="Tableau33.A1" office:value-type="string">
            <text:p text:style-name="P144">Fonction</text:p>
          </table:table-cell>
          <table:table-cell table:style-name="Tableau33.B1" office:value-type="string">
            <text:p text:style-name="P126">Affichage <text:span text:style-name="T107">du SWR</text:span></text:p>
          </table:table-cell>
        </table:table-row>
        <table:table-row table:style-name="Tableau33.1">
          <table:table-cell table:style-name="Tableau33.A1" office:value-type="string">
            <text:p text:style-name="P144">Nom</text:p>
          </table:table-cell>
          <table:table-cell table:style-name="Tableau33.B1" office:value-type="string">
            <text:p text:style-name="P124"><text:span text:style-name="T83">f_</text:span>lcd_affpref</text:p>
          </table:table-cell>
        </table:table-row>
        <text:soft-page-break/>
        <table:table-row table:style-name="Tableau33.1">
          <table:table-cell table:style-name="Tableau33.A1" office:value-type="string">
            <text:p text:style-name="P144">Paramètres entrée</text:p>
          </table:table-cell>
          <table:table-cell table:style-name="Tableau33.B1" office:value-type="string">
            <text:p text:style-name="P125">v_p_ref</text:p>
          </table:table-cell>
        </table:table-row>
        <table:table-row table:style-name="Tableau33.1">
          <table:table-cell table:style-name="Tableau33.A1" office:value-type="string">
            <text:p text:style-name="P144">Paramètres sorties</text:p>
          </table:table-cell>
          <table:table-cell table:style-name="Tableau33.B1" office:value-type="string">
            <text:p text:style-name="P193"/>
          </table:table-cell>
        </table:table-row>
        <table:table-row table:style-name="Tableau33.1">
          <table:table-cell table:style-name="Tableau33.A1" office:value-type="string">
            <text:p text:style-name="P144">Traitements</text:p>
          </table:table-cell>
          <table:table-cell table:style-name="Tableau33.B1" office:value-type="string">
            <text:p text:style-name="P40"/>
          </table:table-cell>
        </table:table-row>
      </table:table>
      <text:p text:style-name="P96"/>
      <text:p text:style-name="P87"/>
      <text:h text:style-name="P113" text:outline-level="3"><text:bookmark-start text:name="__RefHeading__4175_246836813"/><text:span text:style-name="T19">5.4.4</text:span>-/sw/calc<text:bookmark-end text:name="__RefHeading__4175_246836813"/></text:h>
      <text:h text:style-name="P104" text:outline-level="4"><text:bookmark-start text:name="__RefHeading__4545_144346426"/><text:span text:style-name="T19">5.4.4</text:span>.<text:span text:style-name="T78">1</text:span>-calc.<text:span text:style-name="T123">asm</text:span><text:bookmark-end text:name="__RefHeading__4545_144346426"/></text:h>
      <text:p text:style-name="P72"/>
      <table:table table:name="Tableau38" table:style-name="Tableau38">
        <table:table-column table:style-name="Tableau38.A"/>
        <table:table-column table:style-name="Tableau38.B"/>
        <table:table-row table:style-name="Tableau38.1">
          <table:table-cell table:style-name="Tableau38.A1" office:value-type="string">
            <text:p text:style-name="P184">Fonction</text:p>
          </table:table-cell>
          <table:table-cell table:style-name="Tableau38.B1" office:value-type="string">
            <text:p text:style-name="P129"><text:span text:style-name="T78">Convertir la</text:span> mesure <text:span text:style-name="T78">des ADC en mV</text:span></text:p>
            <text:p text:style-name="P44">#Le code ci-dessous est assemblé uniquement dans le firmware de test</text:p>
          </table:table-cell>
        </table:table-row>
        <table:table-row table:style-name="Tableau38.1">
          <table:table-cell table:style-name="Tableau38.A1" office:value-type="string">
            <text:p text:style-name="P184">Nom</text:p>
          </table:table-cell>
          <table:table-cell table:style-name="Tableau38.B1" office:value-type="string">
            <text:p text:style-name="P127"><text:span text:style-name="T83">f_</text:span>calc_adcmV</text:p>
          </table:table-cell>
        </table:table-row>
        <table:table-row table:style-name="Tableau38.1">
          <table:table-cell table:style-name="Tableau38.A1" office:value-type="string">
            <text:p text:style-name="P184">Paramètres entrée</text:p>
          </table:table-cell>
          <table:table-cell table:style-name="Tableau38.B1" office:value-type="string">
            <text:p text:style-name="P129">v_adcfwd <text:span text:style-name="T115">(2bytes) : résultat de l'ADC AN0 sur 10 bits</text:span></text:p>
            <text:p text:style-name="P129">v_adcref <text:span text:style-name="T115">(2bytes) : résultat de l'ADC AN1 sur 10 bits</text:span></text:p>
          </table:table-cell>
        </table:table-row>
        <table:table-row table:style-name="Tableau38.1">
          <table:table-cell table:style-name="Tableau38.A1" office:value-type="string">
            <text:p text:style-name="P184">Paramètres sorties</text:p>
          </table:table-cell>
          <table:table-cell table:style-name="Tableau38.B1" office:value-type="string">
            <text:p text:style-name="P129">v_adcfwd_<text:span text:style-name="T121">mV</text:span> <text:span text:style-name="T115">(2bytes) : résultat de l'ADC en mV en hexa</text:span></text:p>
            <text:p text:style-name="P186">v_adcref_<text:span text:style-name="T121">mV</text:span> <text:span text:style-name="T115">(2bytes) : résultat de l'ADC en mV en hexa </text:span></text:p>
          </table:table-cell>
        </table:table-row>
        <table:table-row table:style-name="Tableau38.1">
          <table:table-cell table:style-name="Tableau38.A1" office:value-type="string">
            <text:p text:style-name="P184">Traitements</text:p>
          </table:table-cell>
          <table:table-cell table:style-name="Tableau38.B1" office:value-type="string">
            <text:p text:style-name="P49">1. <text:span text:style-name="T32">v_flh_offset_addr </text:span><text:span text:style-name="T33">= v_adcfwd</text:span></text:p>
            <text:p text:style-name="P50"><text:span text:style-name="T29"><text:s text:c="4"/></text:span><text:span text:style-name="T32">v_flh_offset_addr </text:span><text:span text:style-name="T29">+ 1 = v_adcfwd + 1</text:span></text:p>
            <text:p text:style-name="P51"><text:span text:style-name="T29">2. <text:s/></text:span><text:span text:style-name="T34">v_flh_offset_addr = 2*v_flh_offset_addr et propager la retenue</text:span></text:p>
            <text:p text:style-name="P50">3. <text:span text:style-name="T35">Lecture </text:span><text:span text:style-name="T36">d'un octet en flash</text:span><text:span text:style-name="T37"> </text:span><text:span text:style-name="T29">(</text:span><text:span text:style-name="T36">f_</text:span><text:span text:style-name="T29">flh_</text:span><text:span text:style-name="T36">readword</text:span><text:span text:style-name="T29">)</text:span></text:p>
            <text:p text:style-name="P52"><text:span text:style-name="T29">4.v_adcfwd_</text:span><text:span text:style-name="T38">mV </text:span><text:span text:style-name="T29">= </text:span><text:span text:style-name="T32">v_flh_read</text:span></text:p>
            <text:p text:style-name="P52"><text:span text:style-name="T29">5</text:span><text:span text:style-name="T32">.v_adcfwd_</text:span><text:span text:style-name="T38">mV </text:span><text:span text:style-name="T29">+1 </text:span><text:span text:style-name="T32">= v_flh_read</text:span><text:span text:style-name="T29">+1</text:span></text:p>
            <text:p text:style-name="P49"><text:span text:style-name="T124">6</text:span>. <text:span text:style-name="T32">v_flh_offset_addr </text:span><text:span text:style-name="T33">= v_adc</text:span><text:span text:style-name="T39">ref</text:span></text:p>
            <text:p text:style-name="P50"><text:span text:style-name="T40"><text:s text:c="3"/></text:span><text:span text:style-name="T29"><text:s/></text:span><text:span text:style-name="T32">v_flh_offset_addr </text:span><text:span text:style-name="T29">+ 1= v_adc</text:span><text:span text:style-name="T39">ref</text:span><text:span text:style-name="T29"> + 1</text:span></text:p>
            <text:p text:style-name="P53">7. v_flh_offset_addr = 2*v_flh_offset_addr et propager la retenue</text:p>
            <text:p text:style-name="P50"><text:span text:style-name="T124">8</text:span>. <text:span text:style-name="T35">Lecture </text:span><text:span text:style-name="T36">d'un octet en flash</text:span><text:span text:style-name="T37"> </text:span><text:span text:style-name="T29">(</text:span><text:span text:style-name="T36">f_</text:span><text:span text:style-name="T29">flh_</text:span><text:span text:style-name="T36">readword</text:span><text:span text:style-name="T29">)</text:span></text:p>
            <text:p text:style-name="P52"><text:span text:style-name="T29">9.v_adc</text:span><text:span text:style-name="T39">ref</text:span><text:span text:style-name="T29">_</text:span><text:span text:style-name="T38">mV </text:span><text:span text:style-name="T29">= </text:span><text:span text:style-name="T32">v_flh_read</text:span></text:p>
            <text:p text:style-name="P52"><text:span text:style-name="T29">10</text:span><text:span text:style-name="T32">.v_adc</text:span><text:span text:style-name="T39">ref</text:span><text:span text:style-name="T32">_</text:span><text:span text:style-name="T38">mV </text:span><text:span text:style-name="T29">+1 </text:span><text:span text:style-name="T32">= v_flh_read</text:span><text:span text:style-name="T29">+1</text:span></text:p>
          </table:table-cell>
        </table:table-row>
      </table:table>
      <text:h text:style-name="P105" text:outline-level="4"><text:bookmark-start text:name="__RefHeading__4177_246836813"/><text:bookmark-end text:name="__RefHeading__4177_246836813"/></text:h>
      <text:p text:style-name="P29"/>
      <table:table table:name="Tableau19" table:style-name="Tableau19">
        <table:table-column table:style-name="Tableau19.A"/>
        <table:table-column table:style-name="Tableau19.B"/>
        <table:table-row table:style-name="Tableau19.1">
          <table:table-cell table:style-name="Tableau19.A1" office:value-type="string">
            <text:p text:style-name="P156">Fonction</text:p>
          </table:table-cell>
          <table:table-cell table:style-name="Tableau19.B1" office:value-type="string">
            <text:p text:style-name="P128"/>
          </table:table-cell>
        </table:table-row>
        <table:table-row table:style-name="Tableau19.1">
          <table:table-cell table:style-name="Tableau19.A1" office:value-type="string">
            <text:p text:style-name="P156">Nom</text:p>
          </table:table-cell>
          <table:table-cell table:style-name="Tableau19.B1" office:value-type="string">
            <text:p text:style-name="P153"/>
          </table:table-cell>
        </table:table-row>
      </table:table>
      <text:p text:style-name="P87"/>
      <table:table table:name="Tableau27" table:style-name="Tableau27">
        <table:table-column table:style-name="Tableau27.A" table:number-columns-repeated="2"/>
        <table:table-row table:style-name="Tableau27.1">
          <table:table-cell table:style-name="Tableau27.A1" office:value-type="string">
            <text:list xml:id="list73644233373363" text:continue-list="list73642715732706" text:style-name="WWNum1">
              <text:list-item>
                <text:p text:style-name="P143">Paramètres entrée</text:p>
              </text:list-item>
            </text:list>
          </table:table-cell>
          <table:table-cell table:style-name="Tableau27.B1" office:value-type="string">
            <text:list xml:id="list73644080000718" text:continue-numbering="true" text:style-name="WWNum1">
              <text:list-item>
                <text:p text:style-name="P143">P_FWD</text:p>
              </text:list-item>
              <text:list-item>
                <text:p text:style-name="P143">P_REF</text:p>
              </text:list-item>
            </text:list>
          </table:table-cell>
        </table:table-row>
        <table:table-row table:style-name="Tableau27.1">
          <table:table-cell table:style-name="Tableau27.A1" office:value-type="string">
            <text:list xml:id="list73644513334305" text:continue-numbering="true" text:style-name="WWNum1">
              <text:list-item>
                <text:p text:style-name="P143">Paramètres sorties</text:p>
              </text:list-item>
            </text:list>
          </table:table-cell>
          <table:table-cell table:style-name="Tableau27.B1" office:value-type="string">
            <text:list xml:id="list73644038209811" text:continue-numbering="true" text:style-name="WWNum1">
              <text:list-item>
                <text:p text:style-name="P143">SWR</text:p>
              </text:list-item>
            </text:list>
          </table:table-cell>
        </table:table-row>
        <table:table-row table:style-name="Tableau27.1">
          <table:table-cell table:style-name="Tableau27.A1" office:value-type="string">
            <text:list xml:id="list73643726318398" text:continue-numbering="true" text:style-name="WWNum1">
              <text:list-item>
                <text:p text:style-name="P143">Traitements</text:p>
              </text:list-item>
            </text:list>
          </table:table-cell>
          <table:table-cell table:style-name="Tableau27.B1" office:value-type="string">
            <text:list xml:id="list73643874738877" text:continue-numbering="true" text:style-name="WWNum1">
              <text:list-item>
                <text:p text:style-name="P143"><draw:frame draw:style-name="fr3"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87"/>
      <text:h text:style-name="P113" text:outline-level="3"><text:bookmark-start text:name="__RefHeading__4181_246836813"/><text:span text:style-name="T19">5</text:span>.<text:span text:style-name="T125">5</text:span>.5-/sw/readadc<text:bookmark-end text:name="__RefHeading__4181_246836813"/></text:h>
      <text:p text:style-name="P73">Mettre le flag ADC_PIC dans le makefile</text:p>
      <text:h text:style-name="P106" text:outline-level="4"><text:bookmark-start text:name="__RefHeading___Toc6566_1413195848"/><text:soft-page-break/>5.5.5.1-adc.asm<text:bookmark-end text:name="__RefHeading___Toc6566_1413195848"/></text:h>
      <text:p text:style-name="P77"/>
      <text:p text:style-name="P77"/>
      <text:p text:style-name="P77"/>
      <text:p text:style-name="P77"/>
      <table:table table:name="Tableau39" table:style-name="Tableau39">
        <table:table-column table:style-name="Tableau39.A"/>
        <table:table-column table:style-name="Tableau39.B"/>
        <table:table-row table:style-name="Tableau39.1">
          <table:table-cell table:style-name="Tableau39.A1" office:value-type="string">
            <text:p text:style-name="P184">Fonction</text:p>
          </table:table-cell>
          <table:table-cell table:style-name="Tableau39.B1" office:value-type="string">
            <text:p text:style-name="P184">Initialisation d<text:span text:style-name="T126">es ADC</text:span></text:p>
          </table:table-cell>
        </table:table-row>
        <table:table-row table:style-name="Tableau39.1">
          <table:table-cell table:style-name="Tableau39.A1" office:value-type="string">
            <text:p text:style-name="P184">Nom</text:p>
          </table:table-cell>
          <table:table-cell table:style-name="Tableau39.B1" office:value-type="string">
            <text:p text:style-name="P184"><text:span text:style-name="T83">f_adc</text:span>_init</text:p>
          </table:table-cell>
        </table:table-row>
        <table:table-row table:style-name="Tableau39.1">
          <table:table-cell table:style-name="Tableau39.A1" office:value-type="string">
            <text:p text:style-name="P184">Paramètres entrée</text:p>
          </table:table-cell>
          <table:table-cell table:style-name="Tableau39.B1" office:value-type="string">
            <text:p text:style-name="P194">v_conf_adc_hw</text:p>
          </table:table-cell>
        </table:table-row>
        <table:table-row table:style-name="Tableau39.1">
          <table:table-cell table:style-name="Tableau39.A1" office:value-type="string">
            <text:p text:style-name="P184">Paramètres sorties</text:p>
          </table:table-cell>
          <table:table-cell table:style-name="Tableau39.B1" office:value-type="string">
            <text:p text:style-name="P195"/>
          </table:table-cell>
        </table:table-row>
        <table:table-row table:style-name="Tableau39.1">
          <table:table-cell table:style-name="Tableau39.A1" office:value-type="string">
            <text:p text:style-name="P184">Traitements</text:p>
          </table:table-cell>
          <table:table-cell table:style-name="Tableau39.B1" office:value-type="string">
            <text:list xml:id="list73643591755138" text:continue-list="list1272492983483772923" text:style-name="L4">
              <text:list-header>
                <text:p text:style-name="P81"># Si flag ADC_PIC</text:p>
                <text:p text:style-name="P78">appeler f_adc_pic_init</text:p>
                <text:p text:style-name="P81">#SINON </text:p>
                <text:p text:style-name="P78">appeler f_adc_maxim_init</text:p>
              </text:list-header>
            </text:list>
          </table:table-cell>
        </table:table-row>
      </table:table>
      <text:p text:style-name="P77"/>
      <text:p text:style-name="P77"/>
      <table:table table:name="Tableau44" table:style-name="Tableau44">
        <table:table-column table:style-name="Tableau44.A"/>
        <table:table-column table:style-name="Tableau44.B"/>
        <table:table-row table:style-name="Tableau44.1">
          <table:table-cell table:style-name="Tableau44.A1" office:value-type="string">
            <text:p text:style-name="P184">Fonction</text:p>
          </table:table-cell>
          <table:table-cell table:style-name="Tableau44.B1" office:value-type="string">
            <text:p text:style-name="P184">Initialisation d<text:span text:style-name="T126">e <text:s/>l'ADC FWD</text:span></text:p>
          </table:table-cell>
        </table:table-row>
        <table:table-row table:style-name="Tableau44.1">
          <table:table-cell table:style-name="Tableau44.A1" office:value-type="string">
            <text:p text:style-name="P184">Nom</text:p>
          </table:table-cell>
          <table:table-cell table:style-name="Tableau44.B1" office:value-type="string">
            <text:p text:style-name="P184"><text:span text:style-name="T83">f_adc</text:span>_<text:span text:style-name="T127">read_fwd</text:span></text:p>
          </table:table-cell>
        </table:table-row>
        <table:table-row table:style-name="Tableau44.1">
          <table:table-cell table:style-name="Tableau44.A1" office:value-type="string">
            <text:p text:style-name="P184">Paramètres entrée</text:p>
          </table:table-cell>
          <table:table-cell table:style-name="Tableau44.B1" office:value-type="string">
            <text:p text:style-name="P194"/>
          </table:table-cell>
        </table:table-row>
        <table:table-row table:style-name="Tableau44.1">
          <table:table-cell table:style-name="Tableau44.A1" office:value-type="string">
            <text:p text:style-name="P184">Paramètres sorties</text:p>
          </table:table-cell>
          <table:table-cell table:style-name="Tableau44.B1" office:value-type="string">
            <text:p text:style-name="P195"/>
          </table:table-cell>
        </table:table-row>
        <table:table-row table:style-name="Tableau44.1">
          <table:table-cell table:style-name="Tableau44.A1" office:value-type="string">
            <text:p text:style-name="P184">Traitements</text:p>
          </table:table-cell>
          <table:table-cell table:style-name="Tableau44.B1" office:value-type="string">
            <text:p text:style-name="P80"># Si flag ADC_PIC</text:p>
            <text:p text:style-name="P77">appeler f_adc_pic_<text:span text:style-name="T127">readAN0</text:span></text:p>
            <text:p text:style-name="P80">#SINON </text:p>
            <text:p text:style-name="P77">appeler f_adc_maxim_<text:span text:style-name="T127">read_fwd</text:span></text:p>
          </table:table-cell>
        </table:table-row>
      </table:table>
      <text:p text:style-name="P77"/>
      <text:p text:style-name="P77"/>
      <table:table table:name="Tableau52" table:style-name="Tableau52">
        <table:table-column table:style-name="Tableau52.A"/>
        <table:table-column table:style-name="Tableau52.B"/>
        <table:table-row table:style-name="Tableau52.1">
          <table:table-cell table:style-name="Tableau52.A1" office:value-type="string">
            <text:p text:style-name="P184">Fonction</text:p>
          </table:table-cell>
          <table:table-cell table:style-name="Tableau52.B1" office:value-type="string">
            <text:p text:style-name="P184">Initialisation d<text:span text:style-name="T126">e <text:s/>l'ADC REF</text:span></text:p>
          </table:table-cell>
        </table:table-row>
        <table:table-row table:style-name="Tableau52.1">
          <table:table-cell table:style-name="Tableau52.A1" office:value-type="string">
            <text:p text:style-name="P184">Nom</text:p>
          </table:table-cell>
          <table:table-cell table:style-name="Tableau52.B1" office:value-type="string">
            <text:p text:style-name="P184"><text:span text:style-name="T83">f_adc</text:span>_<text:span text:style-name="T127">read_ref</text:span></text:p>
          </table:table-cell>
        </table:table-row>
        <table:table-row table:style-name="Tableau52.1">
          <table:table-cell table:style-name="Tableau52.A1" office:value-type="string">
            <text:p text:style-name="P184">Paramètres entrée</text:p>
          </table:table-cell>
          <table:table-cell table:style-name="Tableau52.B1" office:value-type="string">
            <text:p text:style-name="P194"/>
          </table:table-cell>
        </table:table-row>
        <table:table-row table:style-name="Tableau52.1">
          <table:table-cell table:style-name="Tableau52.A1" office:value-type="string">
            <text:p text:style-name="P184">Paramètres sorties</text:p>
          </table:table-cell>
          <table:table-cell table:style-name="Tableau52.B1" office:value-type="string">
            <text:p text:style-name="P195"/>
          </table:table-cell>
        </table:table-row>
        <table:table-row table:style-name="Tableau52.1">
          <table:table-cell table:style-name="Tableau52.A1" office:value-type="string">
            <text:p text:style-name="P184">Traitements</text:p>
          </table:table-cell>
          <table:table-cell table:style-name="Tableau52.B1" office:value-type="string">
            <text:p text:style-name="P79"># Si flag ADC_PIC</text:p>
            <text:p text:style-name="P77">appeler f_adc_pic_<text:span text:style-name="T127">readAN1</text:span></text:p>
            <text:p text:style-name="P80">#SINON </text:p>
            <text:p text:style-name="P77">appeler f_adc_maxim_<text:span text:style-name="T127">read_ref</text:span></text:p>
          </table:table-cell>
        </table:table-row>
      </table:table>
      <text:h text:style-name="P104" text:outline-level="4"><text:bookmark-start text:name="__RefHeading__4183_246836813"/><text:span text:style-name="T19">5</text:span>.<text:span text:style-name="T125">5</text:span>.5.1-<text:span text:style-name="T128">adc_pic.asm</text:span><text:bookmark-end text:name="__RefHeading__4183_246836813"/></text:h>
      <text:p text:style-name="P74"/>
      <table:table table:name="Tableau20" table:style-name="Tableau20">
        <table:table-column table:style-name="Tableau20.A"/>
        <table:table-column table:style-name="Tableau20.B"/>
        <table:table-row table:style-name="Tableau20.1">
          <table:table-cell table:style-name="Tableau20.A1" office:value-type="string">
            <text:p text:style-name="P184">Fonction</text:p>
          </table:table-cell>
          <table:table-cell table:style-name="Tableau20.B1" office:value-type="string">
            <text:p text:style-name="P184">Initialisation d<text:span text:style-name="T126">es ADC</text:span></text:p>
          </table:table-cell>
        </table:table-row>
        <table:table-row table:style-name="Tableau20.1">
          <table:table-cell table:style-name="Tableau20.A1" office:value-type="string">
            <text:p text:style-name="P184">Nom</text:p>
          </table:table-cell>
          <table:table-cell table:style-name="Tableau20.B1" office:value-type="string">
            <text:p text:style-name="P184"><text:span text:style-name="T83">f_adc</text:span>_<text:span text:style-name="T129">pic_</text:span>init</text:p>
          </table:table-cell>
        </table:table-row>
        <table:table-row table:style-name="Tableau20.1">
          <table:table-cell table:style-name="Tableau20.A1" office:value-type="string">
            <text:p text:style-name="P184">Paramètres entrée</text:p>
          </table:table-cell>
          <table:table-cell table:style-name="Tableau20.B1" office:value-type="string">
            <text:p text:style-name="P184"/>
          </table:table-cell>
        </table:table-row>
        <table:table-row table:style-name="Tableau20.1">
          <table:table-cell table:style-name="Tableau20.A1" office:value-type="string">
            <text:p text:style-name="P184">Paramètres sorties</text:p>
          </table:table-cell>
          <table:table-cell table:style-name="Tableau20.B1" office:value-type="string">
            <text:p text:style-name="P195"/>
          </table:table-cell>
        </table:table-row>
        <table:table-row table:style-name="Tableau20.1">
          <table:table-cell table:style-name="Tableau20.A1" office:value-type="string">
            <text:p text:style-name="P184">Traitements</text:p>
          </table:table-cell>
          <table:table-cell table:style-name="Tableau20.B1" office:value-type="string">
            <text:list xml:id="list73644366401254" text:continue-numbering="true" text:style-name="L4">
              <text:list-item>
                <text:p text:style-name="P82">ADCON0[VCFG] : VREF+=VDD, VREF-=VSS</text:p>
              </text:list-item>
              <text:list-item>
                <text:p text:style-name="P82">ADCON1 : ;RA0-RA1 analog channel</text:p>
              </text:list-item>
              <text:list-item>
                <text:p text:style-name="P88"><text:soft-page-break/><text:span text:style-name="T126">ADCON2 : </text:span>ADFM <text:span text:style-name="T126">= right justified – ACQT=16Tad – ADCS = Fosc/16</text:span></text:p>
              </text:list-item>
            </text:list>
          </table:table-cell>
        </table:table-row>
      </table:table>
      <text:p text:style-name="P74"/>
      <text:p text:style-name="P74"/>
      <table:table table:name="Tableau29" table:style-name="Tableau29">
        <table:table-column table:style-name="Tableau29.A"/>
        <table:table-column table:style-name="Tableau29.B"/>
        <table:table-row table:style-name="Tableau29.1">
          <table:table-cell table:style-name="Tableau29.A1" office:value-type="string">
            <text:p text:style-name="P156">Fonction</text:p>
          </table:table-cell>
          <table:table-cell table:style-name="Tableau29.B1" office:value-type="string">
            <text:p text:style-name="P128">Lire le résultat de la conversion A/N AN0</text:p>
          </table:table-cell>
        </table:table-row>
        <table:table-row table:style-name="Tableau29.1">
          <table:table-cell table:style-name="Tableau29.A1" office:value-type="string">
            <text:p text:style-name="P156">Nom</text:p>
          </table:table-cell>
          <table:table-cell table:style-name="Tableau29.B1" office:value-type="string">
            <text:p text:style-name="P153"><text:span text:style-name="T83">f_adc_pic_read</text:span>AN0</text:p>
          </table:table-cell>
        </table:table-row>
        <table:table-row table:style-name="Tableau29.1">
          <table:table-cell table:style-name="Tableau29.A1" office:value-type="string">
            <text:p text:style-name="P156">Paramètres entrée</text:p>
          </table:table-cell>
          <table:table-cell table:style-name="Tableau29.B1" office:value-type="string">
            <text:p text:style-name="P156"/>
          </table:table-cell>
        </table:table-row>
        <table:table-row table:style-name="Tableau29.1">
          <table:table-cell table:style-name="Tableau29.A1" office:value-type="string">
            <text:p text:style-name="P156">Paramètres sorties</text:p>
          </table:table-cell>
          <table:table-cell table:style-name="Tableau29.B1" office:value-type="string">
            <text:p text:style-name="P187">-v_adcfwd (2bytes) : résultat de l'ADC sur 10 bits</text:p>
          </table:table-cell>
        </table:table-row>
        <table:table-row table:style-name="Tableau29.1">
          <table:table-cell table:style-name="Tableau29.A1" office:value-type="string">
            <text:p text:style-name="P156">Traitements</text:p>
          </table:table-cell>
          <table:table-cell table:style-name="Tableau29.B1" office:value-type="string">
            <text:p text:style-name="P38">1. Selectionner le canal à échantilloner (AN0)</text:p>
            <text:p text:style-name="P38"><text:s text:c="3"/>ADCON0(CHS2) = b'0'</text:p>
            <text:p text:style-name="P38"><text:s text:c="3"/>ADCON0(CHS1) = b'0'</text:p>
            <text:p text:style-name="P38"><text:s text:c="3"/>ADCON0(CHS0) =b'0'</text:p>
            <text:p text:style-name="P38">2. Mise en service du convertisseur</text:p>
            <text:p text:style-name="P38"><text:s text:c="3"/>ADCON(ADON) = b'1'</text:p>
            <text:p text:style-name="P38">3. Tempo de 20us</text:p>
            <text:p text:style-name="P38">4.Lancer la phase de conversion</text:p>
            <text:p text:style-name="P38"><text:s text:c="3"/>ADCON0(G0)=b'1'</text:p>
            <text:p text:style-name="P38">5. Tant ADCON0(G0)<text:span text:style-name="T93">≠b'0'</text:span></text:p>
            <text:p text:style-name="P38"><text:span text:style-name="T93">6.v_adcfwd =</text:span><text:span text:style-name="T95"> </text:span><text:span text:style-name="T96">ADRESH</text:span></text:p>
            <text:p text:style-name="P83"><text:s text:c="3"/>v_adcfwd(+1) = ADRESL</text:p>
          </table:table-cell>
        </table:table-row>
      </table:table>
      <text:p text:style-name="P72"/>
      <table:table table:name="Tableau31" table:style-name="Tableau31">
        <table:table-column table:style-name="Tableau31.A"/>
        <table:table-column table:style-name="Tableau31.B"/>
        <table:table-row table:style-name="Tableau31.1">
          <table:table-cell table:style-name="Tableau31.A1" office:value-type="string">
            <text:p text:style-name="P156">Fonction</text:p>
          </table:table-cell>
          <table:table-cell table:style-name="Tableau31.B1" office:value-type="string">
            <text:p text:style-name="P128">Lire le résultat de la conversion A/N AN<text:span text:style-name="T130">1</text:span></text:p>
          </table:table-cell>
        </table:table-row>
        <table:table-row table:style-name="Tableau31.1">
          <table:table-cell table:style-name="Tableau31.A1" office:value-type="string">
            <text:p text:style-name="P156">Nom</text:p>
          </table:table-cell>
          <table:table-cell table:style-name="Tableau31.B1" office:value-type="string">
            <text:p text:style-name="P153"><text:span text:style-name="T83">f_</text:span>adc_<text:span text:style-name="T77">read</text:span>AN<text:span text:style-name="T130">1</text:span></text:p>
          </table:table-cell>
        </table:table-row>
        <table:table-row table:style-name="Tableau31.1">
          <table:table-cell table:style-name="Tableau31.A1" office:value-type="string">
            <text:p text:style-name="P156">Paramètres entrée</text:p>
          </table:table-cell>
          <table:table-cell table:style-name="Tableau31.B1" office:value-type="string">
            <text:p text:style-name="P156"/>
          </table:table-cell>
        </table:table-row>
        <table:table-row table:style-name="Tableau31.1">
          <table:table-cell table:style-name="Tableau31.A1" office:value-type="string">
            <text:p text:style-name="P156">Paramètres sorties</text:p>
          </table:table-cell>
          <table:table-cell table:style-name="Tableau31.B1" office:value-type="string">
            <text:p text:style-name="P187">-v_adc<text:span text:style-name="T130">ref</text:span> (2bytes) : résultat de l'ADC sur 10 bits</text:p>
          </table:table-cell>
        </table:table-row>
        <table:table-row table:style-name="Tableau31.1">
          <table:table-cell table:style-name="Tableau31.A1" office:value-type="string">
            <text:p text:style-name="P156">Traitements</text:p>
          </table:table-cell>
          <table:table-cell table:style-name="Tableau31.B1" office:value-type="string">
            <text:p text:style-name="P38">1. Selectionner le canal à échantilloner (AN<text:span text:style-name="T130">1</text:span>)</text:p>
            <text:p text:style-name="P38"><text:s text:c="3"/>ADCON0(CHS2) = b'0'</text:p>
            <text:p text:style-name="P38"><text:s text:c="3"/>ADCON0(CHS1) = b'0'</text:p>
            <text:p text:style-name="P38"><text:s text:c="3"/>ADCON0(CHS0) =b'<text:span text:style-name="T130">1</text:span>'</text:p>
            <text:p text:style-name="P38">2. Mise en service du convertisseur</text:p>
            <text:p text:style-name="P38"><text:s text:c="3"/>ADCON(ADON) = b'1'</text:p>
            <text:p text:style-name="P38">3. Tempo de 20us</text:p>
            <text:p text:style-name="P38">4.Lancer la phase de conversion</text:p>
            <text:p text:style-name="P38"><text:s text:c="3"/>ADCON0(G0)=b'1'</text:p>
            <text:p text:style-name="P38">5. Tant ADCON0(G0)<text:span text:style-name="T93">≠b'0'</text:span></text:p>
            <text:p text:style-name="P38"><text:span text:style-name="T93">6.v_adc</text:span><text:span text:style-name="T94">ref</text:span><text:span text:style-name="T93"> =</text:span><text:span text:style-name="T95"> </text:span><text:span text:style-name="T96">ADRESH</text:span></text:p>
            <text:p text:style-name="P38"><text:span text:style-name="T96"><text:s text:c="3"/>v_adc</text:span><text:span text:style-name="T97">ref</text:span><text:span text:style-name="T96">(+1) = ADRESL</text:span></text:p>
          </table:table-cell>
        </table:table-row>
      </table:table>
      <text:p text:style-name="P72"/>
      <text:h text:style-name="P107" text:outline-level="4"><text:bookmark-start text:name="__RefHeading__6268_63224887"/>5.5.5.2-adc_maxim.asm<text:bookmark-end text:name="__RefHeading__6268_63224887"/></text:h>
      <text:p text:style-name="P71">Driver MAX11100 ET MAX4624</text:p>
      <text:h text:style-name="P107" text:outline-level="4"/>
      <text:p text:style-name="P72"/>
      <text:h text:style-name="P112" text:outline-level="3"><text:bookmark-start text:name="__RefHeading__4185_246836813"/><text:soft-page-break/><text:span text:style-name="T19">5.4</text:span>.<text:span text:style-name="T43">6</text:span>-/sw/<text:span text:style-name="T131">eep</text:span>/<text:bookmark-end text:name="__RefHeading__4185_246836813"/></text:h>
      <text:h text:style-name="P104" text:outline-level="4"><text:bookmark-start text:name="__RefHeading__4187_246836813"/><text:span text:style-name="T19">5.4.6</text:span>.1-<text:span text:style-name="T132">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56">Fonction</text:p>
          </table:table-cell>
          <table:table-cell table:style-name="Tableau1.B1" office:value-type="string">
            <text:p text:style-name="P154">Lecture d'un octet en EEPROM</text:p>
          </table:table-cell>
        </table:table-row>
        <table:table-row table:style-name="Tableau1.1">
          <table:table-cell table:style-name="Tableau1.A1" office:value-type="string">
            <text:p text:style-name="P156">Nom</text:p>
          </table:table-cell>
          <table:table-cell table:style-name="Tableau1.B1" office:value-type="string">
            <text:p text:style-name="P156"><text:span text:style-name="T133">f_eep</text:span>_<text:span text:style-name="T134">readbyte</text:span></text:p>
          </table:table-cell>
        </table:table-row>
        <table:table-row table:style-name="Tableau1.1">
          <table:table-cell table:style-name="Tableau1.A1" office:value-type="string">
            <text:p text:style-name="P156">Paramètres entrée</text:p>
          </table:table-cell>
          <table:table-cell table:style-name="Tableau1.B1" office:value-type="string">
            <text:p text:style-name="P156">-<text:span text:style-name="T135">W : contient l’offset à partir de __EEPROM_START de l'adresse à lire en EEPROM</text:span></text:p>
          </table:table-cell>
        </table:table-row>
        <table:table-row table:style-name="Tableau1.1">
          <table:table-cell table:style-name="Tableau1.A1" office:value-type="string">
            <text:p text:style-name="P156">Paramètres sorties</text:p>
          </table:table-cell>
          <table:table-cell table:style-name="Tableau1.B1" office:value-type="string">
            <text:p text:style-name="P189">-<text:span text:style-name="T134">W : contient l'octet lu en EEPROM</text:span></text:p>
          </table:table-cell>
        </table:table-row>
        <table:table-row table:style-name="Tableau1.1">
          <table:table-cell table:style-name="Tableau1.A1" office:value-type="string">
            <text:p text:style-name="P156">Traitements</text:p>
          </table:table-cell>
          <table:table-cell table:style-name="Tableau1.B1" office:value-type="string">
            <text:list xml:id="list8202330046624706131" text:style-name="L5">
              <text:list-item>
                <text:p text:style-name="P211">EADDR = W</text:p>
              </text:list-item>
              <text:list-item>
                <text:p text:style-name="P212">EECON1(EEPGD) = b'0’</text:p>
              </text:list-item>
              <text:list-item>
                <text:p text:style-name="P215"><text:span text:style-name="T29">EECON</text:span><text:span text:style-name="T32">1</text:span><text:span text:style-name="T29">(RD) = b’1’</text:span></text:p>
              </text:list-item>
              <text:list-item>
                <text:p text:style-name="P215"><text:span text:style-name="T29">W </text:span><text:span text:style-name="T98">← EEDATA</text:span></text:p>
              </text:list-item>
            </text:list>
          </table:table-cell>
        </table:table-row>
      </table:table>
      <text:p text:style-name="P72"/>
      <text:h text:style-name="P112" text:outline-level="3"><text:bookmark-start text:name="__RefHeading__5939_1110828432"/><text:span text:style-name="T19">5.4</text:span>.<text:span text:style-name="T131">7</text:span>-/sw/<text:span text:style-name="T131">flh</text:span>/<text:bookmark-end text:name="__RefHeading__5939_1110828432"/></text:h>
      <text:h text:style-name="P104" text:outline-level="4"><text:bookmark-start text:name="__RefHeading__5941_1110828432"/><text:span text:style-name="T19">5.4.7</text:span>.1-<text:span text:style-name="T132">driver.asm</text:span><text:bookmark-end text:name="__RefHeading__5941_1110828432"/></text:h>
      <text:p text:style-name="P72"/>
      <table:table table:name="Tableau43" table:style-name="Tableau43">
        <table:table-column table:style-name="Tableau43.A"/>
        <table:table-column table:style-name="Tableau43.B"/>
        <table:table-row table:style-name="Tableau43.1">
          <table:table-cell table:style-name="Tableau43.A1" office:value-type="string">
            <text:p text:style-name="P156">Fonction</text:p>
          </table:table-cell>
          <table:table-cell table:style-name="Tableau43.B1" office:value-type="string">
            <text:p text:style-name="P154">Lecture d'un octet en <text:span text:style-name="T136">flash</text:span></text:p>
          </table:table-cell>
        </table:table-row>
        <table:table-row table:style-name="Tableau43.1">
          <table:table-cell table:style-name="Tableau43.A1" office:value-type="string">
            <text:p text:style-name="P156">Nom</text:p>
          </table:table-cell>
          <table:table-cell table:style-name="Tableau43.B1" office:value-type="string">
            <text:p text:style-name="P156"><text:span text:style-name="T137">f_flh</text:span>_<text:span text:style-name="T138">readword</text:span></text:p>
          </table:table-cell>
        </table:table-row>
        <table:table-row table:style-name="Tableau43.1">
          <table:table-cell table:style-name="Tableau43.A1" office:value-type="string">
            <text:p text:style-name="P156">Paramètres entrée</text:p>
          </table:table-cell>
          <table:table-cell table:style-name="Tableau43.B1" office:value-type="string">
            <text:p text:style-name="P155">v_flh_offset_addr (2 bytes) : contient l'offset du mot à lire en flash à partir <text:span text:style-name="T139">du début de la table</text:span></text:p>
          </table:table-cell>
        </table:table-row>
        <table:table-row table:style-name="Tableau43.1">
          <table:table-cell table:style-name="Tableau43.A1" office:value-type="string">
            <text:p text:style-name="P156">Paramètres sorties</text:p>
          </table:table-cell>
          <table:table-cell table:style-name="Tableau43.B1" office:value-type="string">
            <text:p text:style-name="P188">v_flh_read (2 bytes) : contient le mot de 1<text:span text:style-name="T126">6</text:span> bits lu</text:p>
          </table:table-cell>
        </table:table-row>
        <table:table-row table:style-name="Tableau43.1">
          <table:table-cell table:style-name="Tableau43.A1" office:value-type="string">
            <text:p text:style-name="P156">Traitements</text:p>
          </table:table-cell>
          <table:table-cell table:style-name="Tableau43.B1" office:value-type="string">
            <text:list xml:id="list73642967116409" text:continue-list="list73643459317355" text:style-name="WWNum4">
              <text:list-header>
                <text:p text:style-name="P218">1. Mettre le poids faible de l'offset dans W</text:p>
                <text:p text:style-name="P218">2. Ajouter à W l'adresse absolue de la tahle</text:p>
                <text:p text:style-name="P218">3. Propager la retenue dans le poids fort de l'offset</text:p>
                <text:p text:style-name="P218">4. Placer l'adresse de poids faible dans TBLPTRL</text:p>
                <text:p text:style-name="P218">5.Placer l'adresse de poids fort dans TBLPTRH</text:p>
                <text:p text:style-name="P218">6. Mettre 0x00 dans TBLPTRU</text:p>
                <text:p text:style-name="P218">7.Vérifier le non dépassement de la table, sinon renvoyer la valeur max de la table</text:p>
                <text:p text:style-name="P218">8.Lire la table, et incrémenter le pointeur</text:p>
                <text:p text:style-name="P218">9. Transférer le contenu dans v_flh_read+1</text:p>
                <text:p text:style-name="P218">10.Lire la table, et incrémenter le pointeur</text:p>
                <text:p text:style-name="P218">11. Transférer le contenu dans v_flh_read</text:p>
              </text:list-header>
            </text:list>
          </table:table-cell>
        </table:table-row>
      </table:table>
      <text:p text:style-name="P87"/>
      <text:p text:style-name="P87"/>
      <text:p text:style-name="P87"/>
      <text:p text:style-name="P87"/>
      <text:p text:style-name="P87"/>
      <text:p text:style-name="P87"/>
      <text:p text:style-name="P87"/>
      <text:h text:style-name="P112" text:outline-level="3"><text:bookmark-start text:name="__RefHeading__5943_1110828432"/><text:span text:style-name="T19">5.4</text:span>.<text:span text:style-name="T131">8</text:span>-/sw/<text:span text:style-name="T131">data/</text:span><text:bookmark-end text:name="__RefHeading__5943_1110828432"/></text:h>
      <text:p text:style-name="P72"/>
      <text:h text:style-name="P104" text:outline-level="4"><text:bookmark-start text:name="__RefHeading__5945_1110828432"/><text:soft-page-break/><text:span text:style-name="T19">5.4.8</text:span>.1-swvers<text:span text:style-name="T140">ion.asm</text:span><text:bookmark-end text:name="__RefHeading__5945_1110828432"/></text:h>
      <text:p text:style-name="P87"/>
      <table:table table:name="Tableau47" table:style-name="Tableau47">
        <table:table-column table:style-name="Tableau47.A"/>
        <table:table-column table:style-name="Tableau47.B"/>
        <table:table-row table:style-name="Tableau47.1">
          <table:table-cell table:style-name="Tableau47.A1" office:value-type="string">
            <text:p text:style-name="P184">Fonction</text:p>
          </table:table-cell>
          <table:table-cell table:style-name="Tableau47.B1" office:value-type="string">
            <text:p text:style-name="P184">Message de version courante du logiciel</text:p>
          </table:table-cell>
        </table:table-row>
        <table:table-row table:style-name="Tableau47.1">
          <table:table-cell table:style-name="Tableau47.A1" office:value-type="string">
            <text:p text:style-name="P184">Nom</text:p>
          </table:table-cell>
          <table:table-cell table:style-name="Tableau47.B1" office:value-type="string">
            <text:p text:style-name="P177">N/A</text:p>
          </table:table-cell>
        </table:table-row>
        <table:table-row table:style-name="Tableau47.1">
          <table:table-cell table:style-name="Tableau47.A1" office:value-type="string">
            <text:p text:style-name="P184">Paramètres entrée</text:p>
          </table:table-cell>
          <table:table-cell table:style-name="Tableau47.B1" office:value-type="string">
            <text:p text:style-name="P177">N/A</text:p>
          </table:table-cell>
        </table:table-row>
        <table:table-row table:style-name="Tableau47.1">
          <table:table-cell table:style-name="Tableau47.A1" office:value-type="string">
            <text:p text:style-name="P184">Paramètres sorties</text:p>
          </table:table-cell>
          <table:table-cell table:style-name="Tableau47.B1" office:value-type="string">
            <text:p text:style-name="P177">N/A</text:p>
          </table:table-cell>
        </table:table-row>
        <table:table-row table:style-name="Tableau47.1">
          <table:table-cell table:style-name="Tableau47.A1" office:value-type="string">
            <text:p text:style-name="P184">Traitements</text:p>
          </table:table-cell>
          <table:table-cell table:style-name="Tableau47.B1" office:value-type="string">
            <text:p text:style-name="P87">Zone mémoire (5 bytes) dédiée au stockage de la version du logiciel </text:p>
            <text:p text:style-name="P102">« Vn.m »,0x00</text:p>
            <text:p text:style-name="P87">Cette zone de mémoire est placée au début de l’EEPROM (0x2100).</text:p>
            <text:p text:style-name="P87">Cette zone mémoire doit se terminer par l’octet 0x00.</text:p>
            <text:p text:style-name="P87">Cette zone mémoire est remplie <text:span text:style-name="T92">au moment de l’assemblage.</text:span></text:p>
            <text:p text:style-name="P87"/>
          </table:table-cell>
        </table:table-row>
      </table:table>
      <text:p text:style-name="P72"/>
      <text:h text:style-name="P104" text:outline-level="4"><text:bookmark-start text:name="__RefHeading__5947_1110828432"/><text:span text:style-name="T19">5.4.8</text:span>.<text:span text:style-name="T131">2</text:span>-<text:span text:style-name="T141">adc_theoric_caltable.asm</text:span><text:bookmark-end text:name="__RefHeading__5947_1110828432"/></text:h>
      <text:p text:style-name="P93"/>
      <table:table table:name="Tableau45" table:style-name="Tableau45">
        <table:table-column table:style-name="Tableau45.A"/>
        <table:table-column table:style-name="Tableau45.B"/>
        <table:table-row table:style-name="Tableau45.1">
          <table:table-cell table:style-name="Tableau45.A1" office:value-type="string">
            <text:p text:style-name="P184">Fonctions</text:p>
          </table:table-cell>
          <table:table-cell table:style-name="Tableau45.A1" office:value-type="string">
            <text:p text:style-name="P84">Table de calibration <text:span text:style-name="T50">théorique de l’ADC</text:span></text:p>
            <text:p text:style-name="P44"/>
          </table:table-cell>
        </table:table-row>
        <table:table-row table:style-name="Tableau45.1">
          <table:table-cell table:style-name="Tableau45.A1" office:value-type="string">
            <text:p text:style-name="P184">Nom</text:p>
          </table:table-cell>
          <table:table-cell table:style-name="Tableau45.A1" office:value-type="string">
            <text:p text:style-name="P85"><text:span text:style-name="T141">c_data_adc</text:span>_<text:span text:style-name="T142">theoric_</text:span>c<text:span text:style-name="T143">altable</text:span></text:p>
          </table:table-cell>
        </table:table-row>
        <table:table-row table:style-name="Tableau45.1">
          <table:table-cell table:style-name="Tableau45.A1" office:value-type="string">
            <text:p text:style-name="P184">Paramètres entrée</text:p>
          </table:table-cell>
          <table:table-cell table:style-name="Tableau45.A1" office:value-type="string">
            <text:p text:style-name="P87"/>
          </table:table-cell>
        </table:table-row>
        <table:table-row table:style-name="Tableau45.1">
          <table:table-cell table:style-name="Tableau45.A1" office:value-type="string">
            <text:p text:style-name="P184">Paramètres sorties</text:p>
          </table:table-cell>
          <table:table-cell table:style-name="Tableau45.A1" office:value-type="string">
            <text:p text:style-name="P87"/>
          </table:table-cell>
        </table:table-row>
        <table:table-row table:style-name="Tableau45.1">
          <table:table-cell table:style-name="Tableau45.A1" office:value-type="string">
            <text:p text:style-name="P184">Traitements</text:p>
          </table:table-cell>
          <table:table-cell table:style-name="Tableau45.A1" office:value-type="string">
            <text:p text:style-name="P87"><text:span text:style-name="T144">Zone de</text:span> mémoire dédiée au stockage d<text:span text:style-name="T145">e la calibration du détecteur HF.</text:span></text:p>
            <text:p text:style-name="P90">Zone en flash à l'adresse défini dans le makefile</text:p>
            <text:p text:style-name="P91"/>
            <text:p text:style-name="P91">#Le code ci-dessous est assemblé uniquement dans le firmware de test</text:p>
            <text:p text:style-name="P92">#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78">0x0000</text:p>
                </table:table-cell>
                <table:table-cell table:style-name="Tableau46.B1" office:value-type="string">
                  <text:p text:style-name="P178">0x000<text:span text:style-name="T146">0</text:span></text:p>
                </table:table-cell>
              </table:table-row>
              <table:table-row>
                <table:table-cell table:style-name="Tableau46.A2" office:value-type="string">
                  <text:p text:style-name="P178">0x0001</text:p>
                </table:table-cell>
                <table:table-cell table:style-name="Tableau46.B2" office:value-type="string">
                  <text:p text:style-name="P178">0x00<text:span text:style-name="T146">05</text:span></text:p>
                </table:table-cell>
              </table:table-row>
              <table:table-row>
                <table:table-cell table:style-name="Tableau46.A2" office:value-type="string">
                  <text:p text:style-name="P178">...</text:p>
                </table:table-cell>
                <table:table-cell table:style-name="Tableau46.B2" office:value-type="string">
                  <text:p text:style-name="P184">...</text:p>
                </table:table-cell>
              </table:table-row>
              <table:table-row>
                <table:table-cell table:style-name="Tableau46.A2" office:value-type="string">
                  <text:p text:style-name="P178">0x3FE</text:p>
                </table:table-cell>
                <table:table-cell table:style-name="Tableau46.B2" office:value-type="string">
                  <text:p text:style-name="P178">0x137E</text:p>
                </table:table-cell>
              </table:table-row>
              <table:table-row>
                <table:table-cell table:style-name="Tableau46.A2" office:value-type="string">
                  <text:p text:style-name="P178">0x3FF</text:p>
                </table:table-cell>
                <table:table-cell table:style-name="Tableau46.B2" office:value-type="string">
                  <text:p text:style-name="P178">0x1383</text:p>
                </table:table-cell>
              </table:table-row>
            </table:table>
            <text:p text:style-name="P96"/>
          </table:table-cell>
        </table:table-row>
      </table:table>
      <text:p text:style-name="P93"/>
      <text:h text:style-name="P109" text:outline-level="4"><text:bookmark-start text:name="__RefHeading__5949_1110828432"/><text:span text:style-name="T19">5.4.8</text:span>.<text:span text:style-name="T131">2</text:span>-<text:span text:style-name="T147">lcdmsg.asm</text:span><text:bookmark-end text:name="__RefHeading__5949_1110828432"/></text:h>
      <text:p text:style-name="P95"/>
      <text:p text:style-name="P95"/>
      <table:table table:name="Tableau36" table:style-name="Tableau36">
        <table:table-column table:style-name="Tableau36.A"/>
        <table:table-column table:style-name="Tableau36.B"/>
        <table:table-row table:style-name="Tableau36.1">
          <table:table-cell table:style-name="Tableau36.A1" office:value-type="string">
            <text:p text:style-name="P184">Fonctions</text:p>
          </table:table-cell>
          <table:table-cell table:style-name="Tableau36.B1" office:value-type="string">
            <text:p text:style-name="P184">Message de boot ligne 1 du LCD</text:p>
          </table:table-cell>
        </table:table-row>
        <table:table-row table:style-name="Tableau36.1">
          <table:table-cell table:style-name="Tableau36.A1" office:value-type="string">
            <text:p text:style-name="P184">Nom</text:p>
          </table:table-cell>
          <table:table-cell table:style-name="Tableau36.B1" office:value-type="string">
            <text:p text:style-name="P184"><text:span text:style-name="T83">c_</text:span>bootmsgL1 </text:p>
          </table:table-cell>
        </table:table-row>
        <table:table-row table:style-name="Tableau36.1">
          <table:table-cell table:style-name="Tableau36.A1" office:value-type="string">
            <text:p text:style-name="P184">Paramètres entrée</text:p>
          </table:table-cell>
          <table:table-cell table:style-name="Tableau36.B1" office:value-type="string">
            <text:p text:style-name="P184">v_charpos : position du caractère à retourner</text:p>
          </table:table-cell>
        </table:table-row>
        <table:table-row table:style-name="Tableau36.1">
          <table:table-cell table:style-name="Tableau36.A1" office:value-type="string">
            <text:p text:style-name="P184">Paramètres sorties</text:p>
          </table:table-cell>
          <table:table-cell table:style-name="Tableau36.B1" office:value-type="string">
            <text:p text:style-name="P184">W (1 byte) : contient le caractère ou 0x00 si pas de caractère</text:p>
          </table:table-cell>
        </table:table-row>
        <table:table-row table:style-name="Tableau36.1">
          <table:table-cell table:style-name="Tableau36.A1" office:value-type="string">
            <text:p text:style-name="P184">Traitements</text:p>
          </table:table-cell>
          <table:table-cell table:style-name="Tableau36.B1" office:value-type="string">
            <text:p text:style-name="P87">Zone mémoire dédiée au stockage du message de boot (ligne 1 du LCD) contenant la chaîne suivante : </text:p>
            <text:p text:style-name="P97"><text:soft-page-break/>« SWR-POWER meter »</text:p>
            <text:p text:style-name="P87"/>
            <text:list xml:id="list3594427385852965949" text:style-name="WWNum6">
              <text:list-item>
                <text:p text:style-name="P213">Additionner le pointeur de programme avec v_charpos</text:p>
              </text:list-item>
              <text:list-item>
                <text:p text:style-name="P213">Retourner le caractère contenu en mémoire à cette position dans W</text:p>
              </text:list-item>
              <text:list-item>
                <text:p text:style-name="P213">Fin de chaîne = retourner 0x00 dans W</text:p>
              </text:list-item>
            </text:list>
          </table:table-cell>
        </table:table-row>
        <table:table-row table:style-name="Tableau36.6">
          <table:table-cell table:style-name="Tableau36.A6" table:number-columns-spanned="2" office:value-type="string">
            <text:p text:style-name="P87"/>
          </table:table-cell>
          <table:covered-table-cell/>
        </table:table-row>
        <table:table-row table:style-name="Tableau36.1">
          <table:table-cell table:style-name="Tableau36.B1" office:value-type="string">
            <text:p text:style-name="P184">Fonctions</text:p>
          </table:table-cell>
          <table:table-cell table:style-name="Tableau36.B1" office:value-type="string">
            <text:p text:style-name="P87">Message de boot ligne 2 du LCD</text:p>
          </table:table-cell>
        </table:table-row>
        <table:table-row table:style-name="Tableau36.1">
          <table:table-cell table:style-name="Tableau36.B1" office:value-type="string">
            <text:p text:style-name="P184">Nom</text:p>
          </table:table-cell>
          <table:table-cell table:style-name="Tableau36.B1" office:value-type="string">
            <text:p text:style-name="P87"><text:span text:style-name="T83">c_</text:span>bootmsgL2 </text:p>
          </table:table-cell>
        </table:table-row>
        <table:table-row table:style-name="Tableau36.1">
          <table:table-cell table:style-name="Tableau36.B1" office:value-type="string">
            <text:p text:style-name="P184">Paramètres entrée</text:p>
          </table:table-cell>
          <table:table-cell table:style-name="Tableau36.B1" office:value-type="string">
            <text:p text:style-name="P87">v_charpos : position du caractère à retourner</text:p>
          </table:table-cell>
        </table:table-row>
        <table:table-row table:style-name="Tableau36.1">
          <table:table-cell table:style-name="Tableau36.B1" office:value-type="string">
            <text:p text:style-name="P184">Paramètres sorties</text:p>
          </table:table-cell>
          <table:table-cell table:style-name="Tableau36.B1" office:value-type="string">
            <text:p text:style-name="P87">W (1 byte) : contient le caractère ou 0x00 si pas de caractère</text:p>
          </table:table-cell>
        </table:table-row>
        <table:table-row table:style-name="Tableau36.1">
          <table:table-cell table:style-name="Tableau36.B1" office:value-type="string">
            <text:p text:style-name="P184">Traitements</text:p>
          </table:table-cell>
          <table:table-cell table:style-name="Tableau36.B1" office:value-type="string">
            <text:p text:style-name="P87">Zone mémoire dédiée au stockage du message de boot (ligne 2 du LCD) contenant la chaîne suivante : </text:p>
            <text:p text:style-name="P87">« F8KGL »</text:p>
            <text:p text:style-name="P87"/>
            <text:list xml:id="list73644471155878" text:continue-numbering="true" text:style-name="WWNum6">
              <text:list-item>
                <text:p text:style-name="P214">Additionner le pointeur de programme avec v_charpos</text:p>
              </text:list-item>
              <text:list-item>
                <text:p text:style-name="P214">Retourner le caractère contenu en mémoire à cette position dans W</text:p>
              </text:list-item>
              <text:list-item>
                <text:p text:style-name="P214">Fin de chaîne = retourner 0x00 dans W</text:p>
              </text:list-item>
            </text:list>
          </table:table-cell>
        </table:table-row>
        <table:table-row table:style-name="Tableau36.6">
          <table:table-cell table:style-name="Tableau36.A6" table:number-columns-spanned="2" office:value-type="string">
            <text:p text:style-name="P87"/>
            <text:p text:style-name="P86"/>
            <text:p text:style-name="P87"/>
            <table:table table:name="Tableau48" table:style-name="Tableau48">
              <table:table-column table:style-name="Tableau48.A"/>
              <table:table-column table:style-name="Tableau48.B"/>
              <table:table-row>
                <table:table-cell table:style-name="Tableau48.A1" office:value-type="string">
                  <text:p text:style-name="P184">Fonctions</text:p>
                </table:table-cell>
                <table:table-cell table:style-name="Tableau48.B1" office:value-type="string">
                  <text:p text:style-name="P184">Message d<text:span text:style-name="T148">u</text:span> <text:span text:style-name="T148">mode test</text:span> L1 du LCD</text:p>
                  <text:p text:style-name="P65">#Le code ci-dessous est assemblé uniquement dans le firmware de test</text:p>
                </table:table-cell>
              </table:table-row>
              <table:table-row>
                <table:table-cell table:style-name="Tableau48.A2" office:value-type="string">
                  <text:p text:style-name="P184">Nom</text:p>
                </table:table-cell>
                <table:table-cell table:style-name="Tableau48.B2" office:value-type="string">
                  <text:p text:style-name="P184"><text:span text:style-name="T83">c_test</text:span>msgL1 </text:p>
                </table:table-cell>
              </table:table-row>
              <table:table-row>
                <table:table-cell table:style-name="Tableau48.A2" office:value-type="string">
                  <text:p text:style-name="P184">Paramètres entrée</text:p>
                </table:table-cell>
                <table:table-cell table:style-name="Tableau48.B2" office:value-type="string">
                  <text:p text:style-name="P184">v_charpos : position du caractère à retourner</text:p>
                </table:table-cell>
              </table:table-row>
              <table:table-row>
                <table:table-cell table:style-name="Tableau48.A2" office:value-type="string">
                  <text:p text:style-name="P184">Paramètres sorties</text:p>
                </table:table-cell>
                <table:table-cell table:style-name="Tableau48.B2" office:value-type="string">
                  <text:p text:style-name="P184">W (1 byte) : contient le caractère ou 0x00 si pas de caractère</text:p>
                </table:table-cell>
              </table:table-row>
              <table:table-row>
                <table:table-cell table:style-name="Tableau48.A2" office:value-type="string">
                  <text:p text:style-name="P184">Traitements</text:p>
                </table:table-cell>
                <table:table-cell table:style-name="Tableau48.B2" office:value-type="string">
                  <text:p text:style-name="P87">Zone mémoire dédiée au stockage du message d<text:span text:style-name="T148">u mode test</text:span> (ligne 1 du LCD) contenant la chaîne suivante : </text:p>
                  <text:p text:style-name="P97">« <text:span text:style-name="T149">FWD</text:span> » <text:span text:style-name="T29">avec un espace à la fin</text:span></text:p>
                  <text:p text:style-name="P87"/>
                  <text:list xml:id="list73643480405328" text:continue-numbering="true" text:style-name="WWNum6">
                    <text:list-item>
                      <text:p text:style-name="P213">Additionner le pointeur de programme avec v_charpos</text:p>
                    </text:list-item>
                    <text:list-item>
                      <text:p text:style-name="P213">Retourner le caractère contenu en mémoire à cette position dans W</text:p>
                    </text:list-item>
                    <text:list-item>
                      <text:p text:style-name="P213">Fin de chaîne = retourner 0x00 dans W</text:p>
                    </text:list-item>
                  </text:list>
                </table:table-cell>
              </table:table-row>
            </table:table>
            <text:p text:style-name="P87"/>
            <text:p text:style-name="P87"/>
          </table:table-cell>
          <table:covered-table-cell/>
        </table:table-row>
        <table:table-row table:style-name="Tableau36.1">
          <table:table-cell table:style-name="Tableau36.B1" office:value-type="string">
            <text:p text:style-name="P184">Fonctions</text:p>
          </table:table-cell>
          <table:table-cell table:style-name="Tableau36.B1" office:value-type="string">
            <text:p text:style-name="P87">Message d<text:span text:style-name="T150">u mode test L</text:span>2 du LCD</text:p>
            <text:p text:style-name="P65">#Le code ci-dessous est assemblé uniquement dans le firmware de test</text:p>
          </table:table-cell>
        </table:table-row>
        <table:table-row table:style-name="Tableau36.1">
          <table:table-cell table:style-name="Tableau36.B1" office:value-type="string">
            <text:p text:style-name="P184">Nom</text:p>
          </table:table-cell>
          <table:table-cell table:style-name="Tableau36.B1" office:value-type="string">
            <text:p text:style-name="P87"><text:span text:style-name="T83">c_test</text:span>msgL2 </text:p>
          </table:table-cell>
        </table:table-row>
        <table:table-row table:style-name="Tableau36.1">
          <table:table-cell table:style-name="Tableau36.B1" office:value-type="string">
            <text:p text:style-name="P184">Paramètres entrée</text:p>
          </table:table-cell>
          <table:table-cell table:style-name="Tableau36.B1" office:value-type="string">
            <text:p text:style-name="P87">v_charpos : position du caractère à retourner</text:p>
          </table:table-cell>
        </table:table-row>
        <table:table-row table:style-name="Tableau36.1">
          <table:table-cell table:style-name="Tableau36.B1" office:value-type="string">
            <text:p text:style-name="P184">Paramètres sorties</text:p>
          </table:table-cell>
          <table:table-cell table:style-name="Tableau36.B1" office:value-type="string">
            <text:p text:style-name="P87">W (1 byte) : contient le caractère ou 0x00 si pas de caractère</text:p>
          </table:table-cell>
        </table:table-row>
        <table:table-row table:style-name="Tableau36.1">
          <table:table-cell table:style-name="Tableau36.B1" office:value-type="string">
            <text:p text:style-name="P184">Traitements</text:p>
          </table:table-cell>
          <table:table-cell table:style-name="Tableau36.B1" office:value-type="string">
            <text:p text:style-name="P87">Zone mémoire dédiée au stockage du message de boot (ligne 2 du LCD) contenant la chaîne suivante : </text:p>
            <text:p text:style-name="P97"><text:soft-page-break/>« <text:span text:style-name="T47">REF</text:span> » <text:span text:style-name="T29">avec un espace à la fin</text:span></text:p>
            <text:p text:style-name="P87"/>
            <text:list xml:id="list73643544867189" text:continue-numbering="true" text:style-name="WWNum6">
              <text:list-item>
                <text:p text:style-name="P214">Additionner le pointeur de programme avec v_charpos</text:p>
              </text:list-item>
              <text:list-item>
                <text:p text:style-name="P214">Retourner le caractère contenu en mémoire à cette position dans W</text:p>
              </text:list-item>
              <text:list-item>
                <text:p text:style-name="P214">Fin de chaîne = retourner 0x00 dans W</text:p>
              </text:list-item>
            </text:list>
            <text:p text:style-name="P87"/>
            <text:p text:style-name="P87"/>
          </table:table-cell>
        </table:table-row>
      </table:table>
      <text:p text:style-name="P95"/>
      <text:p text:style-name="P95"/>
      <text:p text:style-name="P95"/>
      <text:p text:style-name="P95"/>
      <text:p text:style-name="P87"/>
      <text:h text:style-name="P231" text:outline-level="2"><text:bookmark-start text:name="__RefHeading__4760_144346426"/><text:span text:style-name="T19">5.5</text:span>-<text:span text:style-name="T151">Plan mémoire</text:span><text:bookmark-end text:name="__RefHeading__4760_144346426"/></text:h>
      <text:p text:style-name="P15"/>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179">section</text:p>
          </table:table-cell>
          <table:table-cell table:style-name="Tableau41.A1" office:value-type="string">
            <text:p text:style-name="P179">Adresse de début – adresse de fin</text:p>
          </table:table-cell>
          <table:table-cell table:style-name="Tableau41.A1" office:value-type="string">
            <text:p text:style-name="P179">Taille <text:span text:style-name="T152">(octets)</text:span></text:p>
          </table:table-cell>
          <table:table-cell table:style-name="Tableau41.D1" office:value-type="string">
            <text:p text:style-name="P179">Plan mémoire</text:p>
          </table:table-cell>
        </table:table-row>
        <table:table-row>
          <table:table-cell table:style-name="Tableau41.A2" office:value-type="string">
            <text:p text:style-name="P184">.<text:span text:style-name="T153">code</text:span></text:p>
          </table:table-cell>
          <table:table-cell table:style-name="Tableau41.A2" office:value-type="string">
            <text:p text:style-name="P179">0x0000-<text:span text:style-name="T152">0x1FFF</text:span></text:p>
          </table:table-cell>
          <table:table-cell table:style-name="Tableau41.A2" office:value-type="string">
            <text:p text:style-name="P180">8K</text:p>
          </table:table-cell>
          <table:table-cell table:style-name="Tableau41.D2" office:value-type="string">
            <text:p text:style-name="P180">0x0000-0x<text:span text:style-name="T154">13</text:span>FF : programme <text:span text:style-name="T154">+ </text:span>table de calibration</text:p>
          </table:table-cell>
        </table:table-row>
        <table:table-row>
          <table:table-cell table:style-name="Tableau41.A2" office:value-type="string">
            <text:p text:style-name="P181">.s_<text:span text:style-name="T155">eep</text:span></text:p>
          </table:table-cell>
          <table:table-cell table:style-name="Tableau41.A2" office:value-type="string">
            <text:p text:style-name="P180">0x<text:span text:style-name="T52">f00000</text:span>-<text:span text:style-name="T52">0xF000</text:span>FF</text:p>
          </table:table-cell>
          <table:table-cell table:style-name="Tableau41.A2" office:value-type="string">
            <text:p text:style-name="P180">256</text:p>
          </table:table-cell>
          <table:table-cell table:style-name="Tableau41.D2" office:value-type="string">
            <text:p text:style-name="P182">0x2100-0x2103 : version</text:p>
            <text:p text:style-name="P182">0x2104-<text:span text:style-name="T54">0xAAAA </text:span><text:span text:style-name="T29">: </text:span><text:span text:style-name="T54">offset calibration</text:span></text:p>
          </table:table-cell>
        </table:table-row>
        <table:table-row>
          <table:table-cell table:style-name="Tableau41.A2" office:value-type="string">
            <text:p text:style-name="P184">.<text:span text:style-name="T156">data</text:span></text:p>
          </table:table-cell>
          <table:table-cell table:style-name="Tableau41.A2" office:value-type="string">
            <text:p text:style-name="P182">0x<text:span text:style-name="T157">8</text:span>0-0x<text:span text:style-name="T157">FF</text:span> (bank 0)</text:p>
            <text:p text:style-name="P182"/>
          </table:table-cell>
          <table:table-cell table:style-name="Tableau41.A2" office:value-type="string">
            <text:p text:style-name="P183">127</text:p>
          </table:table-cell>
          <table:table-cell table:style-name="Tableau41.D2" office:value-type="string">
            <text:p text:style-name="P182">0x<text:span text:style-name="T157">80</text:span>-0x<text:span text:style-name="T157">F</text:span>F : variables</text:p>
          </table:table-cell>
        </table:table-row>
      </table:table>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20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20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20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20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20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20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20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20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20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20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19-06-28T07:36:41.850583731</dc:date>
    <meta:editing-duration>PT5M30S</meta:editing-duration>
    <meta:editing-cycles>2</meta:editing-cycles>
    <meta:generator>LibreOffice/5.2.7.2$Linux_X86_64 LibreOffice_project/20m0$Build-2</meta:generator>
    <meta:document-statistic meta:table-count="48" meta:image-count="0" meta:object-count="1" meta:page-count="26" meta:paragraph-count="994" meta:word-count="4532" meta:character-count="27670" meta:non-whitespace-character-count="24074"/>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